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81d41a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voutput.org" table:style-name="ta1">
        <table:shapes>
          <draw:frame draw:z-index="0" draw:style-name="gr1" draw:text-style-name="P1" svg:width="94.56mm" svg:height="47.33mm" svg:x="0mm" svg:y="10.04mm">
            <draw:object draw:notify-on-update-of-ranges="'pvoutput.org'.C1:'pvoutput.org'.C1 'pvoutput.org'.C2:'pvoutput.org'.C13 'pvoutput.org'.F1:'pvoutput.org'.F1 'pvoutput.org'.F2:'pvoutput.org'.F13 'pvoutput.org'.E1:'pvoutput.org'.E1 'pvoutput.org'.E2:'pvoutput.org'.E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8.93mm" svg:height="48.66mm" svg:x="0mm" svg:y="68.48mm">
            <draw:object draw:notify-on-update-of-ranges="'pvoutput.org'.C14:'pvoutput.org'.C14 'pvoutput.org'.C15:'pvoutput.org'.C26 'pvoutput.org'.E14:'pvoutput.org'.E14 'pvoutput.org'.E15:'pvoutput.org'.E26 'pvoutput.org'.F14:'pvoutput.org'.F14 'pvoutput.org'.F15:'pvoutput.org'.F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8.65mm" svg:height="48.24mm" svg:x="0mm" svg:y="126.54mm">
            <draw:object draw:notify-on-update-of-ranges="'pvoutput.org'.C27:'pvoutput.org'.C27 'pvoutput.org'.C28:'pvoutput.org'.C39 'pvoutput.org'.E27:'pvoutput.org'.E27 'pvoutput.org'.E28:'pvoutput.org'.E39 'pvoutput.org'.F27:'pvoutput.org'.F27 'pvoutput.org'.F28:'pvoutput.org'.F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99.47mm" svg:height="47.71mm" svg:x="0mm" svg:y="185.51mm">
            <draw:object draw:notify-on-update-of-ranges="'pvoutput.org'.C40:'pvoutput.org'.C40 'pvoutput.org'.C41:'pvoutput.org'.C52 'pvoutput.org'.E40:'pvoutput.org'.E40 'pvoutput.org'.E41:'pvoutput.org'.E52 'pvoutput.org'.F40:'pvoutput.org'.F40 'pvoutput.org'.F41:'pvoutput.org'.F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98.57mm" svg:height="48.23mm" svg:x="0.9mm" svg:y="244.21mm">
            <draw:object draw:notify-on-update-of-ranges="'pvoutput.org'.C53:'pvoutput.org'.C53 'pvoutput.org'.C54:'pvoutput.org'.C65 'pvoutput.org'.E53:'pvoutput.org'.E53 'pvoutput.org'.E54:'pvoutput.org'.E65 'pvoutput.org'.F53:'pvoutput.org'.F53 'pvoutput.org'.F54:'pvoutput.org'.F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98.03mm" svg:height="48.5mm" svg:x="0mm" svg:y="303.45mm">
            <draw:object draw:notify-on-update-of-ranges="'pvoutput.org'.C66:'pvoutput.org'.C66 'pvoutput.org'.C67:'pvoutput.org'.C78 'pvoutput.org'.E66:'pvoutput.org'.E66 'pvoutput.org'.E67:'pvoutput.org'.E78 'pvoutput.org'.F66:'pvoutput.org'.F66 'pvoutput.org'.F67:'pvoutput.org'.F7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98.3mm" svg:height="47.45mm" svg:x="0.9mm" svg:y="362.41mm">
            <draw:object draw:notify-on-update-of-ranges="'pvoutput.org'.C79:'pvoutput.org'.C79 'pvoutput.org'.C80:'pvoutput.org'.C91 'pvoutput.org'.E79:'pvoutput.org'.E79 'pvoutput.org'.E80:'pvoutput.org'.E91 'pvoutput.org'.F79:'pvoutput.org'.F79 'pvoutput.org'.F80:'pvoutput.org'.F9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98.38mm" svg:height="47.71mm" svg:x="0mm" svg:y="421.11mm">
            <draw:object draw:notify-on-update-of-ranges="'pvoutput.org'.C92:'pvoutput.org'.C92 'pvoutput.org'.C93:'pvoutput.org'.C104 'pvoutput.org'.E92:'pvoutput.org'.E92 'pvoutput.org'.E93:'pvoutput.org'.E104 'pvoutput.org'.F92:'pvoutput.org'.F92 'pvoutput.org'.F93:'pvoutput.org'.F10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98.3mm" svg:height="48.24mm" svg:x="0.35mm" svg:y="479.55mm">
            <draw:object draw:notify-on-update-of-ranges="'pvoutput.org'.C105:'pvoutput.org'.C105 'pvoutput.org'.C106:'pvoutput.org'.C117 'pvoutput.org'.E105:'pvoutput.org'.E105 'pvoutput.org'.E106:'pvoutput.org'.E117 'pvoutput.org'.F105:'pvoutput.org'.F105 'pvoutput.org'.F106:'pvoutput.org'.F1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number-columns-repeated="2" table:default-cell-style-name="ce9"/>
        <table:table-column table:style-name="co6" table:number-columns-repeated="2" table:default-cell-style-name="ce9"/>
        <table:table-column table:style-name="co2" table:number-columns-repeated="2" table:default-cell-style-name="ce9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/>
          <table:table-cell table:style-name="ce8" office:value-type="string" calcext:value-type="string">
            <text:p>real_sum</text:p>
          </table:table-cell>
          <table:table-cell table:style-name="ce8" office:value-type="string" calcext:value-type="string">
            <text:p>pvgis sum</text:p>
          </table:table-cell>
          <table:table-cell table:style-name="ce8" office:value-type="string" calcext:value-type="string">
            <text:p>PVMAPS sum</text:p>
          </table:table-cell>
          <table:table-cell table:style-name="ce8"/>
          <table:table-cell table:style-name="ce8" office:value-type="string" calcext:value-type="string">
            <text:p>Pvgis diff</text:p>
          </table:table-cell>
          <table:table-cell table:style-name="ce8" office:value-type="string" calcext:value-type="string">
            <text:p>PVMAPS diff</text:p>
          </table:table-cell>
        </table:table-row>
        <table:table-row table:style-name="ro1">
          <table:table-cell office:value-type="string" calcext:value-type="string">
            <text:p>https://pvoutput.org/summary.jsp?id=81195&amp;sid=719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.00</text:p>
          </table:table-cell>
          <table:table-cell office:value-type="float" office:value="0" calcext:value-type="float">
            <text:p>0.00</text:p>
          </table:table-cell>
          <table:table-cell office:value-type="float" office:value="15.33" calcext:value-type="float">
            <text:p>15.33</text:p>
          </table:table-cell>
          <table:table-cell office:value-type="float" office:value="45.6804899431517" calcext:value-type="float">
            <text:p>45.68</text:p>
          </table:table-cell>
          <table:table-cell/>
          <table:table-cell table:formula="of:=[.C2]" office:value-type="float" office:value="29" calcext:value-type="float">
            <text:p>29.00</text:p>
          </table:table-cell>
          <table:table-cell table:formula="of:=[.E2]" office:value-type="float" office:value="15.33" calcext:value-type="float">
            <text:p>15.33</text:p>
          </table:table-cell>
          <table:table-cell table:formula="of:=[.F2]" office:value-type="float" office:value="45.6804899431517" calcext:value-type="float">
            <text:p>45.68</text:p>
          </table:table-cell>
          <table:table-cell/>
          <table:table-cell table:formula="of:=ABS([.$H2]-[.I2])" office:value-type="float" office:value="13.67" calcext:value-type="float">
            <text:p>13.67</text:p>
          </table:table-cell>
          <table:table-cell table:formula="of:=ABS([.$H2]-[.J2])" office:value-type="float" office:value="16.6804899431517" calcext:value-type="float">
            <text:p>16.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.00</text:p>
          </table:table-cell>
          <table:table-cell office:value-type="float" office:value="0" calcext:value-type="float">
            <text:p>0.00</text:p>
          </table:table-cell>
          <table:table-cell office:value-type="float" office:value="31.73" calcext:value-type="float">
            <text:p>31.73</text:p>
          </table:table-cell>
          <table:table-cell office:value-type="float" office:value="67.1674227084479" calcext:value-type="float">
            <text:p>67.17</text:p>
          </table:table-cell>
          <table:table-cell/>
          <table:table-cell table:formula="of:=[.C3]+[.H2]" office:value-type="float" office:value="80" calcext:value-type="float">
            <text:p>80.00</text:p>
          </table:table-cell>
          <table:table-cell table:formula="of:=[.I2]+[.E3]" office:value-type="float" office:value="47.06" calcext:value-type="float">
            <text:p>47.06</text:p>
          </table:table-cell>
          <table:table-cell table:formula="of:=[.J2]+[.F3]" office:value-type="float" office:value="112.8479126516" calcext:value-type="float">
            <text:p>112.85</text:p>
          </table:table-cell>
          <table:table-cell/>
          <table:table-cell table:formula="of:=ABS([.$H3]-[.I3])" office:value-type="float" office:value="32.94" calcext:value-type="float">
            <text:p>32.94</text:p>
          </table:table-cell>
          <table:table-cell table:formula="of:=ABS([.$H3]-[.J3])" office:value-type="float" office:value="32.8479126515996" calcext:value-type="float">
            <text:p>32.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.00</text:p>
          </table:table-cell>
          <table:table-cell office:value-type="float" office:value="0" calcext:value-type="float">
            <text:p>0.00</text:p>
          </table:table-cell>
          <table:table-cell office:value-type="float" office:value="94.77" calcext:value-type="float">
            <text:p>94.77</text:p>
          </table:table-cell>
          <table:table-cell office:value-type="float" office:value="124.057449253692" calcext:value-type="float">
            <text:p>124.06</text:p>
          </table:table-cell>
          <table:table-cell/>
          <table:table-cell table:formula="of:=[.C4]+[.H3]" office:value-type="float" office:value="204" calcext:value-type="float">
            <text:p>204.00</text:p>
          </table:table-cell>
          <table:table-cell table:formula="of:=[.I3]+[.E4]" office:value-type="float" office:value="141.83" calcext:value-type="float">
            <text:p>141.83</text:p>
          </table:table-cell>
          <table:table-cell table:formula="of:=[.J3]+[.F4]" office:value-type="float" office:value="236.905361905292" calcext:value-type="float">
            <text:p>236.91</text:p>
          </table:table-cell>
          <table:table-cell/>
          <table:table-cell table:formula="of:=ABS([.$H4]-[.I4])" office:value-type="float" office:value="62.17" calcext:value-type="float">
            <text:p>62.17</text:p>
          </table:table-cell>
          <table:table-cell table:formula="of:=ABS([.$H4]-[.J4])" office:value-type="float" office:value="32.9053619052916" calcext:value-type="float">
            <text:p>32.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.00</text:p>
          </table:table-cell>
          <table:table-cell office:value-type="float" office:value="0" calcext:value-type="float">
            <text:p>0.00</text:p>
          </table:table-cell>
          <table:table-cell office:value-type="float" office:value="152.19" calcext:value-type="float">
            <text:p>152.19</text:p>
          </table:table-cell>
          <table:table-cell office:value-type="float" office:value="182.192319848398" calcext:value-type="float">
            <text:p>182.19</text:p>
          </table:table-cell>
          <table:table-cell/>
          <table:table-cell table:formula="of:=[.C5]+[.H4]" office:value-type="float" office:value="381" calcext:value-type="float">
            <text:p>381.00</text:p>
          </table:table-cell>
          <table:table-cell table:formula="of:=[.I4]+[.E5]" office:value-type="float" office:value="294.02" calcext:value-type="float">
            <text:p>294.02</text:p>
          </table:table-cell>
          <table:table-cell table:formula="of:=[.J4]+[.F5]" office:value-type="float" office:value="419.09768175369" calcext:value-type="float">
            <text:p>419.10</text:p>
          </table:table-cell>
          <table:table-cell/>
          <table:table-cell table:formula="of:=ABS([.$H5]-[.I5])" office:value-type="float" office:value="86.98" calcext:value-type="float">
            <text:p>86.98</text:p>
          </table:table-cell>
          <table:table-cell table:formula="of:=ABS([.$H5]-[.J5])" office:value-type="float" office:value="38.0976817536896" calcext:value-type="float">
            <text:p>38.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.00</text:p>
          </table:table-cell>
          <table:table-cell office:value-type="float" office:value="0" calcext:value-type="float">
            <text:p>0.00</text:p>
          </table:table-cell>
          <table:table-cell office:value-type="float" office:value="173.3" calcext:value-type="float">
            <text:p>173.30</text:p>
          </table:table-cell>
          <table:table-cell office:value-type="float" office:value="197.345656617218" calcext:value-type="float">
            <text:p>197.35</text:p>
          </table:table-cell>
          <table:table-cell/>
          <table:table-cell table:formula="of:=[.C6]+[.H5]" office:value-type="float" office:value="599" calcext:value-type="float">
            <text:p>599.00</text:p>
          </table:table-cell>
          <table:table-cell table:formula="of:=[.I5]+[.E6]" office:value-type="float" office:value="467.32" calcext:value-type="float">
            <text:p>467.32</text:p>
          </table:table-cell>
          <table:table-cell table:formula="of:=[.J5]+[.F6]" office:value-type="float" office:value="616.443338370908" calcext:value-type="float">
            <text:p>616.44</text:p>
          </table:table-cell>
          <table:table-cell/>
          <table:table-cell table:formula="of:=ABS([.$H6]-[.I6])" office:value-type="float" office:value="131.68" calcext:value-type="float">
            <text:p>131.68</text:p>
          </table:table-cell>
          <table:table-cell table:formula="of:=ABS([.$H6]-[.J6])" office:value-type="float" office:value="17.4433383709076" calcext:value-type="float">
            <text:p>17.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.00</text:p>
          </table:table-cell>
          <table:table-cell office:value-type="float" office:value="0" calcext:value-type="float">
            <text:p>0.00</text:p>
          </table:table-cell>
          <table:table-cell office:value-type="float" office:value="188.53" calcext:value-type="float">
            <text:p>188.53</text:p>
          </table:table-cell>
          <table:table-cell office:value-type="float" office:value="215.588190690265" calcext:value-type="float">
            <text:p>215.59</text:p>
          </table:table-cell>
          <table:table-cell/>
          <table:table-cell table:formula="of:=[.C7]+[.H6]" office:value-type="float" office:value="742" calcext:value-type="float">
            <text:p>742.00</text:p>
          </table:table-cell>
          <table:table-cell table:formula="of:=[.I6]+[.E7]" office:value-type="float" office:value="655.85" calcext:value-type="float">
            <text:p>655.85</text:p>
          </table:table-cell>
          <table:table-cell table:formula="of:=[.J6]+[.F7]" office:value-type="float" office:value="832.031529061173" calcext:value-type="float">
            <text:p>832.03</text:p>
          </table:table-cell>
          <table:table-cell/>
          <table:table-cell table:formula="of:=ABS([.$H7]-[.I7])" office:value-type="float" office:value="86.15" calcext:value-type="float">
            <text:p>86.15</text:p>
          </table:table-cell>
          <table:table-cell table:formula="of:=ABS([.$H7]-[.J7])" office:value-type="float" office:value="90.0315290611726" calcext:value-type="float">
            <text:p>90.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.00</text:p>
          </table:table-cell>
          <table:table-cell office:value-type="float" office:value="0" calcext:value-type="float">
            <text:p>0.00</text:p>
          </table:table-cell>
          <table:table-cell office:value-type="float" office:value="171.9" calcext:value-type="float">
            <text:p>171.90</text:p>
          </table:table-cell>
          <table:table-cell office:value-type="float" office:value="196.952589642654" calcext:value-type="float">
            <text:p>196.95</text:p>
          </table:table-cell>
          <table:table-cell/>
          <table:table-cell table:formula="of:=[.C8]+[.H7]" office:value-type="float" office:value="924" calcext:value-type="float">
            <text:p>924.00</text:p>
          </table:table-cell>
          <table:table-cell table:formula="of:=[.I7]+[.E8]" office:value-type="float" office:value="827.75" calcext:value-type="float">
            <text:p>827.75</text:p>
          </table:table-cell>
          <table:table-cell table:formula="of:=[.J7]+[.F8]" office:value-type="float" office:value="1028.98411870383" calcext:value-type="float">
            <text:p>1028.98</text:p>
          </table:table-cell>
          <table:table-cell/>
          <table:table-cell table:formula="of:=ABS([.$H8]-[.I8])" office:value-type="float" office:value="96.25" calcext:value-type="float">
            <text:p>96.25</text:p>
          </table:table-cell>
          <table:table-cell table:formula="of:=ABS([.$H8]-[.J8])" office:value-type="float" office:value="104.984118703827" calcext:value-type="float">
            <text:p>104.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.00</text:p>
          </table:table-cell>
          <table:table-cell office:value-type="float" office:value="0" calcext:value-type="float">
            <text:p>0.00</text:p>
          </table:table-cell>
          <table:table-cell office:value-type="float" office:value="155.66" calcext:value-type="float">
            <text:p>155.66</text:p>
          </table:table-cell>
          <table:table-cell office:value-type="float" office:value="183.498127806548" calcext:value-type="float">
            <text:p>183.50</text:p>
          </table:table-cell>
          <table:table-cell/>
          <table:table-cell table:formula="of:=[.C9]+[.H8]" office:value-type="float" office:value="1075" calcext:value-type="float">
            <text:p>1075.00</text:p>
          </table:table-cell>
          <table:table-cell table:formula="of:=[.I8]+[.E9]" office:value-type="float" office:value="983.41" calcext:value-type="float">
            <text:p>983.41</text:p>
          </table:table-cell>
          <table:table-cell table:formula="of:=[.J8]+[.F9]" office:value-type="float" office:value="1212.48224651037" calcext:value-type="float">
            <text:p>1212.48</text:p>
          </table:table-cell>
          <table:table-cell/>
          <table:table-cell table:formula="of:=ABS([.$H9]-[.I9])" office:value-type="float" office:value="91.59" calcext:value-type="float">
            <text:p>91.59</text:p>
          </table:table-cell>
          <table:table-cell table:formula="of:=ABS([.$H9]-[.J9])" office:value-type="float" office:value="137.482246510375" calcext:value-type="float">
            <text:p>137.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.00</text:p>
          </table:table-cell>
          <table:table-cell office:value-type="float" office:value="0" calcext:value-type="float">
            <text:p>0.00</text:p>
          </table:table-cell>
          <table:table-cell office:value-type="float" office:value="109.84" calcext:value-type="float">
            <text:p>109.84</text:p>
          </table:table-cell>
          <table:table-cell office:value-type="float" office:value="141.195607011739" calcext:value-type="float">
            <text:p>141.20</text:p>
          </table:table-cell>
          <table:table-cell/>
          <table:table-cell table:formula="of:=[.C10]+[.H9]" office:value-type="float" office:value="1168" calcext:value-type="float">
            <text:p>1168.00</text:p>
          </table:table-cell>
          <table:table-cell table:formula="of:=[.I9]+[.E10]" office:value-type="float" office:value="1093.25" calcext:value-type="float">
            <text:p>1093.25</text:p>
          </table:table-cell>
          <table:table-cell table:formula="of:=[.J9]+[.F10]" office:value-type="float" office:value="1353.67785352211" calcext:value-type="float">
            <text:p>1353.68</text:p>
          </table:table-cell>
          <table:table-cell/>
          <table:table-cell table:formula="of:=ABS([.$H10]-[.I10])" office:value-type="float" office:value="74.75" calcext:value-type="float">
            <text:p>74.75</text:p>
          </table:table-cell>
          <table:table-cell table:formula="of:=ABS([.$H10]-[.J10])" office:value-type="float" office:value="185.677853522114" calcext:value-type="float">
            <text:p>185.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.00</text:p>
          </table:table-cell>
          <table:table-cell office:value-type="float" office:value="0" calcext:value-type="float">
            <text:p>0.00</text:p>
          </table:table-cell>
          <table:table-cell office:value-type="float" office:value="55.87" calcext:value-type="float">
            <text:p>55.87</text:p>
          </table:table-cell>
          <table:table-cell office:value-type="float" office:value="86.5946981026423" calcext:value-type="float">
            <text:p>86.59</text:p>
          </table:table-cell>
          <table:table-cell/>
          <table:table-cell table:formula="of:=[.C11]+[.H10]" office:value-type="float" office:value="1228" calcext:value-type="float">
            <text:p>1228.00</text:p>
          </table:table-cell>
          <table:table-cell table:formula="of:=[.I10]+[.E11]" office:value-type="float" office:value="1149.12" calcext:value-type="float">
            <text:p>1149.12</text:p>
          </table:table-cell>
          <table:table-cell table:formula="of:=[.J10]+[.F11]" office:value-type="float" office:value="1440.27255162476" calcext:value-type="float">
            <text:p>1440.27</text:p>
          </table:table-cell>
          <table:table-cell/>
          <table:table-cell table:formula="of:=ABS([.$H11]-[.I11])" office:value-type="float" office:value="78.8800000000001" calcext:value-type="float">
            <text:p>78.88</text:p>
          </table:table-cell>
          <table:table-cell table:formula="of:=ABS([.$H11]-[.J11])" office:value-type="float" office:value="212.272551624756" calcext:value-type="float">
            <text:p>212.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.00</text:p>
          </table:table-cell>
          <table:table-cell office:value-type="float" office:value="0" calcext:value-type="float">
            <text:p>0.00</text:p>
          </table:table-cell>
          <table:table-cell office:value-type="float" office:value="18.25" calcext:value-type="float">
            <text:p>18.25</text:p>
          </table:table-cell>
          <table:table-cell office:value-type="float" office:value="51.0067691790606" calcext:value-type="float">
            <text:p>51.01</text:p>
          </table:table-cell>
          <table:table-cell/>
          <table:table-cell table:formula="of:=[.C12]+[.H11]" office:value-type="float" office:value="1256" calcext:value-type="float">
            <text:p>1256.00</text:p>
          </table:table-cell>
          <table:table-cell table:formula="of:=[.I11]+[.E12]" office:value-type="float" office:value="1167.37" calcext:value-type="float">
            <text:p>1167.37</text:p>
          </table:table-cell>
          <table:table-cell table:formula="of:=[.J11]+[.F12]" office:value-type="float" office:value="1491.27932080382" calcext:value-type="float">
            <text:p>1491.28</text:p>
          </table:table-cell>
          <table:table-cell/>
          <table:table-cell table:formula="of:=ABS([.$H12]-[.I12])" office:value-type="float" office:value="88.6300000000001" calcext:value-type="float">
            <text:p>88.63</text:p>
          </table:table-cell>
          <table:table-cell table:formula="of:=ABS([.$H12]-[.J12])" office:value-type="float" office:value="235.279320803816" calcext:value-type="float">
            <text:p>235.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float" office:value="12.19" calcext:value-type="float">
            <text:p>12.19</text:p>
          </table:table-cell>
          <table:table-cell office:value-type="float" office:value="36.3724833900912" calcext:value-type="float">
            <text:p>36.37</text:p>
          </table:table-cell>
          <table:table-cell/>
          <table:table-cell table:formula="of:=[.C13]+[.H12]" office:value-type="float" office:value="1277" calcext:value-type="float">
            <text:p>1277.00</text:p>
          </table:table-cell>
          <table:table-cell table:formula="of:=[.I12]+[.E13]" office:value-type="float" office:value="1179.56" calcext:value-type="float">
            <text:p>1179.56</text:p>
          </table:table-cell>
          <table:table-cell table:formula="of:=[.J12]+[.F13]" office:value-type="float" office:value="1527.65180419391" calcext:value-type="float">
            <text:p>1527.65</text:p>
          </table:table-cell>
          <table:table-cell/>
          <table:table-cell table:formula="of:=ABS([.$H13]-[.I13])" office:value-type="float" office:value="97.4400000000001" calcext:value-type="float">
            <text:p>97.44</text:p>
          </table:table-cell>
          <table:table-cell table:formula="of:=ABS([.$H13]-[.J13])" office:value-type="float" office:value="250.651804193908" calcext:value-type="float">
            <text:p>250.65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10" table:formula="of:=MAX([.L2:.L13])" office:value-type="float" office:value="131.68" calcext:value-type="float">
            <text:p>131.68</text:p>
          </table:table-cell>
          <table:table-cell table:style-name="ce8" table:formula="of:=MAX([.M2:.M13])" office:value-type="float" office:value="250.651804193908" calcext:value-type="float">
            <text:p>250.65</text:p>
          </table:table-cell>
        </table:table-row>
        <table:table-row table:style-name="ro1">
          <table:table-cell office:value-type="string" calcext:value-type="string">
            <text:p>https://pvoutput.org/summary.jsp?id=6717&amp;sid=53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.00</text:p>
          </table:table-cell>
          <table:table-cell office:value-type="float" office:value="5.56776436283002" calcext:value-type="float">
            <text:p>5.57</text:p>
          </table:table-cell>
          <table:table-cell office:value-type="float" office:value="65.37" calcext:value-type="float">
            <text:p>65.37</text:p>
          </table:table-cell>
          <table:table-cell office:value-type="float" office:value="81.6322436492223" calcext:value-type="float">
            <text:p>81.63</text:p>
          </table:table-cell>
          <table:table-cell/>
          <table:table-cell table:formula="of:=[.C15]" office:value-type="float" office:value="68" calcext:value-type="float">
            <text:p>68.00</text:p>
          </table:table-cell>
          <table:table-cell table:formula="of:=[.E15]" office:value-type="float" office:value="65.37" calcext:value-type="float">
            <text:p>65.37</text:p>
          </table:table-cell>
          <table:table-cell table:formula="of:=[.F15]" office:value-type="float" office:value="81.6322436492223" calcext:value-type="float">
            <text:p>81.63</text:p>
          </table:table-cell>
          <table:table-cell/>
          <table:table-cell table:formula="of:=ABS([.$H15]-[.I15])" office:value-type="float" office:value="2.63" calcext:value-type="float">
            <text:p>2.63</text:p>
          </table:table-cell>
          <table:table-cell table:formula="of:=ABS([.$H15]-[.J15])" office:value-type="float" office:value="13.6322436492223" calcext:value-type="float">
            <text:p>13.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.00</text:p>
          </table:table-cell>
          <table:table-cell office:value-type="float" office:value="25.3574446662119" calcext:value-type="float">
            <text:p>25.36</text:p>
          </table:table-cell>
          <table:table-cell office:value-type="float" office:value="116.23" calcext:value-type="float">
            <text:p>116.23</text:p>
          </table:table-cell>
          <table:table-cell office:value-type="float" office:value="137.34856218554" calcext:value-type="float">
            <text:p>137.35</text:p>
          </table:table-cell>
          <table:table-cell/>
          <table:table-cell table:formula="of:=[.C16]+[.H15]" office:value-type="float" office:value="210" calcext:value-type="float">
            <text:p>210.00</text:p>
          </table:table-cell>
          <table:table-cell table:formula="of:=[.I15]+[.E16]" office:value-type="float" office:value="181.6" calcext:value-type="float">
            <text:p>181.60</text:p>
          </table:table-cell>
          <table:table-cell table:formula="of:=[.J15]+[.F16]" office:value-type="float" office:value="218.980805834762" calcext:value-type="float">
            <text:p>218.98</text:p>
          </table:table-cell>
          <table:table-cell/>
          <table:table-cell table:formula="of:=ABS([.$H16]-[.I16])" office:value-type="float" office:value="28.4" calcext:value-type="float">
            <text:p>28.40</text:p>
          </table:table-cell>
          <table:table-cell table:formula="of:=ABS([.$H16]-[.J16])" office:value-type="float" office:value="8.98080583476229" calcext:value-type="float">
            <text:p>8.9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.00</text:p>
          </table:table-cell>
          <table:table-cell office:value-type="float" office:value="37.8989885529064" calcext:value-type="float">
            <text:p>37.90</text:p>
          </table:table-cell>
          <table:table-cell office:value-type="float" office:value="244.54" calcext:value-type="float">
            <text:p>244.54</text:p>
          </table:table-cell>
          <table:table-cell office:value-type="float" office:value="279.244907942592" calcext:value-type="float">
            <text:p>279.24</text:p>
          </table:table-cell>
          <table:table-cell/>
          <table:table-cell table:formula="of:=[.C17]+[.H16]" office:value-type="float" office:value="476" calcext:value-type="float">
            <text:p>476.00</text:p>
          </table:table-cell>
          <table:table-cell table:formula="of:=[.I16]+[.E17]" office:value-type="float" office:value="426.14" calcext:value-type="float">
            <text:p>426.14</text:p>
          </table:table-cell>
          <table:table-cell table:formula="of:=[.J16]+[.F17]" office:value-type="float" office:value="498.225713777354" calcext:value-type="float">
            <text:p>498.23</text:p>
          </table:table-cell>
          <table:table-cell/>
          <table:table-cell table:formula="of:=ABS([.$H17]-[.I17])" office:value-type="float" office:value="49.86" calcext:value-type="float">
            <text:p>49.86</text:p>
          </table:table-cell>
          <table:table-cell table:formula="of:=ABS([.$H17]-[.J17])" office:value-type="float" office:value="22.2257137773543" calcext:value-type="float">
            <text:p>22.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.00</text:p>
          </table:table-cell>
          <table:table-cell office:value-type="float" office:value="68.0881781221968" calcext:value-type="float">
            <text:p>68.09</text:p>
          </table:table-cell>
          <table:table-cell office:value-type="float" office:value="357.44" calcext:value-type="float">
            <text:p>357.44</text:p>
          </table:table-cell>
          <table:table-cell office:value-type="float" office:value="405.13484717179" calcext:value-type="float">
            <text:p>405.13</text:p>
          </table:table-cell>
          <table:table-cell/>
          <table:table-cell table:formula="of:=[.C18]+[.H17]" office:value-type="float" office:value="868" calcext:value-type="float">
            <text:p>868.00</text:p>
          </table:table-cell>
          <table:table-cell table:formula="of:=[.I17]+[.E18]" office:value-type="float" office:value="783.58" calcext:value-type="float">
            <text:p>783.58</text:p>
          </table:table-cell>
          <table:table-cell table:formula="of:=[.J17]+[.F18]" office:value-type="float" office:value="903.360560949144" calcext:value-type="float">
            <text:p>903.36</text:p>
          </table:table-cell>
          <table:table-cell/>
          <table:table-cell table:formula="of:=ABS([.$H18]-[.I18])" office:value-type="float" office:value="84.4200000000001" calcext:value-type="float">
            <text:p>84.42</text:p>
          </table:table-cell>
          <table:table-cell table:formula="of:=ABS([.$H18]-[.J18])" office:value-type="float" office:value="35.3605609491443" calcext:value-type="float">
            <text:p>35.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.00</text:p>
          </table:table-cell>
          <table:table-cell office:value-type="float" office:value="67.4709814167049" calcext:value-type="float">
            <text:p>67.47</text:p>
          </table:table-cell>
          <table:table-cell office:value-type="float" office:value="412.58" calcext:value-type="float">
            <text:p>412.58</text:p>
          </table:table-cell>
          <table:table-cell office:value-type="float" office:value="465.674752866247" calcext:value-type="float">
            <text:p>465.67</text:p>
          </table:table-cell>
          <table:table-cell/>
          <table:table-cell table:formula="of:=[.C19]+[.H18]" office:value-type="float" office:value="1424" calcext:value-type="float">
            <text:p>1424.00</text:p>
          </table:table-cell>
          <table:table-cell table:formula="of:=[.I18]+[.E19]" office:value-type="float" office:value="1196.16" calcext:value-type="float">
            <text:p>1196.16</text:p>
          </table:table-cell>
          <table:table-cell table:formula="of:=[.J18]+[.F19]" office:value-type="float" office:value="1369.03531381539" calcext:value-type="float">
            <text:p>1369.04</text:p>
          </table:table-cell>
          <table:table-cell/>
          <table:table-cell table:formula="of:=ABS([.$H19]-[.I19])" office:value-type="float" office:value="227.84" calcext:value-type="float">
            <text:p>227.84</text:p>
          </table:table-cell>
          <table:table-cell table:formula="of:=ABS([.$H19]-[.J19])" office:value-type="float" office:value="54.9646861846086" calcext:value-type="float">
            <text:p>54.9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.00</text:p>
          </table:table-cell>
          <table:table-cell office:value-type="float" office:value="77.1837634048336" calcext:value-type="float">
            <text:p>77.18</text:p>
          </table:table-cell>
          <table:table-cell office:value-type="float" office:value="428.06" calcext:value-type="float">
            <text:p>428.06</text:p>
          </table:table-cell>
          <table:table-cell office:value-type="float" office:value="493.256449323855" calcext:value-type="float">
            <text:p>493.26</text:p>
          </table:table-cell>
          <table:table-cell/>
          <table:table-cell table:formula="of:=[.C20]+[.H19]" office:value-type="float" office:value="1922" calcext:value-type="float">
            <text:p>1922.00</text:p>
          </table:table-cell>
          <table:table-cell table:formula="of:=[.I19]+[.E20]" office:value-type="float" office:value="1624.22" calcext:value-type="float">
            <text:p>1624.22</text:p>
          </table:table-cell>
          <table:table-cell table:formula="of:=[.J19]+[.F20]" office:value-type="float" office:value="1862.29176313925" calcext:value-type="float">
            <text:p>1862.29</text:p>
          </table:table-cell>
          <table:table-cell/>
          <table:table-cell table:formula="of:=ABS([.$H20]-[.I20])" office:value-type="float" office:value="297.78" calcext:value-type="float">
            <text:p>297.78</text:p>
          </table:table-cell>
          <table:table-cell table:formula="of:=ABS([.$H20]-[.J20])" office:value-type="float" office:value="59.7082368607535" calcext:value-type="float">
            <text:p>59.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.00</text:p>
          </table:table-cell>
          <table:table-cell office:value-type="float" office:value="56.1456439390745" calcext:value-type="float">
            <text:p>56.15</text:p>
          </table:table-cell>
          <table:table-cell office:value-type="float" office:value="418.57" calcext:value-type="float">
            <text:p>418.57</text:p>
          </table:table-cell>
          <table:table-cell office:value-type="float" office:value="475.680627595257" calcext:value-type="float">
            <text:p>475.68</text:p>
          </table:table-cell>
          <table:table-cell/>
          <table:table-cell table:formula="of:=[.C21]+[.H20]" office:value-type="float" office:value="2448" calcext:value-type="float">
            <text:p>2448.00</text:p>
          </table:table-cell>
          <table:table-cell table:formula="of:=[.I20]+[.E21]" office:value-type="float" office:value="2042.79" calcext:value-type="float">
            <text:p>2042.79</text:p>
          </table:table-cell>
          <table:table-cell table:formula="of:=[.J20]+[.F21]" office:value-type="float" office:value="2337.9723907345" calcext:value-type="float">
            <text:p>2337.97</text:p>
          </table:table-cell>
          <table:table-cell/>
          <table:table-cell table:formula="of:=ABS([.$H21]-[.I21])" office:value-type="float" office:value="405.21" calcext:value-type="float">
            <text:p>405.21</text:p>
          </table:table-cell>
          <table:table-cell table:formula="of:=ABS([.$H21]-[.J21])" office:value-type="float" office:value="110.027609265496" calcext:value-type="float">
            <text:p>110.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.00</text:p>
          </table:table-cell>
          <table:table-cell office:value-type="float" office:value="30.8922859842604" calcext:value-type="float">
            <text:p>30.89</text:p>
          </table:table-cell>
          <table:table-cell office:value-type="float" office:value="355.84" calcext:value-type="float">
            <text:p>355.84</text:p>
          </table:table-cell>
          <table:table-cell office:value-type="float" office:value="392.409120626797" calcext:value-type="float">
            <text:p>392.41</text:p>
          </table:table-cell>
          <table:table-cell/>
          <table:table-cell table:formula="of:=[.C22]+[.H21]" office:value-type="float" office:value="2859" calcext:value-type="float">
            <text:p>2859.00</text:p>
          </table:table-cell>
          <table:table-cell table:formula="of:=[.I21]+[.E22]" office:value-type="float" office:value="2398.63" calcext:value-type="float">
            <text:p>2398.63</text:p>
          </table:table-cell>
          <table:table-cell table:formula="of:=[.J21]+[.F22]" office:value-type="float" office:value="2730.3815113613" calcext:value-type="float">
            <text:p>2730.38</text:p>
          </table:table-cell>
          <table:table-cell/>
          <table:table-cell table:formula="of:=ABS([.$H22]-[.I22])" office:value-type="float" office:value="460.37" calcext:value-type="float">
            <text:p>460.37</text:p>
          </table:table-cell>
          <table:table-cell table:formula="of:=ABS([.$H22]-[.J22])" office:value-type="float" office:value="128.618488638699" calcext:value-type="float">
            <text:p>128.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7" calcext:value-type="float">
            <text:p>307.00</text:p>
          </table:table-cell>
          <table:table-cell office:value-type="float" office:value="18.5202591774521" calcext:value-type="float">
            <text:p>18.52</text:p>
          </table:table-cell>
          <table:table-cell office:value-type="float" office:value="268.54" calcext:value-type="float">
            <text:p>268.54</text:p>
          </table:table-cell>
          <table:table-cell office:value-type="float" office:value="308.307767347303" calcext:value-type="float">
            <text:p>308.31</text:p>
          </table:table-cell>
          <table:table-cell/>
          <table:table-cell table:formula="of:=[.C23]+[.H22]" office:value-type="float" office:value="3166" calcext:value-type="float">
            <text:p>3166.00</text:p>
          </table:table-cell>
          <table:table-cell table:formula="of:=[.I22]+[.E23]" office:value-type="float" office:value="2667.17" calcext:value-type="float">
            <text:p>2667.17</text:p>
          </table:table-cell>
          <table:table-cell table:formula="of:=[.J22]+[.F23]" office:value-type="float" office:value="3038.6892787086" calcext:value-type="float">
            <text:p>3038.69</text:p>
          </table:table-cell>
          <table:table-cell/>
          <table:table-cell table:formula="of:=ABS([.$H23]-[.I23])" office:value-type="float" office:value="498.83" calcext:value-type="float">
            <text:p>498.83</text:p>
          </table:table-cell>
          <table:table-cell table:formula="of:=ABS([.$H23]-[.J23])" office:value-type="float" office:value="127.310721291396" calcext:value-type="float">
            <text:p>127.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.00</text:p>
          </table:table-cell>
          <table:table-cell office:value-type="float" office:value="27.20906711619" calcext:value-type="float">
            <text:p>27.21</text:p>
          </table:table-cell>
          <table:table-cell office:value-type="float" office:value="157.42" calcext:value-type="float">
            <text:p>157.42</text:p>
          </table:table-cell>
          <table:table-cell office:value-type="float" office:value="180.250092883897" calcext:value-type="float">
            <text:p>180.25</text:p>
          </table:table-cell>
          <table:table-cell/>
          <table:table-cell table:formula="of:=[.C24]+[.H23]" office:value-type="float" office:value="3334" calcext:value-type="float">
            <text:p>3334.00</text:p>
          </table:table-cell>
          <table:table-cell table:formula="of:=[.I23]+[.E24]" office:value-type="float" office:value="2824.59" calcext:value-type="float">
            <text:p>2824.59</text:p>
          </table:table-cell>
          <table:table-cell table:formula="of:=[.J23]+[.F24]" office:value-type="float" office:value="3218.9393715925" calcext:value-type="float">
            <text:p>3218.94</text:p>
          </table:table-cell>
          <table:table-cell/>
          <table:table-cell table:formula="of:=ABS([.$H24]-[.I24])" office:value-type="float" office:value="509.41" calcext:value-type="float">
            <text:p>509.41</text:p>
          </table:table-cell>
          <table:table-cell table:formula="of:=ABS([.$H24]-[.J24])" office:value-type="float" office:value="115.060628407499" calcext:value-type="float">
            <text:p>115.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.00</text:p>
          </table:table-cell>
          <table:table-cell office:value-type="float" office:value="1.73205080756888" calcext:value-type="float">
            <text:p>1.73</text:p>
          </table:table-cell>
          <table:table-cell office:value-type="float" office:value="82.43" calcext:value-type="float">
            <text:p>82.43</text:p>
          </table:table-cell>
          <table:table-cell office:value-type="float" office:value="97.04901325136" calcext:value-type="float">
            <text:p>97.05</text:p>
          </table:table-cell>
          <table:table-cell/>
          <table:table-cell table:formula="of:=[.C25]+[.H24]" office:value-type="float" office:value="3418" calcext:value-type="float">
            <text:p>3418.00</text:p>
          </table:table-cell>
          <table:table-cell table:formula="of:=[.I24]+[.E25]" office:value-type="float" office:value="2907.02" calcext:value-type="float">
            <text:p>2907.02</text:p>
          </table:table-cell>
          <table:table-cell table:formula="of:=[.J24]+[.F25]" office:value-type="float" office:value="3315.98838484386" calcext:value-type="float">
            <text:p>3315.99</text:p>
          </table:table-cell>
          <table:table-cell/>
          <table:table-cell table:formula="of:=ABS([.$H25]-[.I25])" office:value-type="float" office:value="510.98" calcext:value-type="float">
            <text:p>510.98</text:p>
          </table:table-cell>
          <table:table-cell table:formula="of:=ABS([.$H25]-[.J25])" office:value-type="float" office:value="102.011615156139" calcext:value-type="float">
            <text:p>102.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.00</text:p>
          </table:table-cell>
          <table:table-cell office:value-type="float" office:value="6.557438524302" calcext:value-type="float">
            <text:p>6.56</text:p>
          </table:table-cell>
          <table:table-cell office:value-type="float" office:value="54.28" calcext:value-type="float">
            <text:p>54.28</text:p>
          </table:table-cell>
          <table:table-cell office:value-type="float" office:value="65.1611703562701" calcext:value-type="float">
            <text:p>65.16</text:p>
          </table:table-cell>
          <table:table-cell/>
          <table:table-cell table:formula="of:=[.C26]+[.H25]" office:value-type="float" office:value="3469" calcext:value-type="float">
            <text:p>3469.00</text:p>
          </table:table-cell>
          <table:table-cell table:formula="of:=[.I25]+[.E26]" office:value-type="float" office:value="2961.3" calcext:value-type="float">
            <text:p>2961.30</text:p>
          </table:table-cell>
          <table:table-cell table:formula="of:=[.J25]+[.F26]" office:value-type="float" office:value="3381.14955520013" calcext:value-type="float">
            <text:p>3381.15</text:p>
          </table:table-cell>
          <table:table-cell/>
          <table:table-cell table:formula="of:=ABS([.$H26]-[.I26])" office:value-type="float" office:value="507.7" calcext:value-type="float">
            <text:p>507.70</text:p>
          </table:table-cell>
          <table:table-cell table:formula="of:=ABS([.$H26]-[.J26])" office:value-type="float" office:value="87.8504447998685" calcext:value-type="float">
            <text:p>87.85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8" table:formula="of:=MAX([.L15:.L26])" office:value-type="float" office:value="510.98" calcext:value-type="float">
            <text:p>510.98</text:p>
          </table:table-cell>
          <table:table-cell table:style-name="ce10" table:formula="of:=MAX([.M15:.M26])" office:value-type="float" office:value="128.618488638699" calcext:value-type="float">
            <text:p>128.62</text:p>
          </table:table-cell>
        </table:table-row>
        <table:table-row table:style-name="ro1">
          <table:table-cell office:value-type="string" calcext:value-type="string">
            <text:p>https://pvoutput.org/summary.jsp?id=16188&amp;sid=14735</text:p>
          </table:table-cell>
          <table:table-cell office:value-type="float" office:value="1" calcext:value-type="float">
            <text:p>1</text:p>
          </table:table-cell>
          <table:table-cell office:value-type="float" office:value="53.3333333333333" calcext:value-type="float">
            <text:p>53.33</text:p>
          </table:table-cell>
          <table:table-cell office:value-type="float" office:value="4.04145188432738" calcext:value-type="float">
            <text:p>4.04</text:p>
          </table:table-cell>
          <table:table-cell office:value-type="float" office:value="48.11" calcext:value-type="float">
            <text:p>48.11</text:p>
          </table:table-cell>
          <table:table-cell office:value-type="float" office:value="62.5374630873748" calcext:value-type="float">
            <text:p>62.54</text:p>
          </table:table-cell>
          <table:table-cell/>
          <table:table-cell table:formula="of:=[.C28]" office:value-type="float" office:value="53.3333333333333" calcext:value-type="float">
            <text:p>53.33</text:p>
          </table:table-cell>
          <table:table-cell table:formula="of:=[.E28]" office:value-type="float" office:value="48.11" calcext:value-type="float">
            <text:p>48.11</text:p>
          </table:table-cell>
          <table:table-cell table:formula="of:=[.F28]" office:value-type="float" office:value="62.5374630873748" calcext:value-type="float">
            <text:p>62.54</text:p>
          </table:table-cell>
          <table:table-cell/>
          <table:table-cell table:formula="of:=ABS([.$H28]-[.I28])" office:value-type="float" office:value="5.2233333333333" calcext:value-type="float">
            <text:p>5.22</text:p>
          </table:table-cell>
          <table:table-cell table:formula="of:=ABS([.$H28]-[.J28])" office:value-type="float" office:value="9.2041297540415" calcext:value-type="float">
            <text:p>9.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4.333333333333" calcext:value-type="float">
            <text:p>134.33</text:p>
          </table:table-cell>
          <table:table-cell office:value-type="float" office:value="28.2901631902917" calcext:value-type="float">
            <text:p>28.29</text:p>
          </table:table-cell>
          <table:table-cell office:value-type="float" office:value="111.16" calcext:value-type="float">
            <text:p>111.16</text:p>
          </table:table-cell>
          <table:table-cell office:value-type="float" office:value="117.644915332763" calcext:value-type="float">
            <text:p>117.64</text:p>
          </table:table-cell>
          <table:table-cell/>
          <table:table-cell table:formula="of:=[.C29]+[.H28]" office:value-type="float" office:value="187.666666666666" calcext:value-type="float">
            <text:p>187.67</text:p>
          </table:table-cell>
          <table:table-cell table:formula="of:=[.I28]+[.E29]" office:value-type="float" office:value="159.27" calcext:value-type="float">
            <text:p>159.27</text:p>
          </table:table-cell>
          <table:table-cell table:formula="of:=[.J28]+[.F29]" office:value-type="float" office:value="180.182378420138" calcext:value-type="float">
            <text:p>180.18</text:p>
          </table:table-cell>
          <table:table-cell/>
          <table:table-cell table:formula="of:=ABS([.$H29]-[.I29])" office:value-type="float" office:value="28.3966666666663" calcext:value-type="float">
            <text:p>28.40</text:p>
          </table:table-cell>
          <table:table-cell table:formula="of:=ABS([.$H29]-[.J29])" office:value-type="float" office:value="7.48428824652848" calcext:value-type="float">
            <text:p>7.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.00</text:p>
          </table:table-cell>
          <table:table-cell office:value-type="float" office:value="30.3150127824482" calcext:value-type="float">
            <text:p>30.32</text:p>
          </table:table-cell>
          <table:table-cell office:value-type="float" office:value="239.87" calcext:value-type="float">
            <text:p>239.87</text:p>
          </table:table-cell>
          <table:table-cell office:value-type="float" office:value="253.889693929083" calcext:value-type="float">
            <text:p>253.89</text:p>
          </table:table-cell>
          <table:table-cell/>
          <table:table-cell table:formula="of:=[.C30]+[.H29]" office:value-type="float" office:value="411.666666666666" calcext:value-type="float">
            <text:p>411.67</text:p>
          </table:table-cell>
          <table:table-cell table:formula="of:=[.I29]+[.E30]" office:value-type="float" office:value="399.14" calcext:value-type="float">
            <text:p>399.14</text:p>
          </table:table-cell>
          <table:table-cell table:formula="of:=[.J29]+[.F30]" office:value-type="float" office:value="434.072072349221" calcext:value-type="float">
            <text:p>434.07</text:p>
          </table:table-cell>
          <table:table-cell/>
          <table:table-cell table:formula="of:=ABS([.$H30]-[.I30])" office:value-type="float" office:value="12.5266666666663" calcext:value-type="float">
            <text:p>12.53</text:p>
          </table:table-cell>
          <table:table-cell table:formula="of:=ABS([.$H30]-[.J30])" office:value-type="float" office:value="22.4054056825545" calcext:value-type="float">
            <text:p>22.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.00</text:p>
          </table:table-cell>
          <table:table-cell office:value-type="float" office:value="88.4251095560532" calcext:value-type="float">
            <text:p>88.43</text:p>
          </table:table-cell>
          <table:table-cell office:value-type="float" office:value="359.19" calcext:value-type="float">
            <text:p>359.19</text:p>
          </table:table-cell>
          <table:table-cell office:value-type="float" office:value="359.487977981864" calcext:value-type="float">
            <text:p>359.49</text:p>
          </table:table-cell>
          <table:table-cell/>
          <table:table-cell table:formula="of:=[.C31]+[.H30]" office:value-type="float" office:value="778.666666666666" calcext:value-type="float">
            <text:p>778.67</text:p>
          </table:table-cell>
          <table:table-cell table:formula="of:=[.I30]+[.E31]" office:value-type="float" office:value="758.33" calcext:value-type="float">
            <text:p>758.33</text:p>
          </table:table-cell>
          <table:table-cell table:formula="of:=[.J30]+[.F31]" office:value-type="float" office:value="793.560050331085" calcext:value-type="float">
            <text:p>793.56</text:p>
          </table:table-cell>
          <table:table-cell/>
          <table:table-cell table:formula="of:=ABS([.$H31]-[.I31])" office:value-type="float" office:value="20.3366666666664" calcext:value-type="float">
            <text:p>20.34</text:p>
          </table:table-cell>
          <table:table-cell table:formula="of:=ABS([.$H31]-[.J31])" office:value-type="float" office:value="14.8933836644185" calcext:value-type="float">
            <text:p>14.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3.666666666667" calcext:value-type="float">
            <text:p>523.67</text:p>
          </table:table-cell>
          <table:table-cell office:value-type="float" office:value="57.8734251045619" calcext:value-type="float">
            <text:p>57.87</text:p>
          </table:table-cell>
          <table:table-cell office:value-type="float" office:value="407.16" calcext:value-type="float">
            <text:p>407.16</text:p>
          </table:table-cell>
          <table:table-cell office:value-type="float" office:value="403.762216977302" calcext:value-type="float">
            <text:p>403.76</text:p>
          </table:table-cell>
          <table:table-cell/>
          <table:table-cell table:formula="of:=[.C32]+[.H31]" office:value-type="float" office:value="1302.33333333333" calcext:value-type="float">
            <text:p>1302.33</text:p>
          </table:table-cell>
          <table:table-cell table:formula="of:=[.I31]+[.E32]" office:value-type="float" office:value="1165.49" calcext:value-type="float">
            <text:p>1165.49</text:p>
          </table:table-cell>
          <table:table-cell table:formula="of:=[.J31]+[.F32]" office:value-type="float" office:value="1197.32226730839" calcext:value-type="float">
            <text:p>1197.32</text:p>
          </table:table-cell>
          <table:table-cell/>
          <table:table-cell table:formula="of:=ABS([.$H32]-[.I32])" office:value-type="float" office:value="136.843333333333" calcext:value-type="float">
            <text:p>136.84</text:p>
          </table:table-cell>
          <table:table-cell table:formula="of:=ABS([.$H32]-[.J32])" office:value-type="float" office:value="105.011066024947" calcext:value-type="float">
            <text:p>105.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9.333333333333" calcext:value-type="float">
            <text:p>389.33</text:p>
          </table:table-cell>
          <table:table-cell office:value-type="float" office:value="226.239548561549" calcext:value-type="float">
            <text:p>226.24</text:p>
          </table:table-cell>
          <table:table-cell office:value-type="float" office:value="421.46" calcext:value-type="float">
            <text:p>421.46</text:p>
          </table:table-cell>
          <table:table-cell office:value-type="float" office:value="420.20906683456" calcext:value-type="float">
            <text:p>420.21</text:p>
          </table:table-cell>
          <table:table-cell/>
          <table:table-cell table:formula="of:=[.C33]+[.H32]" office:value-type="float" office:value="1691.66666666667" calcext:value-type="float">
            <text:p>1691.67</text:p>
          </table:table-cell>
          <table:table-cell table:formula="of:=[.I32]+[.E33]" office:value-type="float" office:value="1586.95" calcext:value-type="float">
            <text:p>1586.95</text:p>
          </table:table-cell>
          <table:table-cell table:formula="of:=[.J32]+[.F33]" office:value-type="float" office:value="1617.53133414295" calcext:value-type="float">
            <text:p>1617.53</text:p>
          </table:table-cell>
          <table:table-cell/>
          <table:table-cell table:formula="of:=ABS([.$H33]-[.I33])" office:value-type="float" office:value="104.716666666666" calcext:value-type="float">
            <text:p>104.72</text:p>
          </table:table-cell>
          <table:table-cell table:formula="of:=ABS([.$H33]-[.J33])" office:value-type="float" office:value="74.1353325237196" calcext:value-type="float">
            <text:p>74.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.00</text:p>
          </table:table-cell>
          <table:table-cell office:value-type="float" office:value="68.2422156732913" calcext:value-type="float">
            <text:p>68.24</text:p>
          </table:table-cell>
          <table:table-cell office:value-type="float" office:value="416.84" calcext:value-type="float">
            <text:p>416.84</text:p>
          </table:table-cell>
          <table:table-cell office:value-type="float" office:value="415.860441212175" calcext:value-type="float">
            <text:p>415.86</text:p>
          </table:table-cell>
          <table:table-cell/>
          <table:table-cell table:formula="of:=[.C34]+[.H33]" office:value-type="float" office:value="2112.66666666667" calcext:value-type="float">
            <text:p>2112.67</text:p>
          </table:table-cell>
          <table:table-cell table:formula="of:=[.I33]+[.E34]" office:value-type="float" office:value="2003.79" calcext:value-type="float">
            <text:p>2003.79</text:p>
          </table:table-cell>
          <table:table-cell table:formula="of:=[.J33]+[.F34]" office:value-type="float" office:value="2033.39177535512" calcext:value-type="float">
            <text:p>2033.39</text:p>
          </table:table-cell>
          <table:table-cell/>
          <table:table-cell table:formula="of:=ABS([.$H34]-[.I34])" office:value-type="float" office:value="108.876666666666" calcext:value-type="float">
            <text:p>108.88</text:p>
          </table:table-cell>
          <table:table-cell table:formula="of:=ABS([.$H34]-[.J34])" office:value-type="float" office:value="79.2748913115445" calcext:value-type="float">
            <text:p>79.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1.333333333333" calcext:value-type="float">
            <text:p>351.33</text:p>
          </table:table-cell>
          <table:table-cell office:value-type="float" office:value="23.7557010701291" calcext:value-type="float">
            <text:p>23.76</text:p>
          </table:table-cell>
          <table:table-cell office:value-type="float" office:value="352.65" calcext:value-type="float">
            <text:p>352.65</text:p>
          </table:table-cell>
          <table:table-cell office:value-type="float" office:value="344.502223034339" calcext:value-type="float">
            <text:p>344.50</text:p>
          </table:table-cell>
          <table:table-cell/>
          <table:table-cell table:formula="of:=[.C35]+[.H34]" office:value-type="float" office:value="2464" calcext:value-type="float">
            <text:p>2464.00</text:p>
          </table:table-cell>
          <table:table-cell table:formula="of:=[.I34]+[.E35]" office:value-type="float" office:value="2356.44" calcext:value-type="float">
            <text:p>2356.44</text:p>
          </table:table-cell>
          <table:table-cell table:formula="of:=[.J34]+[.F35]" office:value-type="float" office:value="2377.89399838946" calcext:value-type="float">
            <text:p>2377.89</text:p>
          </table:table-cell>
          <table:table-cell/>
          <table:table-cell table:formula="of:=ABS([.$H35]-[.I35])" office:value-type="float" office:value="107.559999999999" calcext:value-type="float">
            <text:p>107.56</text:p>
          </table:table-cell>
          <table:table-cell table:formula="of:=ABS([.$H35]-[.J35])" office:value-type="float" office:value="86.1060016105384" calcext:value-type="float">
            <text:p>86.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5.333333333333" calcext:value-type="float">
            <text:p>285.33</text:p>
          </table:table-cell>
          <table:table-cell office:value-type="float" office:value="20.0333056017556" calcext:value-type="float">
            <text:p>20.03</text:p>
          </table:table-cell>
          <table:table-cell office:value-type="float" office:value="260.81" calcext:value-type="float">
            <text:p>260.81</text:p>
          </table:table-cell>
          <table:table-cell office:value-type="float" office:value="262.627326749533" calcext:value-type="float">
            <text:p>262.63</text:p>
          </table:table-cell>
          <table:table-cell/>
          <table:table-cell table:formula="of:=[.C36]+[.H35]" office:value-type="float" office:value="2749.33333333333" calcext:value-type="float">
            <text:p>2749.33</text:p>
          </table:table-cell>
          <table:table-cell table:formula="of:=[.I35]+[.E36]" office:value-type="float" office:value="2617.25" calcext:value-type="float">
            <text:p>2617.25</text:p>
          </table:table-cell>
          <table:table-cell table:formula="of:=[.J35]+[.F36]" office:value-type="float" office:value="2640.52132513899" calcext:value-type="float">
            <text:p>2640.52</text:p>
          </table:table-cell>
          <table:table-cell/>
          <table:table-cell table:formula="of:=ABS([.$H36]-[.I36])" office:value-type="float" office:value="132.083333333332" calcext:value-type="float">
            <text:p>132.08</text:p>
          </table:table-cell>
          <table:table-cell table:formula="of:=ABS([.$H36]-[.J36])" office:value-type="float" office:value="108.812008194338" calcext:value-type="float">
            <text:p>108.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.00</text:p>
          </table:table-cell>
          <table:table-cell office:value-type="float" office:value="15.8745078663875" calcext:value-type="float">
            <text:p>15.87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9.324913820476" calcext:value-type="float">
            <text:p>159.32</text:p>
          </table:table-cell>
          <table:table-cell/>
          <table:table-cell table:formula="of:=[.C37]+[.H36]" office:value-type="float" office:value="2909.33333333333" calcext:value-type="float">
            <text:p>2909.33</text:p>
          </table:table-cell>
          <table:table-cell table:formula="of:=[.I36]+[.E37]" office:value-type="float" office:value="2768.99" calcext:value-type="float">
            <text:p>2768.99</text:p>
          </table:table-cell>
          <table:table-cell table:formula="of:=[.J36]+[.F37]" office:value-type="float" office:value="2799.84623895947" calcext:value-type="float">
            <text:p>2799.85</text:p>
          </table:table-cell>
          <table:table-cell/>
          <table:table-cell table:formula="of:=ABS([.$H37]-[.I37])" office:value-type="float" office:value="140.343333333332" calcext:value-type="float">
            <text:p>140.34</text:p>
          </table:table-cell>
          <table:table-cell table:formula="of:=ABS([.$H37]-[.J37])" office:value-type="float" office:value="109.487094373862" calcext:value-type="float">
            <text:p>109.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.5" calcext:value-type="float">
            <text:p>65.50</text:p>
          </table:table-cell>
          <table:table-cell office:value-type="float" office:value="2.12132034355964" calcext:value-type="float">
            <text:p>2.12</text:p>
          </table:table-cell>
          <table:table-cell office:value-type="float" office:value="74.68" calcext:value-type="float">
            <text:p>74.68</text:p>
          </table:table-cell>
          <table:table-cell office:value-type="float" office:value="91.3645146885618" calcext:value-type="float">
            <text:p>91.36</text:p>
          </table:table-cell>
          <table:table-cell/>
          <table:table-cell table:formula="of:=[.C38]+[.H37]" office:value-type="float" office:value="2974.83333333333" calcext:value-type="float">
            <text:p>2974.83</text:p>
          </table:table-cell>
          <table:table-cell table:formula="of:=[.I37]+[.E38]" office:value-type="float" office:value="2843.67" calcext:value-type="float">
            <text:p>2843.67</text:p>
          </table:table-cell>
          <table:table-cell table:formula="of:=[.J37]+[.F38]" office:value-type="float" office:value="2891.21075364803" calcext:value-type="float">
            <text:p>2891.21</text:p>
          </table:table-cell>
          <table:table-cell/>
          <table:table-cell table:formula="of:=ABS([.$H38]-[.I38])" office:value-type="float" office:value="131.163333333333" calcext:value-type="float">
            <text:p>131.16</text:p>
          </table:table-cell>
          <table:table-cell table:formula="of:=ABS([.$H38]-[.J38])" office:value-type="float" office:value="83.6225796853005" calcext:value-type="float">
            <text:p>83.6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6666666666667" calcext:value-type="float">
            <text:p>36.67</text:p>
          </table:table-cell>
          <table:table-cell office:value-type="float" office:value="9.60902353693305" calcext:value-type="float">
            <text:p>9.61</text:p>
          </table:table-cell>
          <table:table-cell office:value-type="float" office:value="38.95" calcext:value-type="float">
            <text:p>38.95</text:p>
          </table:table-cell>
          <table:table-cell office:value-type="float" office:value="55.3808710467397" calcext:value-type="float">
            <text:p>55.38</text:p>
          </table:table-cell>
          <table:table-cell/>
          <table:table-cell table:formula="of:=[.C39]+[.H38]" office:value-type="float" office:value="3011.5" calcext:value-type="float">
            <text:p>3011.50</text:p>
          </table:table-cell>
          <table:table-cell table:formula="of:=[.I38]+[.E39]" office:value-type="float" office:value="2882.62" calcext:value-type="float">
            <text:p>2882.62</text:p>
          </table:table-cell>
          <table:table-cell table:formula="of:=[.J38]+[.F39]" office:value-type="float" office:value="2946.59162469477" calcext:value-type="float">
            <text:p>2946.59</text:p>
          </table:table-cell>
          <table:table-cell/>
          <table:table-cell table:formula="of:=ABS([.$H39]-[.I39])" office:value-type="float" office:value="128.879999999999" calcext:value-type="float">
            <text:p>128.88</text:p>
          </table:table-cell>
          <table:table-cell table:formula="of:=ABS([.$H39]-[.J39])" office:value-type="float" office:value="64.9083753052273" calcext:value-type="float">
            <text:p>64.91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8" table:formula="of:=MAX([.L28:.L39])" office:value-type="float" office:value="140.343333333332" calcext:value-type="float">
            <text:p>140.34</text:p>
          </table:table-cell>
          <table:table-cell table:style-name="ce10" table:formula="of:=MAX([.M28:.M39])" office:value-type="float" office:value="109.487094373862" calcext:value-type="float">
            <text:p>109.49</text:p>
          </table:table-cell>
        </table:table-row>
        <table:table-row table:style-name="ro1">
          <table:table-cell office:value-type="string" calcext:value-type="string">
            <text:p>https://pvoutput.org/summary.jsp?id=9047&amp;sid=7369</text:p>
          </table:table-cell>
          <table:table-cell office:value-type="float" office:value="1" calcext:value-type="float">
            <text:p>1</text:p>
          </table:table-cell>
          <table:table-cell office:value-type="float" office:value="53.75" calcext:value-type="float">
            <text:p>53.75</text:p>
          </table:table-cell>
          <table:table-cell office:value-type="float" office:value="15.326991442115" calcext:value-type="float">
            <text:p>15.33</text:p>
          </table:table-cell>
          <table:table-cell office:value-type="float" office:value="68.31" calcext:value-type="float">
            <text:p>68.31</text:p>
          </table:table-cell>
          <table:table-cell office:value-type="float" office:value="61.5399426126753" calcext:value-type="float">
            <text:p>61.54</text:p>
          </table:table-cell>
          <table:table-cell/>
          <table:table-cell table:formula="of:=[.C41]" office:value-type="float" office:value="53.75" calcext:value-type="float">
            <text:p>53.75</text:p>
          </table:table-cell>
          <table:table-cell table:formula="of:=[.E41]" office:value-type="float" office:value="68.31" calcext:value-type="float">
            <text:p>68.31</text:p>
          </table:table-cell>
          <table:table-cell table:formula="of:=[.F41]" office:value-type="float" office:value="61.5399426126753" calcext:value-type="float">
            <text:p>61.54</text:p>
          </table:table-cell>
          <table:table-cell/>
          <table:table-cell table:formula="of:=ABS([.$H41]-[.I41])" office:value-type="float" office:value="14.56" calcext:value-type="float">
            <text:p>14.56</text:p>
          </table:table-cell>
          <table:table-cell table:formula="of:=ABS([.$H41]-[.J41])" office:value-type="float" office:value="7.7899426126753" calcext:value-type="float">
            <text:p>7.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3.666666666667" calcext:value-type="float">
            <text:p>123.67</text:p>
          </table:table-cell>
          <table:table-cell office:value-type="float" office:value="30.0222139978605" calcext:value-type="float">
            <text:p>30.02</text:p>
          </table:table-cell>
          <table:table-cell office:value-type="float" office:value="114.65" calcext:value-type="float">
            <text:p>114.65</text:p>
          </table:table-cell>
          <table:table-cell office:value-type="float" office:value="100.007918301295" calcext:value-type="float">
            <text:p>100.01</text:p>
          </table:table-cell>
          <table:table-cell/>
          <table:table-cell table:formula="of:=[.C42]+[.H41]" office:value-type="float" office:value="177.416666666667" calcext:value-type="float">
            <text:p>177.42</text:p>
          </table:table-cell>
          <table:table-cell table:formula="of:=[.I41]+[.E42]" office:value-type="float" office:value="182.96" calcext:value-type="float">
            <text:p>182.96</text:p>
          </table:table-cell>
          <table:table-cell table:formula="of:=[.J41]+[.F42]" office:value-type="float" office:value="161.54786091397" calcext:value-type="float">
            <text:p>161.55</text:p>
          </table:table-cell>
          <table:table-cell/>
          <table:table-cell table:formula="of:=ABS([.$H42]-[.I42])" office:value-type="float" office:value="5.54333333333301" calcext:value-type="float">
            <text:p>5.54</text:p>
          </table:table-cell>
          <table:table-cell table:formula="of:=ABS([.$H42]-[.J42])" office:value-type="float" office:value="15.8688057526967" calcext:value-type="float">
            <text:p>15.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4.25" calcext:value-type="float">
            <text:p>194.25</text:p>
          </table:table-cell>
          <table:table-cell office:value-type="float" office:value="30.717801570642" calcext:value-type="float">
            <text:p>30.72</text:p>
          </table:table-cell>
          <table:table-cell office:value-type="float" office:value="238.62" calcext:value-type="float">
            <text:p>238.62</text:p>
          </table:table-cell>
          <table:table-cell office:value-type="float" office:value="227.182780563117" calcext:value-type="float">
            <text:p>227.18</text:p>
          </table:table-cell>
          <table:table-cell/>
          <table:table-cell table:formula="of:=[.C43]+[.H42]" office:value-type="float" office:value="371.666666666667" calcext:value-type="float">
            <text:p>371.67</text:p>
          </table:table-cell>
          <table:table-cell table:formula="of:=[.I42]+[.E43]" office:value-type="float" office:value="421.58" calcext:value-type="float">
            <text:p>421.58</text:p>
          </table:table-cell>
          <table:table-cell table:formula="of:=[.J42]+[.F43]" office:value-type="float" office:value="388.730641477087" calcext:value-type="float">
            <text:p>388.73</text:p>
          </table:table-cell>
          <table:table-cell/>
          <table:table-cell table:formula="of:=ABS([.$H43]-[.I43])" office:value-type="float" office:value="49.9133333333331" calcext:value-type="float">
            <text:p>49.91</text:p>
          </table:table-cell>
          <table:table-cell table:formula="of:=ABS([.$H43]-[.J43])" office:value-type="float" office:value="17.0639748104203" calcext:value-type="float">
            <text:p>17.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.00</text:p>
          </table:table-cell>
          <table:table-cell office:value-type="float" office:value="80.6143080765857" calcext:value-type="float">
            <text:p>80.61</text:p>
          </table:table-cell>
          <table:table-cell office:value-type="float" office:value="359.54" calcext:value-type="float">
            <text:p>359.54</text:p>
          </table:table-cell>
          <table:table-cell office:value-type="float" office:value="350.393108163356" calcext:value-type="float">
            <text:p>350.39</text:p>
          </table:table-cell>
          <table:table-cell/>
          <table:table-cell table:formula="of:=[.C44]+[.H43]" office:value-type="float" office:value="681.666666666667" calcext:value-type="float">
            <text:p>681.67</text:p>
          </table:table-cell>
          <table:table-cell table:formula="of:=[.I43]+[.E44]" office:value-type="float" office:value="781.12" calcext:value-type="float">
            <text:p>781.12</text:p>
          </table:table-cell>
          <table:table-cell table:formula="of:=[.J43]+[.F44]" office:value-type="float" office:value="739.123749640443" calcext:value-type="float">
            <text:p>739.12</text:p>
          </table:table-cell>
          <table:table-cell/>
          <table:table-cell table:formula="of:=ABS([.$H44]-[.I44])" office:value-type="float" office:value="99.4533333333331" calcext:value-type="float">
            <text:p>99.45</text:p>
          </table:table-cell>
          <table:table-cell table:formula="of:=ABS([.$H44]-[.J44])" office:value-type="float" office:value="57.4570829737763" calcext:value-type="float">
            <text:p>57.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.00</text:p>
          </table:table-cell>
          <table:table-cell office:value-type="float" office:value="65.8685559783017" calcext:value-type="float">
            <text:p>65.87</text:p>
          </table:table-cell>
          <table:table-cell office:value-type="float" office:value="408.94" calcext:value-type="float">
            <text:p>408.94</text:p>
          </table:table-cell>
          <table:table-cell office:value-type="float" office:value="412.441573019361" calcext:value-type="float">
            <text:p>412.44</text:p>
          </table:table-cell>
          <table:table-cell/>
          <table:table-cell table:formula="of:=[.C45]+[.H44]" office:value-type="float" office:value="1072.66666666667" calcext:value-type="float">
            <text:p>1072.67</text:p>
          </table:table-cell>
          <table:table-cell table:formula="of:=[.I44]+[.E45]" office:value-type="float" office:value="1190.06" calcext:value-type="float">
            <text:p>1190.06</text:p>
          </table:table-cell>
          <table:table-cell table:formula="of:=[.J44]+[.F45]" office:value-type="float" office:value="1151.5653226598" calcext:value-type="float">
            <text:p>1151.57</text:p>
          </table:table-cell>
          <table:table-cell/>
          <table:table-cell table:formula="of:=ABS([.$H45]-[.I45])" office:value-type="float" office:value="117.393333333333" calcext:value-type="float">
            <text:p>117.39</text:p>
          </table:table-cell>
          <table:table-cell table:formula="of:=ABS([.$H45]-[.J45])" office:value-type="float" office:value="78.8986559931373" calcext:value-type="float">
            <text:p>78.9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1.5" calcext:value-type="float">
            <text:p>391.50</text:p>
          </table:table-cell>
          <table:table-cell office:value-type="float" office:value="65.3885820817875" calcext:value-type="float">
            <text:p>65.39</text:p>
          </table:table-cell>
          <table:table-cell office:value-type="float" office:value="437.45" calcext:value-type="float">
            <text:p>437.45</text:p>
          </table:table-cell>
          <table:table-cell office:value-type="float" office:value="459.11218822874" calcext:value-type="float">
            <text:p>459.11</text:p>
          </table:table-cell>
          <table:table-cell/>
          <table:table-cell table:formula="of:=[.C46]+[.H45]" office:value-type="float" office:value="1464.16666666667" calcext:value-type="float">
            <text:p>1464.17</text:p>
          </table:table-cell>
          <table:table-cell table:formula="of:=[.I45]+[.E46]" office:value-type="float" office:value="1627.51" calcext:value-type="float">
            <text:p>1627.51</text:p>
          </table:table-cell>
          <table:table-cell table:formula="of:=[.J45]+[.F46]" office:value-type="float" office:value="1610.67751088854" calcext:value-type="float">
            <text:p>1610.68</text:p>
          </table:table-cell>
          <table:table-cell/>
          <table:table-cell table:formula="of:=ABS([.$H46]-[.I46])" office:value-type="float" office:value="163.343333333333" calcext:value-type="float">
            <text:p>163.34</text:p>
          </table:table-cell>
          <table:table-cell table:formula="of:=ABS([.$H46]-[.J46])" office:value-type="float" office:value="146.510844221877" calcext:value-type="float">
            <text:p>146.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2.75" calcext:value-type="float">
            <text:p>342.75</text:p>
          </table:table-cell>
          <table:table-cell office:value-type="float" office:value="153.94235934271" calcext:value-type="float">
            <text:p>153.94</text:p>
          </table:table-cell>
          <table:table-cell office:value-type="float" office:value="446.18" calcext:value-type="float">
            <text:p>446.18</text:p>
          </table:table-cell>
          <table:table-cell office:value-type="float" office:value="450.806293905511" calcext:value-type="float">
            <text:p>450.81</text:p>
          </table:table-cell>
          <table:table-cell/>
          <table:table-cell table:formula="of:=[.C47]+[.H46]" office:value-type="float" office:value="1806.91666666667" calcext:value-type="float">
            <text:p>1806.92</text:p>
          </table:table-cell>
          <table:table-cell table:formula="of:=[.I46]+[.E47]" office:value-type="float" office:value="2073.69" calcext:value-type="float">
            <text:p>2073.69</text:p>
          </table:table-cell>
          <table:table-cell table:formula="of:=[.J46]+[.F47]" office:value-type="float" office:value="2061.48380479406" calcext:value-type="float">
            <text:p>2061.48</text:p>
          </table:table-cell>
          <table:table-cell/>
          <table:table-cell table:formula="of:=ABS([.$H47]-[.I47])" office:value-type="float" office:value="266.773333333333" calcext:value-type="float">
            <text:p>266.77</text:p>
          </table:table-cell>
          <table:table-cell table:formula="of:=ABS([.$H47]-[.J47])" office:value-type="float" office:value="254.567138127388" calcext:value-type="float">
            <text:p>254.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.00</text:p>
          </table:table-cell>
          <table:table-cell office:value-type="float" office:value="18.3303027798234" calcext:value-type="float">
            <text:p>18.33</text:p>
          </table:table-cell>
          <table:table-cell office:value-type="float" office:value="364.84" calcext:value-type="float">
            <text:p>364.84</text:p>
          </table:table-cell>
          <table:table-cell office:value-type="float" office:value="359.194501154274" calcext:value-type="float">
            <text:p>359.19</text:p>
          </table:table-cell>
          <table:table-cell/>
          <table:table-cell table:formula="of:=[.C48]+[.H47]" office:value-type="float" office:value="2143.91666666667" calcext:value-type="float">
            <text:p>2143.92</text:p>
          </table:table-cell>
          <table:table-cell table:formula="of:=[.I47]+[.E48]" office:value-type="float" office:value="2438.53" calcext:value-type="float">
            <text:p>2438.53</text:p>
          </table:table-cell>
          <table:table-cell table:formula="of:=[.J47]+[.F48]" office:value-type="float" office:value="2420.67830594833" calcext:value-type="float">
            <text:p>2420.68</text:p>
          </table:table-cell>
          <table:table-cell/>
          <table:table-cell table:formula="of:=ABS([.$H48]-[.I48])" office:value-type="float" office:value="294.613333333333" calcext:value-type="float">
            <text:p>294.61</text:p>
          </table:table-cell>
          <table:table-cell table:formula="of:=ABS([.$H48]-[.J48])" office:value-type="float" office:value="276.761639281662" calcext:value-type="float">
            <text:p>276.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.00</text:p>
          </table:table-cell>
          <table:table-cell office:value-type="float" office:value="90.5704145954958" calcext:value-type="float">
            <text:p>90.57</text:p>
          </table:table-cell>
          <table:table-cell office:value-type="float" office:value="277.59" calcext:value-type="float">
            <text:p>277.59</text:p>
          </table:table-cell>
          <table:table-cell office:value-type="float" office:value="265.629146102443" calcext:value-type="float">
            <text:p>265.63</text:p>
          </table:table-cell>
          <table:table-cell/>
          <table:table-cell table:formula="of:=[.C49]+[.H48]" office:value-type="float" office:value="2318.91666666667" calcext:value-type="float">
            <text:p>2318.92</text:p>
          </table:table-cell>
          <table:table-cell table:formula="of:=[.I48]+[.E49]" office:value-type="float" office:value="2716.12" calcext:value-type="float">
            <text:p>2716.12</text:p>
          </table:table-cell>
          <table:table-cell table:formula="of:=[.J48]+[.F49]" office:value-type="float" office:value="2686.30745205077" calcext:value-type="float">
            <text:p>2686.31</text:p>
          </table:table-cell>
          <table:table-cell/>
          <table:table-cell table:formula="of:=ABS([.$H49]-[.I49])" office:value-type="float" office:value="397.203333333333" calcext:value-type="float">
            <text:p>397.20</text:p>
          </table:table-cell>
          <table:table-cell table:formula="of:=ABS([.$H49]-[.J49])" office:value-type="float" office:value="367.390785384105" calcext:value-type="float">
            <text:p>367.3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4.5" calcext:value-type="float">
            <text:p>154.50</text:p>
          </table:table-cell>
          <table:table-cell office:value-type="float" office:value="43.1335136523794" calcext:value-type="float">
            <text:p>43.13</text:p>
          </table:table-cell>
          <table:table-cell office:value-type="float" office:value="165.51001" calcext:value-type="float">
            <text:p>165.51</text:p>
          </table:table-cell>
          <table:table-cell office:value-type="float" office:value="148.967367420268" calcext:value-type="float">
            <text:p>148.97</text:p>
          </table:table-cell>
          <table:table-cell/>
          <table:table-cell table:formula="of:=[.C50]+[.H49]" office:value-type="float" office:value="2473.41666666667" calcext:value-type="float">
            <text:p>2473.42</text:p>
          </table:table-cell>
          <table:table-cell table:formula="of:=[.I49]+[.E50]" office:value-type="float" office:value="2881.63001" calcext:value-type="float">
            <text:p>2881.63</text:p>
          </table:table-cell>
          <table:table-cell table:formula="of:=[.J49]+[.F50]" office:value-type="float" office:value="2835.27481947104" calcext:value-type="float">
            <text:p>2835.27</text:p>
          </table:table-cell>
          <table:table-cell/>
          <table:table-cell table:formula="of:=ABS([.$H50]-[.I50])" office:value-type="float" office:value="408.213343333333" calcext:value-type="float">
            <text:p>408.21</text:p>
          </table:table-cell>
          <table:table-cell table:formula="of:=ABS([.$H50]-[.J50])" office:value-type="float" office:value="361.858152804373" calcext:value-type="float">
            <text:p>361.8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.00</text:p>
          </table:table-cell>
          <table:table-cell office:value-type="float" office:value="12.1243556529821" calcext:value-type="float">
            <text:p>12.12</text:p>
          </table:table-cell>
          <table:table-cell office:value-type="float" office:value="88.84" calcext:value-type="float">
            <text:p>88.84</text:p>
          </table:table-cell>
          <table:table-cell office:value-type="float" office:value="76.2352187071814" calcext:value-type="float">
            <text:p>76.24</text:p>
          </table:table-cell>
          <table:table-cell/>
          <table:table-cell table:formula="of:=[.C51]+[.H50]" office:value-type="float" office:value="2541.41666666667" calcext:value-type="float">
            <text:p>2541.42</text:p>
          </table:table-cell>
          <table:table-cell table:formula="of:=[.I50]+[.E51]" office:value-type="float" office:value="2970.47001" calcext:value-type="float">
            <text:p>2970.47</text:p>
          </table:table-cell>
          <table:table-cell table:formula="of:=[.J50]+[.F51]" office:value-type="float" office:value="2911.51003817822" calcext:value-type="float">
            <text:p>2911.51</text:p>
          </table:table-cell>
          <table:table-cell/>
          <table:table-cell table:formula="of:=ABS([.$H51]-[.I51])" office:value-type="float" office:value="429.053343333333" calcext:value-type="float">
            <text:p>429.05</text:p>
          </table:table-cell>
          <table:table-cell table:formula="of:=ABS([.$H51]-[.J51])" office:value-type="float" office:value="370.093371511555" calcext:value-type="float">
            <text:p>370.0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3333333333333" calcext:value-type="float">
            <text:p>36.33</text:p>
          </table:table-cell>
          <table:table-cell office:value-type="float" office:value="9.07377172587747" calcext:value-type="float">
            <text:p>9.07</text:p>
          </table:table-cell>
          <table:table-cell office:value-type="float" office:value="60.92" calcext:value-type="float">
            <text:p>60.92</text:p>
          </table:table-cell>
          <table:table-cell office:value-type="float" office:value="52.2186423924138" calcext:value-type="float">
            <text:p>52.22</text:p>
          </table:table-cell>
          <table:table-cell/>
          <table:table-cell table:formula="of:=[.C52]+[.H51]" office:value-type="float" office:value="2577.75" calcext:value-type="float">
            <text:p>2577.75</text:p>
          </table:table-cell>
          <table:table-cell table:formula="of:=[.I51]+[.E52]" office:value-type="float" office:value="3031.39001" calcext:value-type="float">
            <text:p>3031.39</text:p>
          </table:table-cell>
          <table:table-cell table:formula="of:=[.J51]+[.F52]" office:value-type="float" office:value="2963.72868057064" calcext:value-type="float">
            <text:p>2963.73</text:p>
          </table:table-cell>
          <table:table-cell/>
          <table:table-cell table:formula="of:=ABS([.$H52]-[.I52])" office:value-type="float" office:value="453.64001" calcext:value-type="float">
            <text:p>453.64</text:p>
          </table:table-cell>
          <table:table-cell table:formula="of:=ABS([.$H52]-[.J52])" office:value-type="float" office:value="385.978680570635" calcext:value-type="float">
            <text:p>385.98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11" table:formula="of:=MAX([.L41:.L52])" office:value-type="float" office:value="453.64001" calcext:value-type="float">
            <text:p>453.64</text:p>
          </table:table-cell>
          <table:table-cell table:style-name="ce10" table:formula="of:=MAX([.M41:.M52])" office:value-type="float" office:value="385.978680570635" calcext:value-type="float">
            <text:p>385.98</text:p>
          </table:table-cell>
        </table:table-row>
        <table:table-row table:style-name="ro1">
          <table:table-cell table:style-name="ce5" office:value-type="string" calcext:value-type="string">
            <text:p>https://pvoutput.org/list.jsp?sid=12406</text:p>
          </table:table-cell>
          <table:table-cell office:value-type="float" office:value="1" calcext:value-type="float">
            <text:p>1</text:p>
          </table:table-cell>
          <table:table-cell office:value-type="float" office:value="59.18275" calcext:value-type="float">
            <text:p>59.18</text:p>
          </table:table-cell>
          <table:table-cell office:value-type="float" office:value="10.1449387832883" calcext:value-type="float">
            <text:p>10.14</text:p>
          </table:table-cell>
          <table:table-cell office:value-type="float" office:value="129.07" calcext:value-type="float">
            <text:p>129.07</text:p>
          </table:table-cell>
          <table:table-cell office:value-type="float" office:value="93.2843134683265" calcext:value-type="float">
            <text:p>93.28</text:p>
          </table:table-cell>
          <table:table-cell/>
          <table:table-cell table:formula="of:=[.C54]" office:value-type="float" office:value="59.18275" calcext:value-type="float">
            <text:p>59.18</text:p>
          </table:table-cell>
          <table:table-cell table:formula="of:=[.E54]" office:value-type="float" office:value="129.07" calcext:value-type="float">
            <text:p>129.07</text:p>
          </table:table-cell>
          <table:table-cell table:formula="of:=[.F54]" office:value-type="float" office:value="93.2843134683265" calcext:value-type="float">
            <text:p>93.28</text:p>
          </table:table-cell>
          <table:table-cell/>
          <table:table-cell table:formula="of:=ABS([.$H54]-[.I54])" office:value-type="float" office:value="69.88725" calcext:value-type="float">
            <text:p>69.89</text:p>
          </table:table-cell>
          <table:table-cell table:formula="of:=ABS([.$H54]-[.J54])" office:value-type="float" office:value="34.1015634683265" calcext:value-type="float">
            <text:p>34.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.90275" calcext:value-type="float">
            <text:p>110.90</text:p>
          </table:table-cell>
          <table:table-cell office:value-type="float" office:value="5.94321951891397" calcext:value-type="float">
            <text:p>5.94</text:p>
          </table:table-cell>
          <table:table-cell office:value-type="float" office:value="176.18" calcext:value-type="float">
            <text:p>176.18</text:p>
          </table:table-cell>
          <table:table-cell office:value-type="float" office:value="135.82824579434" calcext:value-type="float">
            <text:p>135.83</text:p>
          </table:table-cell>
          <table:table-cell/>
          <table:table-cell table:formula="of:=[.C55]+[.H54]" office:value-type="float" office:value="170.0855" calcext:value-type="float">
            <text:p>170.09</text:p>
          </table:table-cell>
          <table:table-cell table:formula="of:=[.I54]+[.E55]" office:value-type="float" office:value="305.25" calcext:value-type="float">
            <text:p>305.25</text:p>
          </table:table-cell>
          <table:table-cell table:formula="of:=[.J54]+[.F55]" office:value-type="float" office:value="229.112559262667" calcext:value-type="float">
            <text:p>229.11</text:p>
          </table:table-cell>
          <table:table-cell/>
          <table:table-cell table:formula="of:=ABS([.$H55]-[.I55])" office:value-type="float" office:value="135.1645" calcext:value-type="float">
            <text:p>135.16</text:p>
          </table:table-cell>
          <table:table-cell table:formula="of:=ABS([.$H55]-[.J55])" office:value-type="float" office:value="59.0270592626665" calcext:value-type="float">
            <text:p>59.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5.721" calcext:value-type="float">
            <text:p>225.72</text:p>
          </table:table-cell>
          <table:table-cell office:value-type="float" office:value="38.626582064687" calcext:value-type="float">
            <text:p>38.63</text:p>
          </table:table-cell>
          <table:table-cell office:value-type="float" office:value="330.74" calcext:value-type="float">
            <text:p>330.74</text:p>
          </table:table-cell>
          <table:table-cell office:value-type="float" office:value="286.936040850368" calcext:value-type="float">
            <text:p>286.94</text:p>
          </table:table-cell>
          <table:table-cell/>
          <table:table-cell table:formula="of:=[.C56]+[.H55]" office:value-type="float" office:value="395.8065" calcext:value-type="float">
            <text:p>395.81</text:p>
          </table:table-cell>
          <table:table-cell table:formula="of:=[.I55]+[.E56]" office:value-type="float" office:value="635.99" calcext:value-type="float">
            <text:p>635.99</text:p>
          </table:table-cell>
          <table:table-cell table:formula="of:=[.J55]+[.F56]" office:value-type="float" office:value="516.048600113034" calcext:value-type="float">
            <text:p>516.05</text:p>
          </table:table-cell>
          <table:table-cell/>
          <table:table-cell table:formula="of:=ABS([.$H56]-[.I56])" office:value-type="float" office:value="240.1835" calcext:value-type="float">
            <text:p>240.18</text:p>
          </table:table-cell>
          <table:table-cell table:formula="of:=ABS([.$H56]-[.J56])" office:value-type="float" office:value="120.242100113034" calcext:value-type="float">
            <text:p>120.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3.011333333333" calcext:value-type="float">
            <text:p>373.01</text:p>
          </table:table-cell>
          <table:table-cell office:value-type="float" office:value="34.3265277348778" calcext:value-type="float">
            <text:p>34.33</text:p>
          </table:table-cell>
          <table:table-cell office:value-type="float" office:value="447.39" calcext:value-type="float">
            <text:p>447.39</text:p>
          </table:table-cell>
          <table:table-cell office:value-type="float" office:value="410.393139985434" calcext:value-type="float">
            <text:p>410.39</text:p>
          </table:table-cell>
          <table:table-cell/>
          <table:table-cell table:formula="of:=[.C57]+[.H56]" office:value-type="float" office:value="768.817833333333" calcext:value-type="float">
            <text:p>768.82</text:p>
          </table:table-cell>
          <table:table-cell table:formula="of:=[.I56]+[.E57]" office:value-type="float" office:value="1083.38" calcext:value-type="float">
            <text:p>1083.38</text:p>
          </table:table-cell>
          <table:table-cell table:formula="of:=[.J56]+[.F57]" office:value-type="float" office:value="926.441740098469" calcext:value-type="float">
            <text:p>926.44</text:p>
          </table:table-cell>
          <table:table-cell/>
          <table:table-cell table:formula="of:=ABS([.$H57]-[.I57])" office:value-type="float" office:value="314.562166666667" calcext:value-type="float">
            <text:p>314.56</text:p>
          </table:table-cell>
          <table:table-cell table:formula="of:=ABS([.$H57]-[.J57])" office:value-type="float" office:value="157.623906765135" calcext:value-type="float">
            <text:p>157.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7.8485" calcext:value-type="float">
            <text:p>427.85</text:p>
          </table:table-cell>
          <table:table-cell office:value-type="float" office:value="20.676113392028" calcext:value-type="float">
            <text:p>20.68</text:p>
          </table:table-cell>
          <table:table-cell office:value-type="float" office:value="472.3" calcext:value-type="float">
            <text:p>472.30</text:p>
          </table:table-cell>
          <table:table-cell office:value-type="float" office:value="464.72321145299" calcext:value-type="float">
            <text:p>464.72</text:p>
          </table:table-cell>
          <table:table-cell/>
          <table:table-cell table:formula="of:=[.C58]+[.H57]" office:value-type="float" office:value="1196.66633333333" calcext:value-type="float">
            <text:p>1196.67</text:p>
          </table:table-cell>
          <table:table-cell table:formula="of:=[.I57]+[.E58]" office:value-type="float" office:value="1555.68" calcext:value-type="float">
            <text:p>1555.68</text:p>
          </table:table-cell>
          <table:table-cell table:formula="of:=[.J57]+[.F58]" office:value-type="float" office:value="1391.16495155146" calcext:value-type="float">
            <text:p>1391.16</text:p>
          </table:table-cell>
          <table:table-cell/>
          <table:table-cell table:formula="of:=ABS([.$H58]-[.I58])" office:value-type="float" office:value="359.013666666667" calcext:value-type="float">
            <text:p>359.01</text:p>
          </table:table-cell>
          <table:table-cell table:formula="of:=ABS([.$H58]-[.J58])" office:value-type="float" office:value="194.498618218125" calcext:value-type="float">
            <text:p>194.5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2.843666666667" calcext:value-type="float">
            <text:p>492.84</text:p>
          </table:table-cell>
          <table:table-cell office:value-type="float" office:value="18.3795636056282" calcext:value-type="float">
            <text:p>18.38</text:p>
          </table:table-cell>
          <table:table-cell office:value-type="float" office:value="504.32" calcext:value-type="float">
            <text:p>504.32</text:p>
          </table:table-cell>
          <table:table-cell office:value-type="float" office:value="523.412230145425" calcext:value-type="float">
            <text:p>523.41</text:p>
          </table:table-cell>
          <table:table-cell/>
          <table:table-cell table:formula="of:=[.C59]+[.H58]" office:value-type="float" office:value="1689.51" calcext:value-type="float">
            <text:p>1689.51</text:p>
          </table:table-cell>
          <table:table-cell table:formula="of:=[.I58]+[.E59]" office:value-type="float" office:value="2060" calcext:value-type="float">
            <text:p>2060.00</text:p>
          </table:table-cell>
          <table:table-cell table:formula="of:=[.J58]+[.F59]" office:value-type="float" office:value="1914.57718169688" calcext:value-type="float">
            <text:p>1914.58</text:p>
          </table:table-cell>
          <table:table-cell/>
          <table:table-cell table:formula="of:=ABS([.$H59]-[.I59])" office:value-type="float" office:value="370.49" calcext:value-type="float">
            <text:p>370.49</text:p>
          </table:table-cell>
          <table:table-cell table:formula="of:=ABS([.$H59]-[.J59])" office:value-type="float" office:value="225.067181696883" calcext:value-type="float">
            <text:p>225.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8.175" calcext:value-type="float">
            <text:p>498.18</text:p>
          </table:table-cell>
          <table:table-cell office:value-type="float" office:value="78.2314677160029" calcext:value-type="float">
            <text:p>78.23</text:p>
          </table:table-cell>
          <table:table-cell office:value-type="float" office:value="501.31" calcext:value-type="float">
            <text:p>501.31</text:p>
          </table:table-cell>
          <table:table-cell office:value-type="float" office:value="501.608342456809" calcext:value-type="float">
            <text:p>501.61</text:p>
          </table:table-cell>
          <table:table-cell/>
          <table:table-cell table:formula="of:=[.C60]+[.H59]" office:value-type="float" office:value="2187.685" calcext:value-type="float">
            <text:p>2187.69</text:p>
          </table:table-cell>
          <table:table-cell table:formula="of:=[.I59]+[.E60]" office:value-type="float" office:value="2561.31" calcext:value-type="float">
            <text:p>2561.31</text:p>
          </table:table-cell>
          <table:table-cell table:formula="of:=[.J59]+[.F60]" office:value-type="float" office:value="2416.18552415369" calcext:value-type="float">
            <text:p>2416.19</text:p>
          </table:table-cell>
          <table:table-cell/>
          <table:table-cell table:formula="of:=ABS([.$H60]-[.I60])" office:value-type="float" office:value="373.625" calcext:value-type="float">
            <text:p>373.63</text:p>
          </table:table-cell>
          <table:table-cell table:formula="of:=ABS([.$H60]-[.J60])" office:value-type="float" office:value="228.500524153692" calcext:value-type="float">
            <text:p>228.5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2.034666666667" calcext:value-type="float">
            <text:p>382.03</text:p>
          </table:table-cell>
          <table:table-cell office:value-type="float" office:value="53.5749993404884" calcext:value-type="float">
            <text:p>53.57</text:p>
          </table:table-cell>
          <table:table-cell office:value-type="float" office:value="430.63" calcext:value-type="float">
            <text:p>430.63</text:p>
          </table:table-cell>
          <table:table-cell office:value-type="float" office:value="415.37824659104" calcext:value-type="float">
            <text:p>415.38</text:p>
          </table:table-cell>
          <table:table-cell/>
          <table:table-cell table:formula="of:=[.C61]+[.H60]" office:value-type="float" office:value="2569.71966666667" calcext:value-type="float">
            <text:p>2569.72</text:p>
          </table:table-cell>
          <table:table-cell table:formula="of:=[.I60]+[.E61]" office:value-type="float" office:value="2991.94" calcext:value-type="float">
            <text:p>2991.94</text:p>
          </table:table-cell>
          <table:table-cell table:formula="of:=[.J60]+[.F61]" office:value-type="float" office:value="2831.56377074473" calcext:value-type="float">
            <text:p>2831.56</text:p>
          </table:table-cell>
          <table:table-cell/>
          <table:table-cell table:formula="of:=ABS([.$H61]-[.I61])" office:value-type="float" office:value="422.220333333333" calcext:value-type="float">
            <text:p>422.22</text:p>
          </table:table-cell>
          <table:table-cell table:formula="of:=ABS([.$H61]-[.J61])" office:value-type="float" office:value="261.844104078065" calcext:value-type="float">
            <text:p>261.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3.62775" calcext:value-type="float">
            <text:p>243.63</text:p>
          </table:table-cell>
          <table:table-cell office:value-type="float" office:value="69.246436357765" calcext:value-type="float">
            <text:p>69.25</text:p>
          </table:table-cell>
          <table:table-cell office:value-type="float" office:value="357.16998" calcext:value-type="float">
            <text:p>357.17</text:p>
          </table:table-cell>
          <table:table-cell office:value-type="float" office:value="321.779090318343" calcext:value-type="float">
            <text:p>321.78</text:p>
          </table:table-cell>
          <table:table-cell/>
          <table:table-cell table:formula="of:=[.C62]+[.H61]" office:value-type="float" office:value="2813.34741666667" calcext:value-type="float">
            <text:p>2813.35</text:p>
          </table:table-cell>
          <table:table-cell table:formula="of:=[.I61]+[.E62]" office:value-type="float" office:value="3349.10998" calcext:value-type="float">
            <text:p>3349.11</text:p>
          </table:table-cell>
          <table:table-cell table:formula="of:=[.J61]+[.F62]" office:value-type="float" office:value="3153.34286106308" calcext:value-type="float">
            <text:p>3153.34</text:p>
          </table:table-cell>
          <table:table-cell/>
          <table:table-cell table:formula="of:=ABS([.$H62]-[.I62])" office:value-type="float" office:value="535.762563333333" calcext:value-type="float">
            <text:p>535.76</text:p>
          </table:table-cell>
          <table:table-cell table:formula="of:=ABS([.$H62]-[.J62])" office:value-type="float" office:value="339.995444396408" calcext:value-type="float">
            <text:p>340.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2.921333333333" calcext:value-type="float">
            <text:p>142.92</text:p>
          </table:table-cell>
          <table:table-cell office:value-type="float" office:value="0.31673543113035" calcext:value-type="float">
            <text:p>0.32</text:p>
          </table:table-cell>
          <table:table-cell office:value-type="float" office:value="231.64001" calcext:value-type="float">
            <text:p>231.64</text:p>
          </table:table-cell>
          <table:table-cell office:value-type="float" office:value="188.305526265886" calcext:value-type="float">
            <text:p>188.31</text:p>
          </table:table-cell>
          <table:table-cell/>
          <table:table-cell table:formula="of:=[.C63]+[.H62]" office:value-type="float" office:value="2956.26875" calcext:value-type="float">
            <text:p>2956.27</text:p>
          </table:table-cell>
          <table:table-cell table:formula="of:=[.I62]+[.E63]" office:value-type="float" office:value="3580.74999" calcext:value-type="float">
            <text:p>3580.75</text:p>
          </table:table-cell>
          <table:table-cell table:formula="of:=[.J62]+[.F63]" office:value-type="float" office:value="3341.64838732896" calcext:value-type="float">
            <text:p>3341.65</text:p>
          </table:table-cell>
          <table:table-cell/>
          <table:table-cell table:formula="of:=ABS([.$H63]-[.I63])" office:value-type="float" office:value="624.48124" calcext:value-type="float">
            <text:p>624.48</text:p>
          </table:table-cell>
          <table:table-cell table:formula="of:=ABS([.$H63]-[.J63])" office:value-type="float" office:value="385.379637328962" calcext:value-type="float">
            <text:p>385.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9.7905" calcext:value-type="float">
            <text:p>69.79</text:p>
          </table:table-cell>
          <table:table-cell office:value-type="float" office:value="13.8478267970104" calcext:value-type="float">
            <text:p>13.85</text:p>
          </table:table-cell>
          <table:table-cell office:value-type="float" office:value="148.70999" calcext:value-type="float">
            <text:p>148.71</text:p>
          </table:table-cell>
          <table:table-cell office:value-type="float" office:value="108.474495261023" calcext:value-type="float">
            <text:p>108.47</text:p>
          </table:table-cell>
          <table:table-cell/>
          <table:table-cell table:formula="of:=[.C64]+[.H63]" office:value-type="float" office:value="3026.05925" calcext:value-type="float">
            <text:p>3026.06</text:p>
          </table:table-cell>
          <table:table-cell table:formula="of:=[.I63]+[.E64]" office:value-type="float" office:value="3729.45998" calcext:value-type="float">
            <text:p>3729.46</text:p>
          </table:table-cell>
          <table:table-cell table:formula="of:=[.J63]+[.F64]" office:value-type="float" office:value="3450.12288258998" calcext:value-type="float">
            <text:p>3450.12</text:p>
          </table:table-cell>
          <table:table-cell/>
          <table:table-cell table:formula="of:=ABS([.$H64]-[.I64])" office:value-type="float" office:value="703.40073" calcext:value-type="float">
            <text:p>703.40</text:p>
          </table:table-cell>
          <table:table-cell table:formula="of:=ABS([.$H64]-[.J64])" office:value-type="float" office:value="424.063632589985" calcext:value-type="float">
            <text:p>424.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.1615" calcext:value-type="float">
            <text:p>50.16</text:p>
          </table:table-cell>
          <table:table-cell office:value-type="float" office:value="9.27230530486711" calcext:value-type="float">
            <text:p>9.27</text:p>
          </table:table-cell>
          <table:table-cell office:value-type="float" office:value="113.71001" calcext:value-type="float">
            <text:p>113.71</text:p>
          </table:table-cell>
          <table:table-cell office:value-type="float" office:value="80.336203258404" calcext:value-type="float">
            <text:p>80.34</text:p>
          </table:table-cell>
          <table:table-cell/>
          <table:table-cell table:formula="of:=[.C65]+[.H64]" office:value-type="float" office:value="3076.22075" calcext:value-type="float">
            <text:p>3076.22</text:p>
          </table:table-cell>
          <table:table-cell table:formula="of:=[.I64]+[.E65]" office:value-type="float" office:value="3843.16999" calcext:value-type="float">
            <text:p>3843.17</text:p>
          </table:table-cell>
          <table:table-cell table:formula="of:=[.J64]+[.F65]" office:value-type="float" office:value="3530.45908584839" calcext:value-type="float">
            <text:p>3530.46</text:p>
          </table:table-cell>
          <table:table-cell/>
          <table:table-cell table:formula="of:=ABS([.$H65]-[.I65])" office:value-type="float" office:value="766.94924" calcext:value-type="float">
            <text:p>766.95</text:p>
          </table:table-cell>
          <table:table-cell table:formula="of:=ABS([.$H65]-[.J65])" office:value-type="float" office:value="454.238335848389" calcext:value-type="float">
            <text:p>454.24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11" table:formula="of:=MAX([.L54:.L65])" office:value-type="float" office:value="766.94924" calcext:value-type="float">
            <text:p>766.95</text:p>
          </table:table-cell>
          <table:table-cell table:style-name="ce10" table:formula="of:=MAX([.M54:.M65])" office:value-type="float" office:value="454.238335848389" calcext:value-type="float">
            <text:p>454.24</text:p>
          </table:table-cell>
        </table:table-row>
        <table:table-row table:style-name="ro1">
          <table:table-cell office:value-type="string" calcext:value-type="string">
            <text:p>https://pvoutput.org/aggregate.jsp?id=7986&amp;sid=6460&amp;v=0&amp;t=m</text:p>
          </table:table-cell>
          <table:table-cell office:value-type="float" office:value="1" calcext:value-type="float">
            <text:p>1</text:p>
          </table:table-cell>
          <table:table-cell office:value-type="float" office:value="27.993" calcext:value-type="float">
            <text:p>27.99</text:p>
          </table:table-cell>
          <table:table-cell office:value-type="float" office:value="5.65544003593001" calcext:value-type="float">
            <text:p>5.66</text:p>
          </table:table-cell>
          <table:table-cell office:value-type="float" office:value="46.92" calcext:value-type="float">
            <text:p>46.92</text:p>
          </table:table-cell>
          <table:table-cell office:value-type="float" office:value="33.3564724720073" calcext:value-type="float">
            <text:p>33.36</text:p>
          </table:table-cell>
          <table:table-cell/>
          <table:table-cell table:formula="of:=[.C67]" office:value-type="float" office:value="27.993" calcext:value-type="float">
            <text:p>27.99</text:p>
          </table:table-cell>
          <table:table-cell table:formula="of:=[.E67]" office:value-type="float" office:value="46.92" calcext:value-type="float">
            <text:p>46.92</text:p>
          </table:table-cell>
          <table:table-cell table:formula="of:=[.F67]" office:value-type="float" office:value="33.3564724720073" calcext:value-type="float">
            <text:p>33.36</text:p>
          </table:table-cell>
          <table:table-cell/>
          <table:table-cell table:formula="of:=ABS([.$H67]-[.I67])" office:value-type="float" office:value="18.927" calcext:value-type="float">
            <text:p>18.93</text:p>
          </table:table-cell>
          <table:table-cell table:formula="of:=ABS([.$H67]-[.J67])" office:value-type="float" office:value="5.3634724720073" calcext:value-type="float">
            <text:p>5.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.483" calcext:value-type="float">
            <text:p>38.48</text:p>
          </table:table-cell>
          <table:table-cell office:value-type="float" office:value="17.6762553161013" calcext:value-type="float">
            <text:p>17.68</text:p>
          </table:table-cell>
          <table:table-cell office:value-type="float" office:value="64.05" calcext:value-type="float">
            <text:p>64.05</text:p>
          </table:table-cell>
          <table:table-cell office:value-type="float" office:value="47.5198583315745" calcext:value-type="float">
            <text:p>47.52</text:p>
          </table:table-cell>
          <table:table-cell/>
          <table:table-cell table:formula="of:=[.C68]+[.H67]" office:value-type="float" office:value="66.476" calcext:value-type="float">
            <text:p>66.48</text:p>
          </table:table-cell>
          <table:table-cell table:formula="of:=[.I67]+[.E68]" office:value-type="float" office:value="110.97" calcext:value-type="float">
            <text:p>110.97</text:p>
          </table:table-cell>
          <table:table-cell table:formula="of:=[.J67]+[.F68]" office:value-type="float" office:value="80.8763308035818" calcext:value-type="float">
            <text:p>80.88</text:p>
          </table:table-cell>
          <table:table-cell/>
          <table:table-cell table:formula="of:=ABS([.$H68]-[.I68])" office:value-type="float" office:value="44.494" calcext:value-type="float">
            <text:p>44.49</text:p>
          </table:table-cell>
          <table:table-cell table:formula="of:=ABS([.$H68]-[.J68])" office:value-type="float" office:value="14.4003308035818" calcext:value-type="float">
            <text:p>14.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1.977" calcext:value-type="float">
            <text:p>91.98</text:p>
          </table:table-cell>
          <table:table-cell office:value-type="float" office:value="0" calcext:value-type="float">
            <text:p>0.00</text:p>
          </table:table-cell>
          <table:table-cell office:value-type="float" office:value="116.88" calcext:value-type="float">
            <text:p>116.88</text:p>
          </table:table-cell>
          <table:table-cell office:value-type="float" office:value="97.1453809221888" calcext:value-type="float">
            <text:p>97.15</text:p>
          </table:table-cell>
          <table:table-cell/>
          <table:table-cell table:formula="of:=[.C69]+[.H68]" office:value-type="float" office:value="158.453" calcext:value-type="float">
            <text:p>158.45</text:p>
          </table:table-cell>
          <table:table-cell table:formula="of:=[.I68]+[.E69]" office:value-type="float" office:value="227.85" calcext:value-type="float">
            <text:p>227.85</text:p>
          </table:table-cell>
          <table:table-cell table:formula="of:=[.J68]+[.F69]" office:value-type="float" office:value="178.021711725771" calcext:value-type="float">
            <text:p>178.02</text:p>
          </table:table-cell>
          <table:table-cell/>
          <table:table-cell table:formula="of:=ABS([.$H69]-[.I69])" office:value-type="float" office:value="69.397" calcext:value-type="float">
            <text:p>69.40</text:p>
          </table:table-cell>
          <table:table-cell table:formula="of:=ABS([.$H69]-[.J69])" office:value-type="float" office:value="19.5687117257706" calcext:value-type="float">
            <text:p>19.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3.99" calcext:value-type="float">
            <text:p>153.99</text:p>
          </table:table-cell>
          <table:table-cell office:value-type="float" office:value="0" calcext:value-type="float">
            <text:p>0.00</text:p>
          </table:table-cell>
          <table:table-cell office:value-type="float" office:value="159.38" calcext:value-type="float">
            <text:p>159.38</text:p>
          </table:table-cell>
          <table:table-cell office:value-type="float" office:value="138.56334887295" calcext:value-type="float">
            <text:p>138.56</text:p>
          </table:table-cell>
          <table:table-cell/>
          <table:table-cell table:formula="of:=[.C70]+[.H69]" office:value-type="float" office:value="312.443" calcext:value-type="float">
            <text:p>312.44</text:p>
          </table:table-cell>
          <table:table-cell table:formula="of:=[.I69]+[.E70]" office:value-type="float" office:value="387.23" calcext:value-type="float">
            <text:p>387.23</text:p>
          </table:table-cell>
          <table:table-cell table:formula="of:=[.J69]+[.F70]" office:value-type="float" office:value="316.585060598721" calcext:value-type="float">
            <text:p>316.59</text:p>
          </table:table-cell>
          <table:table-cell/>
          <table:table-cell table:formula="of:=ABS([.$H70]-[.I70])" office:value-type="float" office:value="74.787" calcext:value-type="float">
            <text:p>74.79</text:p>
          </table:table-cell>
          <table:table-cell table:formula="of:=ABS([.$H70]-[.J70])" office:value-type="float" office:value="4.1420605987206" calcext:value-type="float">
            <text:p>4.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9.999" calcext:value-type="float">
            <text:p>190.00</text:p>
          </table:table-cell>
          <table:table-cell office:value-type="float" office:value="0" calcext:value-type="float">
            <text:p>0.00</text:p>
          </table:table-cell>
          <table:table-cell office:value-type="float" office:value="167.09" calcext:value-type="float">
            <text:p>167.09</text:p>
          </table:table-cell>
          <table:table-cell office:value-type="float" office:value="151.546930203019" calcext:value-type="float">
            <text:p>151.55</text:p>
          </table:table-cell>
          <table:table-cell/>
          <table:table-cell table:formula="of:=[.C71]+[.H70]" office:value-type="float" office:value="502.442" calcext:value-type="float">
            <text:p>502.44</text:p>
          </table:table-cell>
          <table:table-cell table:formula="of:=[.I70]+[.E71]" office:value-type="float" office:value="554.32" calcext:value-type="float">
            <text:p>554.32</text:p>
          </table:table-cell>
          <table:table-cell table:formula="of:=[.J70]+[.F71]" office:value-type="float" office:value="468.13199080174" calcext:value-type="float">
            <text:p>468.13</text:p>
          </table:table-cell>
          <table:table-cell/>
          <table:table-cell table:formula="of:=ABS([.$H71]-[.I71])" office:value-type="float" office:value="51.878" calcext:value-type="float">
            <text:p>51.88</text:p>
          </table:table-cell>
          <table:table-cell table:formula="of:=ABS([.$H71]-[.J71])" office:value-type="float" office:value="34.3100091982604" calcext:value-type="float">
            <text:p>34.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.00</text:p>
          </table:table-cell>
          <table:table-cell office:value-type="float" office:value="0" calcext:value-type="float">
            <text:p>0.00</text:p>
          </table:table-cell>
          <table:table-cell office:value-type="float" office:value="177.03" calcext:value-type="float">
            <text:p>177.03</text:p>
          </table:table-cell>
          <table:table-cell office:value-type="float" office:value="168.052456243005" calcext:value-type="float">
            <text:p>168.05</text:p>
          </table:table-cell>
          <table:table-cell/>
          <table:table-cell table:formula="of:=[.C72]+[.H71]" office:value-type="float" office:value="670.442" calcext:value-type="float">
            <text:p>670.44</text:p>
          </table:table-cell>
          <table:table-cell table:formula="of:=[.I71]+[.E72]" office:value-type="float" office:value="731.35" calcext:value-type="float">
            <text:p>731.35</text:p>
          </table:table-cell>
          <table:table-cell table:formula="of:=[.J71]+[.F72]" office:value-type="float" office:value="636.184447044745" calcext:value-type="float">
            <text:p>636.18</text:p>
          </table:table-cell>
          <table:table-cell/>
          <table:table-cell table:formula="of:=ABS([.$H72]-[.I72])" office:value-type="float" office:value="60.908" calcext:value-type="float">
            <text:p>60.91</text:p>
          </table:table-cell>
          <table:table-cell table:formula="of:=ABS([.$H72]-[.J72])" office:value-type="float" office:value="34.2575529552555" calcext:value-type="float">
            <text:p>34.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1.3365" calcext:value-type="float">
            <text:p>151.34</text:p>
          </table:table-cell>
          <table:table-cell office:value-type="float" office:value="13.6422111294321" calcext:value-type="float">
            <text:p>13.64</text:p>
          </table:table-cell>
          <table:table-cell office:value-type="float" office:value="180.06" calcext:value-type="float">
            <text:p>180.06</text:p>
          </table:table-cell>
          <table:table-cell office:value-type="float" office:value="165.607654412735" calcext:value-type="float">
            <text:p>165.61</text:p>
          </table:table-cell>
          <table:table-cell/>
          <table:table-cell table:formula="of:=[.C73]+[.H72]" office:value-type="float" office:value="821.7785" calcext:value-type="float">
            <text:p>821.78</text:p>
          </table:table-cell>
          <table:table-cell table:formula="of:=[.I72]+[.E73]" office:value-type="float" office:value="911.41" calcext:value-type="float">
            <text:p>911.41</text:p>
          </table:table-cell>
          <table:table-cell table:formula="of:=[.J72]+[.F73]" office:value-type="float" office:value="801.792101457479" calcext:value-type="float">
            <text:p>801.79</text:p>
          </table:table-cell>
          <table:table-cell/>
          <table:table-cell table:formula="of:=ABS([.$H73]-[.I73])" office:value-type="float" office:value="89.6315000000001" calcext:value-type="float">
            <text:p>89.63</text:p>
          </table:table-cell>
          <table:table-cell table:formula="of:=ABS([.$H73]-[.J73])" office:value-type="float" office:value="19.9863985425205" calcext:value-type="float">
            <text:p>19.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1.985" calcext:value-type="float">
            <text:p>121.99</text:p>
          </table:table-cell>
          <table:table-cell office:value-type="float" office:value="11.31088007186" calcext:value-type="float">
            <text:p>11.31</text:p>
          </table:table-cell>
          <table:table-cell office:value-type="float" office:value="152.9" calcext:value-type="float">
            <text:p>152.90</text:p>
          </table:table-cell>
          <table:table-cell office:value-type="float" office:value="136.192157952781" calcext:value-type="float">
            <text:p>136.19</text:p>
          </table:table-cell>
          <table:table-cell/>
          <table:table-cell table:formula="of:=[.C74]+[.H73]" office:value-type="float" office:value="943.7635" calcext:value-type="float">
            <text:p>943.76</text:p>
          </table:table-cell>
          <table:table-cell table:formula="of:=[.I73]+[.E74]" office:value-type="float" office:value="1064.31" calcext:value-type="float">
            <text:p>1064.31</text:p>
          </table:table-cell>
          <table:table-cell table:formula="of:=[.J73]+[.F74]" office:value-type="float" office:value="937.984259410261" calcext:value-type="float">
            <text:p>937.98</text:p>
          </table:table-cell>
          <table:table-cell/>
          <table:table-cell table:formula="of:=ABS([.$H74]-[.I74])" office:value-type="float" office:value="120.5465" calcext:value-type="float">
            <text:p>120.55</text:p>
          </table:table-cell>
          <table:table-cell table:formula="of:=ABS([.$H74]-[.J74])" office:value-type="float" office:value="5.77924058973952" calcext:value-type="float">
            <text:p>5.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0.88" calcext:value-type="float">
            <text:p>110.88</text:p>
          </table:table-cell>
          <table:table-cell office:value-type="float" office:value="15.6977705423414" calcext:value-type="float">
            <text:p>15.70</text:p>
          </table:table-cell>
          <table:table-cell office:value-type="float" office:value="128.07" calcext:value-type="float">
            <text:p>128.07</text:p>
          </table:table-cell>
          <table:table-cell office:value-type="float" office:value="109.830080610789" calcext:value-type="float">
            <text:p>109.83</text:p>
          </table:table-cell>
          <table:table-cell/>
          <table:table-cell table:formula="of:=[.C75]+[.H74]" office:value-type="float" office:value="1054.6435" calcext:value-type="float">
            <text:p>1054.64</text:p>
          </table:table-cell>
          <table:table-cell table:formula="of:=[.I74]+[.E75]" office:value-type="float" office:value="1192.38" calcext:value-type="float">
            <text:p>1192.38</text:p>
          </table:table-cell>
          <table:table-cell table:formula="of:=[.J74]+[.F75]" office:value-type="float" office:value="1047.81434002105" calcext:value-type="float">
            <text:p>1047.81</text:p>
          </table:table-cell>
          <table:table-cell/>
          <table:table-cell table:formula="of:=ABS([.$H75]-[.I75])" office:value-type="float" office:value="137.7365" calcext:value-type="float">
            <text:p>137.74</text:p>
          </table:table-cell>
          <table:table-cell table:formula="of:=ABS([.$H75]-[.J75])" office:value-type="float" office:value="6.82915997895066" calcext:value-type="float">
            <text:p>6.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.6405" calcext:value-type="float">
            <text:p>60.64</text:p>
          </table:table-cell>
          <table:table-cell office:value-type="float" office:value="10.5917524753933" calcext:value-type="float">
            <text:p>10.59</text:p>
          </table:table-cell>
          <table:table-cell office:value-type="float" office:value="85.9" calcext:value-type="float">
            <text:p>85.90</text:p>
          </table:table-cell>
          <table:table-cell office:value-type="float" office:value="67.3342654146748" calcext:value-type="float">
            <text:p>67.33</text:p>
          </table:table-cell>
          <table:table-cell/>
          <table:table-cell table:formula="of:=[.C76]+[.H75]" office:value-type="float" office:value="1115.284" calcext:value-type="float">
            <text:p>1115.28</text:p>
          </table:table-cell>
          <table:table-cell table:formula="of:=[.I75]+[.E76]" office:value-type="float" office:value="1278.28" calcext:value-type="float">
            <text:p>1278.28</text:p>
          </table:table-cell>
          <table:table-cell table:formula="of:=[.J75]+[.F76]" office:value-type="float" office:value="1115.14860543572" calcext:value-type="float">
            <text:p>1115.15</text:p>
          </table:table-cell>
          <table:table-cell/>
          <table:table-cell table:formula="of:=ABS([.$H76]-[.I76])" office:value-type="float" office:value="162.996" calcext:value-type="float">
            <text:p>163.00</text:p>
          </table:table-cell>
          <table:table-cell table:formula="of:=ABS([.$H76]-[.J76])" office:value-type="float" office:value="0.135394564275884" calcext:value-type="float">
            <text:p>0.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.915" calcext:value-type="float">
            <text:p>33.92</text:p>
          </table:table-cell>
          <table:table-cell office:value-type="float" office:value="1.29400540957138" calcext:value-type="float">
            <text:p>1.29</text:p>
          </table:table-cell>
          <table:table-cell office:value-type="float" office:value="56.39" calcext:value-type="float">
            <text:p>56.39</text:p>
          </table:table-cell>
          <table:table-cell office:value-type="float" office:value="40.1737142450904" calcext:value-type="float">
            <text:p>40.17</text:p>
          </table:table-cell>
          <table:table-cell/>
          <table:table-cell table:formula="of:=[.C77]+[.H76]" office:value-type="float" office:value="1149.199" calcext:value-type="float">
            <text:p>1149.20</text:p>
          </table:table-cell>
          <table:table-cell table:formula="of:=[.I76]+[.E77]" office:value-type="float" office:value="1334.67" calcext:value-type="float">
            <text:p>1334.67</text:p>
          </table:table-cell>
          <table:table-cell table:formula="of:=[.J76]+[.F77]" office:value-type="float" office:value="1155.32231968081" calcext:value-type="float">
            <text:p>1155.32</text:p>
          </table:table-cell>
          <table:table-cell/>
          <table:table-cell table:formula="of:=ABS([.$H77]-[.I77])" office:value-type="float" office:value="185.471" calcext:value-type="float">
            <text:p>185.47</text:p>
          </table:table-cell>
          <table:table-cell table:formula="of:=ABS([.$H77]-[.J77])" office:value-type="float" office:value="6.12331968081458" calcext:value-type="float">
            <text:p>6.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.277" calcext:value-type="float">
            <text:p>39.28</text:p>
          </table:table-cell>
          <table:table-cell office:value-type="float" office:value="28.6717657635521" calcext:value-type="float">
            <text:p>28.67</text:p>
          </table:table-cell>
          <table:table-cell office:value-type="float" office:value="44.66" calcext:value-type="float">
            <text:p>44.66</text:p>
          </table:table-cell>
          <table:table-cell office:value-type="float" office:value="30.6622232902011" calcext:value-type="float">
            <text:p>30.66</text:p>
          </table:table-cell>
          <table:table-cell/>
          <table:table-cell table:formula="of:=[.C78]+[.H77]" office:value-type="float" office:value="1188.476" calcext:value-type="float">
            <text:p>1188.48</text:p>
          </table:table-cell>
          <table:table-cell table:formula="of:=[.I77]+[.E78]" office:value-type="float" office:value="1379.33" calcext:value-type="float">
            <text:p>1379.33</text:p>
          </table:table-cell>
          <table:table-cell table:formula="of:=[.J77]+[.F78]" office:value-type="float" office:value="1185.98454297102" calcext:value-type="float">
            <text:p>1185.98</text:p>
          </table:table-cell>
          <table:table-cell/>
          <table:table-cell table:formula="of:=ABS([.$H78]-[.I78])" office:value-type="float" office:value="190.854" calcext:value-type="float">
            <text:p>190.85</text:p>
          </table:table-cell>
          <table:table-cell table:formula="of:=ABS([.$H78]-[.J78])" office:value-type="float" office:value="2.49145702898431" calcext:value-type="float">
            <text:p>2.49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11" table:formula="of:=MAX([.L67:.L78])" office:value-type="float" office:value="190.854" calcext:value-type="float">
            <text:p>190.85</text:p>
          </table:table-cell>
          <table:table-cell table:style-name="ce10" table:formula="of:=MAX([.M67:.M78])" office:value-type="float" office:value="34.3100091982604" calcext:value-type="float">
            <text:p>34.31</text:p>
          </table:table-cell>
        </table:table-row>
        <table:table-row table:style-name="ro1">
          <table:table-cell office:value-type="string" calcext:value-type="string">
            <text:p>https://pvoutput.org/summary.jsp?id=8602&amp;sid=6980</text:p>
          </table:table-cell>
          <table:table-cell office:value-type="float" office:value="1" calcext:value-type="float">
            <text:p>1</text:p>
          </table:table-cell>
          <table:table-cell office:value-type="float" office:value="45.75" calcext:value-type="float">
            <text:p>45.75</text:p>
          </table:table-cell>
          <table:table-cell office:value-type="float" office:value="3.86221007541882" calcext:value-type="float">
            <text:p>3.86</text:p>
          </table:table-cell>
          <table:table-cell office:value-type="float" office:value="31.67" calcext:value-type="float">
            <text:p>31.67</text:p>
          </table:table-cell>
          <table:table-cell office:value-type="float" office:value="115.863921599083" calcext:value-type="float">
            <text:p>115.86</text:p>
          </table:table-cell>
          <table:table-cell/>
          <table:table-cell table:formula="of:=[.C80]" office:value-type="float" office:value="45.75" calcext:value-type="float">
            <text:p>45.75</text:p>
          </table:table-cell>
          <table:table-cell table:formula="of:=[.E80]" office:value-type="float" office:value="31.67" calcext:value-type="float">
            <text:p>31.67</text:p>
          </table:table-cell>
          <table:table-cell table:formula="of:=[.F80]" office:value-type="float" office:value="115.863921599083" calcext:value-type="float">
            <text:p>115.86</text:p>
          </table:table-cell>
          <table:table-cell/>
          <table:table-cell table:formula="of:=ABS([.$H80]-[.I80])" office:value-type="float" office:value="14.08" calcext:value-type="float">
            <text:p>14.08</text:p>
          </table:table-cell>
          <table:table-cell table:formula="of:=ABS([.$H80]-[.J80])" office:value-type="float" office:value="70.113921599083" calcext:value-type="float">
            <text:p>70.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25" calcext:value-type="float">
            <text:p>113.25</text:p>
          </table:table-cell>
          <table:table-cell office:value-type="float" office:value="21.8536800867344" calcext:value-type="float">
            <text:p>21.85</text:p>
          </table:table-cell>
          <table:table-cell office:value-type="float" office:value="58.33" calcext:value-type="float">
            <text:p>58.33</text:p>
          </table:table-cell>
          <table:table-cell office:value-type="float" office:value="153.78199977347" calcext:value-type="float">
            <text:p>153.78</text:p>
          </table:table-cell>
          <table:table-cell/>
          <table:table-cell table:formula="of:=[.C81]+[.H80]" office:value-type="float" office:value="159" calcext:value-type="float">
            <text:p>159.00</text:p>
          </table:table-cell>
          <table:table-cell table:formula="of:=[.I80]+[.E81]" office:value-type="float" office:value="90" calcext:value-type="float">
            <text:p>90.00</text:p>
          </table:table-cell>
          <table:table-cell table:formula="of:=[.J80]+[.F81]" office:value-type="float" office:value="269.645921372553" calcext:value-type="float">
            <text:p>269.65</text:p>
          </table:table-cell>
          <table:table-cell/>
          <table:table-cell table:formula="of:=ABS([.$H81]-[.I81])" office:value-type="float" office:value="69" calcext:value-type="float">
            <text:p>69.00</text:p>
          </table:table-cell>
          <table:table-cell table:formula="of:=ABS([.$H81]-[.J81])" office:value-type="float" office:value="110.645921372553" calcext:value-type="float">
            <text:p>110.6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2.25" calcext:value-type="float">
            <text:p>232.25</text:p>
          </table:table-cell>
          <table:table-cell office:value-type="float" office:value="44.6719524235659" calcext:value-type="float">
            <text:p>44.67</text:p>
          </table:table-cell>
          <table:table-cell office:value-type="float" office:value="164.59" calcext:value-type="float">
            <text:p>164.59</text:p>
          </table:table-cell>
          <table:table-cell office:value-type="float" office:value="308.161996305248" calcext:value-type="float">
            <text:p>308.16</text:p>
          </table:table-cell>
          <table:table-cell/>
          <table:table-cell table:formula="of:=[.C82]+[.H81]" office:value-type="float" office:value="391.25" calcext:value-type="float">
            <text:p>391.25</text:p>
          </table:table-cell>
          <table:table-cell table:formula="of:=[.I81]+[.E82]" office:value-type="float" office:value="254.59" calcext:value-type="float">
            <text:p>254.59</text:p>
          </table:table-cell>
          <table:table-cell table:formula="of:=[.J81]+[.F82]" office:value-type="float" office:value="577.807917677801" calcext:value-type="float">
            <text:p>577.81</text:p>
          </table:table-cell>
          <table:table-cell/>
          <table:table-cell table:formula="of:=ABS([.$H82]-[.I82])" office:value-type="float" office:value="136.66" calcext:value-type="float">
            <text:p>136.66</text:p>
          </table:table-cell>
          <table:table-cell table:formula="of:=ABS([.$H82]-[.J82])" office:value-type="float" office:value="186.557917677801" calcext:value-type="float">
            <text:p>186.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3.5" calcext:value-type="float">
            <text:p>343.50</text:p>
          </table:table-cell>
          <table:table-cell office:value-type="float" office:value="76.4438791968766" calcext:value-type="float">
            <text:p>76.44</text:p>
          </table:table-cell>
          <table:table-cell office:value-type="float" office:value="286.11" calcext:value-type="float">
            <text:p>286.11</text:p>
          </table:table-cell>
          <table:table-cell office:value-type="float" office:value="419.182964728706" calcext:value-type="float">
            <text:p>419.18</text:p>
          </table:table-cell>
          <table:table-cell/>
          <table:table-cell table:formula="of:=[.C83]+[.H82]" office:value-type="float" office:value="734.75" calcext:value-type="float">
            <text:p>734.75</text:p>
          </table:table-cell>
          <table:table-cell table:formula="of:=[.I82]+[.E83]" office:value-type="float" office:value="540.7" calcext:value-type="float">
            <text:p>540.70</text:p>
          </table:table-cell>
          <table:table-cell table:formula="of:=[.J82]+[.F83]" office:value-type="float" office:value="996.990882406507" calcext:value-type="float">
            <text:p>996.99</text:p>
          </table:table-cell>
          <table:table-cell/>
          <table:table-cell table:formula="of:=ABS([.$H83]-[.I83])" office:value-type="float" office:value="194.05" calcext:value-type="float">
            <text:p>194.05</text:p>
          </table:table-cell>
          <table:table-cell table:formula="of:=ABS([.$H83]-[.J83])" office:value-type="float" office:value="262.240882406507" calcext:value-type="float">
            <text:p>262.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2.75" calcext:value-type="float">
            <text:p>392.75</text:p>
          </table:table-cell>
          <table:table-cell office:value-type="float" office:value="53.6368965048004" calcext:value-type="float">
            <text:p>53.64</text:p>
          </table:table-cell>
          <table:table-cell office:value-type="float" office:value="355.88" calcext:value-type="float">
            <text:p>355.88</text:p>
          </table:table-cell>
          <table:table-cell office:value-type="float" office:value="455.080113732528" calcext:value-type="float">
            <text:p>455.08</text:p>
          </table:table-cell>
          <table:table-cell/>
          <table:table-cell table:formula="of:=[.C84]+[.H83]" office:value-type="float" office:value="1127.5" calcext:value-type="float">
            <text:p>1127.50</text:p>
          </table:table-cell>
          <table:table-cell table:formula="of:=[.I83]+[.E84]" office:value-type="float" office:value="896.58" calcext:value-type="float">
            <text:p>896.58</text:p>
          </table:table-cell>
          <table:table-cell table:formula="of:=[.J83]+[.F84]" office:value-type="float" office:value="1452.07099613904" calcext:value-type="float">
            <text:p>1452.07</text:p>
          </table:table-cell>
          <table:table-cell/>
          <table:table-cell table:formula="of:=ABS([.$H84]-[.I84])" office:value-type="float" office:value="230.92" calcext:value-type="float">
            <text:p>230.92</text:p>
          </table:table-cell>
          <table:table-cell table:formula="of:=ABS([.$H84]-[.J84])" office:value-type="float" office:value="324.570996139035" calcext:value-type="float">
            <text:p>324.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0.666666666667" calcext:value-type="float">
            <text:p>420.67</text:p>
          </table:table-cell>
          <table:table-cell office:value-type="float" office:value="52.5579045751763" calcext:value-type="float">
            <text:p>52.56</text:p>
          </table:table-cell>
          <table:table-cell office:value-type="float" office:value="390.52" calcext:value-type="float">
            <text:p>390.52</text:p>
          </table:table-cell>
          <table:table-cell office:value-type="float" office:value="496.450125131902" calcext:value-type="float">
            <text:p>496.45</text:p>
          </table:table-cell>
          <table:table-cell/>
          <table:table-cell table:formula="of:=[.C85]+[.H84]" office:value-type="float" office:value="1548.16666666667" calcext:value-type="float">
            <text:p>1548.17</text:p>
          </table:table-cell>
          <table:table-cell table:formula="of:=[.I84]+[.E85]" office:value-type="float" office:value="1287.1" calcext:value-type="float">
            <text:p>1287.10</text:p>
          </table:table-cell>
          <table:table-cell table:formula="of:=[.J84]+[.F85]" office:value-type="float" office:value="1948.52112127094" calcext:value-type="float">
            <text:p>1948.52</text:p>
          </table:table-cell>
          <table:table-cell/>
          <table:table-cell table:formula="of:=ABS([.$H85]-[.I85])" office:value-type="float" office:value="261.066666666667" calcext:value-type="float">
            <text:p>261.07</text:p>
          </table:table-cell>
          <table:table-cell table:formula="of:=ABS([.$H85]-[.J85])" office:value-type="float" office:value="400.35445460427" calcext:value-type="float">
            <text:p>400.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.00</text:p>
          </table:table-cell>
          <table:table-cell office:value-type="float" office:value="52.4213696883246" calcext:value-type="float">
            <text:p>52.42</text:p>
          </table:table-cell>
          <table:table-cell office:value-type="float" office:value="387.33" calcext:value-type="float">
            <text:p>387.33</text:p>
          </table:table-cell>
          <table:table-cell office:value-type="float" office:value="481.494680326682" calcext:value-type="float">
            <text:p>481.49</text:p>
          </table:table-cell>
          <table:table-cell/>
          <table:table-cell table:formula="of:=[.C86]+[.H85]" office:value-type="float" office:value="1988.16666666667" calcext:value-type="float">
            <text:p>1988.17</text:p>
          </table:table-cell>
          <table:table-cell table:formula="of:=[.I85]+[.E86]" office:value-type="float" office:value="1674.43" calcext:value-type="float">
            <text:p>1674.43</text:p>
          </table:table-cell>
          <table:table-cell table:formula="of:=[.J85]+[.F86]" office:value-type="float" office:value="2430.01580159762" calcext:value-type="float">
            <text:p>2430.02</text:p>
          </table:table-cell>
          <table:table-cell/>
          <table:table-cell table:formula="of:=ABS([.$H86]-[.I86])" office:value-type="float" office:value="313.736666666667" calcext:value-type="float">
            <text:p>313.74</text:p>
          </table:table-cell>
          <table:table-cell table:formula="of:=ABS([.$H86]-[.J86])" office:value-type="float" office:value="441.849134930952" calcext:value-type="float">
            <text:p>441.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.00</text:p>
          </table:table-cell>
          <table:table-cell office:value-type="float" office:value="14.142135623731" calcext:value-type="float">
            <text:p>14.14</text:p>
          </table:table-cell>
          <table:table-cell office:value-type="float" office:value="304.17" calcext:value-type="float">
            <text:p>304.17</text:p>
          </table:table-cell>
          <table:table-cell office:value-type="float" office:value="410.061649806257" calcext:value-type="float">
            <text:p>410.06</text:p>
          </table:table-cell>
          <table:table-cell/>
          <table:table-cell table:formula="of:=[.C87]+[.H86]" office:value-type="float" office:value="2357.16666666667" calcext:value-type="float">
            <text:p>2357.17</text:p>
          </table:table-cell>
          <table:table-cell table:formula="of:=[.I86]+[.E87]" office:value-type="float" office:value="1978.6" calcext:value-type="float">
            <text:p>1978.60</text:p>
          </table:table-cell>
          <table:table-cell table:formula="of:=[.J86]+[.F87]" office:value-type="float" office:value="2840.07745140388" calcext:value-type="float">
            <text:p>2840.08</text:p>
          </table:table-cell>
          <table:table-cell/>
          <table:table-cell table:formula="of:=ABS([.$H87]-[.I87])" office:value-type="float" office:value="378.566666666667" calcext:value-type="float">
            <text:p>378.57</text:p>
          </table:table-cell>
          <table:table-cell table:formula="of:=ABS([.$H87]-[.J87])" office:value-type="float" office:value="482.910784737209" calcext:value-type="float">
            <text:p>482.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.00</text:p>
          </table:table-cell>
          <table:table-cell office:value-type="float" office:value="73.5391052434009" calcext:value-type="float">
            <text:p>73.54</text:p>
          </table:table-cell>
          <table:table-cell office:value-type="float" office:value="198.64" calcext:value-type="float">
            <text:p>198.64</text:p>
          </table:table-cell>
          <table:table-cell office:value-type="float" office:value="332.93699828362" calcext:value-type="float">
            <text:p>332.94</text:p>
          </table:table-cell>
          <table:table-cell/>
          <table:table-cell table:formula="of:=[.C88]+[.H87]" office:value-type="float" office:value="2580.16666666667" calcext:value-type="float">
            <text:p>2580.17</text:p>
          </table:table-cell>
          <table:table-cell table:formula="of:=[.I87]+[.E88]" office:value-type="float" office:value="2177.24" calcext:value-type="float">
            <text:p>2177.24</text:p>
          </table:table-cell>
          <table:table-cell table:formula="of:=[.J87]+[.F88]" office:value-type="float" office:value="3173.0144496875" calcext:value-type="float">
            <text:p>3173.01</text:p>
          </table:table-cell>
          <table:table-cell/>
          <table:table-cell table:formula="of:=ABS([.$H88]-[.I88])" office:value-type="float" office:value="402.926666666667" calcext:value-type="float">
            <text:p>402.93</text:p>
          </table:table-cell>
          <table:table-cell table:formula="of:=ABS([.$H88]-[.J88])" office:value-type="float" office:value="592.847783020829" calcext:value-type="float">
            <text:p>592.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9.5" calcext:value-type="float">
            <text:p>139.50</text:p>
          </table:table-cell>
          <table:table-cell office:value-type="float" office:value="36.0624458405139" calcext:value-type="float">
            <text:p>36.06</text:p>
          </table:table-cell>
          <table:table-cell office:value-type="float" office:value="95.5" calcext:value-type="float">
            <text:p>95.50</text:p>
          </table:table-cell>
          <table:table-cell office:value-type="float" office:value="214.186948213209" calcext:value-type="float">
            <text:p>214.19</text:p>
          </table:table-cell>
          <table:table-cell/>
          <table:table-cell table:formula="of:=[.C89]+[.H88]" office:value-type="float" office:value="2719.66666666667" calcext:value-type="float">
            <text:p>2719.67</text:p>
          </table:table-cell>
          <table:table-cell table:formula="of:=[.I88]+[.E89]" office:value-type="float" office:value="2272.74" calcext:value-type="float">
            <text:p>2272.74</text:p>
          </table:table-cell>
          <table:table-cell table:formula="of:=[.J88]+[.F89]" office:value-type="float" office:value="3387.2013979007" calcext:value-type="float">
            <text:p>3387.20</text:p>
          </table:table-cell>
          <table:table-cell/>
          <table:table-cell table:formula="of:=ABS([.$H89]-[.I89])" office:value-type="float" office:value="446.926666666667" calcext:value-type="float">
            <text:p>446.93</text:p>
          </table:table-cell>
          <table:table-cell table:formula="of:=ABS([.$H89]-[.J89])" office:value-type="float" office:value="667.534731234038" calcext:value-type="float">
            <text:p>667.5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0</text:p>
          </table:table-cell>
          <table:table-cell office:value-type="float" office:value="2.12132034355964" calcext:value-type="float">
            <text:p>2.12</text:p>
          </table:table-cell>
          <table:table-cell office:value-type="float" office:value="37.72" calcext:value-type="float">
            <text:p>37.72</text:p>
          </table:table-cell>
          <table:table-cell office:value-type="float" office:value="130.691538778464" calcext:value-type="float">
            <text:p>130.69</text:p>
          </table:table-cell>
          <table:table-cell/>
          <table:table-cell table:formula="of:=[.C90]+[.H89]" office:value-type="float" office:value="2778.16666666667" calcext:value-type="float">
            <text:p>2778.17</text:p>
          </table:table-cell>
          <table:table-cell table:formula="of:=[.I89]+[.E90]" office:value-type="float" office:value="2310.46" calcext:value-type="float">
            <text:p>2310.46</text:p>
          </table:table-cell>
          <table:table-cell table:formula="of:=[.J89]+[.F90]" office:value-type="float" office:value="3517.89293667917" calcext:value-type="float">
            <text:p>3517.89</text:p>
          </table:table-cell>
          <table:table-cell/>
          <table:table-cell table:formula="of:=ABS([.$H90]-[.I90])" office:value-type="float" office:value="467.706666666667" calcext:value-type="float">
            <text:p>467.71</text:p>
          </table:table-cell>
          <table:table-cell table:formula="of:=ABS([.$H90]-[.J90])" office:value-type="float" office:value="739.726270012502" calcext:value-type="float">
            <text:p>739.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.00</text:p>
          </table:table-cell>
          <table:table-cell office:value-type="float" office:value="2" calcext:value-type="float">
            <text:p>2.00</text:p>
          </table:table-cell>
          <table:table-cell office:value-type="float" office:value="26.04" calcext:value-type="float">
            <text:p>26.04</text:p>
          </table:table-cell>
          <table:table-cell office:value-type="float" office:value="99.0442880182009" calcext:value-type="float">
            <text:p>99.04</text:p>
          </table:table-cell>
          <table:table-cell/>
          <table:table-cell table:formula="of:=[.C91]+[.H90]" office:value-type="float" office:value="2814.16666666667" calcext:value-type="float">
            <text:p>2814.17</text:p>
          </table:table-cell>
          <table:table-cell table:formula="of:=[.I90]+[.E91]" office:value-type="float" office:value="2336.5" calcext:value-type="float">
            <text:p>2336.50</text:p>
          </table:table-cell>
          <table:table-cell table:formula="of:=[.J90]+[.F91]" office:value-type="float" office:value="3616.93722469737" calcext:value-type="float">
            <text:p>3616.94</text:p>
          </table:table-cell>
          <table:table-cell/>
          <table:table-cell table:formula="of:=ABS([.$H91]-[.I91])" office:value-type="float" office:value="477.666666666667" calcext:value-type="float">
            <text:p>477.67</text:p>
          </table:table-cell>
          <table:table-cell table:formula="of:=ABS([.$H91]-[.J91])" office:value-type="float" office:value="802.770558030703" calcext:value-type="float">
            <text:p>802.77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10" table:formula="of:=MAX([.L80:.L91])" office:value-type="float" office:value="477.666666666667" calcext:value-type="float">
            <text:p>477.67</text:p>
          </table:table-cell>
          <table:table-cell table:style-name="ce8" table:formula="of:=MAX([.M80:.M91])" office:value-type="float" office:value="802.770558030703" calcext:value-type="float">
            <text:p>802.77</text:p>
          </table:table-cell>
        </table:table-row>
        <table:table-row table:style-name="ro1">
          <table:table-cell office:value-type="string" calcext:value-type="string">
            <text:p>https://pvoutput.org/summary.jsp?id=7321&amp;sid=587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.00</text:p>
          </table:table-cell>
          <table:table-cell office:value-type="float" office:value="4.35889894354067" calcext:value-type="float">
            <text:p>4.36</text:p>
          </table:table-cell>
          <table:table-cell office:value-type="float" office:value="67.38" calcext:value-type="float">
            <text:p>67.38</text:p>
          </table:table-cell>
          <table:table-cell office:value-type="float" office:value="66.9748013935262" calcext:value-type="float">
            <text:p>66.97</text:p>
          </table:table-cell>
          <table:table-cell/>
          <table:table-cell table:formula="of:=[.C93]" office:value-type="float" office:value="45" calcext:value-type="float">
            <text:p>45.00</text:p>
          </table:table-cell>
          <table:table-cell table:formula="of:=[.E93]" office:value-type="float" office:value="67.38" calcext:value-type="float">
            <text:p>67.38</text:p>
          </table:table-cell>
          <table:table-cell table:formula="of:=[.F93]" office:value-type="float" office:value="66.9748013935262" calcext:value-type="float">
            <text:p>66.97</text:p>
          </table:table-cell>
          <table:table-cell/>
          <table:table-cell table:formula="of:=ABS([.$H93]-[.I93])" office:value-type="float" office:value="22.38" calcext:value-type="float">
            <text:p>22.38</text:p>
          </table:table-cell>
          <table:table-cell table:formula="of:=ABS([.$H93]-[.J93])" office:value-type="float" office:value="21.9748013935262" calcext:value-type="float">
            <text:p>21.9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6666666666667" calcext:value-type="float">
            <text:p>98.67</text:p>
          </table:table-cell>
          <table:table-cell office:value-type="float" office:value="12.0138808606267" calcext:value-type="float">
            <text:p>12.01</text:p>
          </table:table-cell>
          <table:table-cell office:value-type="float" office:value="101.35" calcext:value-type="float">
            <text:p>101.35</text:p>
          </table:table-cell>
          <table:table-cell office:value-type="float" office:value="95.1418647434278" calcext:value-type="float">
            <text:p>95.14</text:p>
          </table:table-cell>
          <table:table-cell/>
          <table:table-cell table:formula="of:=[.C94]+[.H93]" office:value-type="float" office:value="143.666666666667" calcext:value-type="float">
            <text:p>143.67</text:p>
          </table:table-cell>
          <table:table-cell table:formula="of:=[.I93]+[.E94]" office:value-type="float" office:value="168.73" calcext:value-type="float">
            <text:p>168.73</text:p>
          </table:table-cell>
          <table:table-cell table:formula="of:=[.J93]+[.F94]" office:value-type="float" office:value="162.116666136954" calcext:value-type="float">
            <text:p>162.12</text:p>
          </table:table-cell>
          <table:table-cell/>
          <table:table-cell table:formula="of:=ABS([.$H94]-[.I94])" office:value-type="float" office:value="25.0633333333333" calcext:value-type="float">
            <text:p>25.06</text:p>
          </table:table-cell>
          <table:table-cell table:formula="of:=ABS([.$H94]-[.J94])" office:value-type="float" office:value="18.4499994702873" calcext:value-type="float">
            <text:p>18.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5.333333333333" calcext:value-type="float">
            <text:p>165.33</text:p>
          </table:table-cell>
          <table:table-cell office:value-type="float" office:value="33.501243758006" calcext:value-type="float">
            <text:p>33.50</text:p>
          </table:table-cell>
          <table:table-cell office:value-type="float" office:value="182.84" calcext:value-type="float">
            <text:p>182.84</text:p>
          </table:table-cell>
          <table:table-cell office:value-type="float" office:value="178.189306080421" calcext:value-type="float">
            <text:p>178.19</text:p>
          </table:table-cell>
          <table:table-cell/>
          <table:table-cell table:formula="of:=[.C95]+[.H94]" office:value-type="float" office:value="309" calcext:value-type="float">
            <text:p>309.00</text:p>
          </table:table-cell>
          <table:table-cell table:formula="of:=[.I94]+[.E95]" office:value-type="float" office:value="351.57" calcext:value-type="float">
            <text:p>351.57</text:p>
          </table:table-cell>
          <table:table-cell table:formula="of:=[.J94]+[.F95]" office:value-type="float" office:value="340.305972217375" calcext:value-type="float">
            <text:p>340.31</text:p>
          </table:table-cell>
          <table:table-cell/>
          <table:table-cell table:formula="of:=ABS([.$H95]-[.I95])" office:value-type="float" office:value="42.5700000000003" calcext:value-type="float">
            <text:p>42.57</text:p>
          </table:table-cell>
          <table:table-cell table:formula="of:=ABS([.$H95]-[.J95])" office:value-type="float" office:value="31.3059722173754" calcext:value-type="float">
            <text:p>31.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0.333333333333" calcext:value-type="float">
            <text:p>240.33</text:p>
          </table:table-cell>
          <table:table-cell office:value-type="float" office:value="28.7460142164672" calcext:value-type="float">
            <text:p>28.75</text:p>
          </table:table-cell>
          <table:table-cell office:value-type="float" office:value="246.2" calcext:value-type="float">
            <text:p>246.20</text:p>
          </table:table-cell>
          <table:table-cell office:value-type="float" office:value="244.852559098046" calcext:value-type="float">
            <text:p>244.85</text:p>
          </table:table-cell>
          <table:table-cell/>
          <table:table-cell table:formula="of:=[.C96]+[.H95]" office:value-type="float" office:value="549.333333333333" calcext:value-type="float">
            <text:p>549.33</text:p>
          </table:table-cell>
          <table:table-cell table:formula="of:=[.I95]+[.E96]" office:value-type="float" office:value="597.77" calcext:value-type="float">
            <text:p>597.77</text:p>
          </table:table-cell>
          <table:table-cell table:formula="of:=[.J95]+[.F96]" office:value-type="float" office:value="585.158531315421" calcext:value-type="float">
            <text:p>585.16</text:p>
          </table:table-cell>
          <table:table-cell/>
          <table:table-cell table:formula="of:=ABS([.$H96]-[.I96])" office:value-type="float" office:value="48.4366666666673" calcext:value-type="float">
            <text:p>48.44</text:p>
          </table:table-cell>
          <table:table-cell table:formula="of:=ABS([.$H96]-[.J96])" office:value-type="float" office:value="35.8251979820883" calcext:value-type="float">
            <text:p>35.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.00</text:p>
          </table:table-cell>
          <table:table-cell office:value-type="float" office:value="19.313207915828" calcext:value-type="float">
            <text:p>19.31</text:p>
          </table:table-cell>
          <table:table-cell office:value-type="float" office:value="254.38" calcext:value-type="float">
            <text:p>254.38</text:p>
          </table:table-cell>
          <table:table-cell office:value-type="float" office:value="251.111955750083" calcext:value-type="float">
            <text:p>251.11</text:p>
          </table:table-cell>
          <table:table-cell/>
          <table:table-cell table:formula="of:=[.C97]+[.H96]" office:value-type="float" office:value="858.333333333333" calcext:value-type="float">
            <text:p>858.33</text:p>
          </table:table-cell>
          <table:table-cell table:formula="of:=[.I96]+[.E97]" office:value-type="float" office:value="852.15" calcext:value-type="float">
            <text:p>852.15</text:p>
          </table:table-cell>
          <table:table-cell table:formula="of:=[.J96]+[.F97]" office:value-type="float" office:value="836.270487065504" calcext:value-type="float">
            <text:p>836.27</text:p>
          </table:table-cell>
          <table:table-cell/>
          <table:table-cell table:formula="of:=ABS([.$H97]-[.I97])" office:value-type="float" office:value="6.18333333333271" calcext:value-type="float">
            <text:p>6.18</text:p>
          </table:table-cell>
          <table:table-cell table:formula="of:=ABS([.$H97]-[.J97])" office:value-type="float" office:value="22.0628462678287" calcext:value-type="float">
            <text:p>22.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.00</text:p>
          </table:table-cell>
          <table:table-cell office:value-type="float" office:value="20.952326839757" calcext:value-type="float">
            <text:p>20.95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9.938935001646" calcext:value-type="float">
            <text:p>269.94</text:p>
          </table:table-cell>
          <table:table-cell/>
          <table:table-cell table:formula="of:=[.C98]+[.H97]" office:value-type="float" office:value="1143.33333333333" calcext:value-type="float">
            <text:p>1143.33</text:p>
          </table:table-cell>
          <table:table-cell table:formula="of:=[.I97]+[.E98]" office:value-type="float" office:value="1114.6" calcext:value-type="float">
            <text:p>1114.60</text:p>
          </table:table-cell>
          <table:table-cell table:formula="of:=[.J97]+[.F98]" office:value-type="float" office:value="1106.20942206715" calcext:value-type="float">
            <text:p>1106.21</text:p>
          </table:table-cell>
          <table:table-cell/>
          <table:table-cell table:formula="of:=ABS([.$H98]-[.I98])" office:value-type="float" office:value="28.7333333333327" calcext:value-type="float">
            <text:p>28.73</text:p>
          </table:table-cell>
          <table:table-cell table:formula="of:=ABS([.$H98]-[.J98])" office:value-type="float" office:value="37.1239112661826" calcext:value-type="float">
            <text:p>37.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3.333333333333" calcext:value-type="float">
            <text:p>303.33</text:p>
          </table:table-cell>
          <table:table-cell office:value-type="float" office:value="21.5019378971602" calcext:value-type="float">
            <text:p>21.50</text:p>
          </table:table-cell>
          <table:table-cell office:value-type="float" office:value="266.18" calcext:value-type="float">
            <text:p>266.18</text:p>
          </table:table-cell>
          <table:table-cell office:value-type="float" office:value="270.155779775657" calcext:value-type="float">
            <text:p>270.16</text:p>
          </table:table-cell>
          <table:table-cell/>
          <table:table-cell table:formula="of:=[.C99]+[.H98]" office:value-type="float" office:value="1446.66666666667" calcext:value-type="float">
            <text:p>1446.67</text:p>
          </table:table-cell>
          <table:table-cell table:formula="of:=[.I98]+[.E99]" office:value-type="float" office:value="1380.78" calcext:value-type="float">
            <text:p>1380.78</text:p>
          </table:table-cell>
          <table:table-cell table:formula="of:=[.J98]+[.F99]" office:value-type="float" office:value="1376.36520184281" calcext:value-type="float">
            <text:p>1376.37</text:p>
          </table:table-cell>
          <table:table-cell/>
          <table:table-cell table:formula="of:=ABS([.$H99]-[.I99])" office:value-type="float" office:value="65.8866666666656" calcext:value-type="float">
            <text:p>65.89</text:p>
          </table:table-cell>
          <table:table-cell table:formula="of:=ABS([.$H99]-[.J99])" office:value-type="float" office:value="70.3014648238586" calcext:value-type="float">
            <text:p>70.3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2.333333333333" calcext:value-type="float">
            <text:p>262.33</text:p>
          </table:table-cell>
          <table:table-cell office:value-type="float" office:value="7.23417813807024" calcext:value-type="float">
            <text:p>7.23</text:p>
          </table:table-cell>
          <table:table-cell office:value-type="float" office:value="237.06" calcext:value-type="float">
            <text:p>237.06</text:p>
          </table:table-cell>
          <table:table-cell office:value-type="float" office:value="237.539708230353" calcext:value-type="float">
            <text:p>237.54</text:p>
          </table:table-cell>
          <table:table-cell/>
          <table:table-cell table:formula="of:=[.C100]+[.H99]" office:value-type="float" office:value="1709" calcext:value-type="float">
            <text:p>1709.00</text:p>
          </table:table-cell>
          <table:table-cell table:formula="of:=[.I99]+[.E100]" office:value-type="float" office:value="1617.84" calcext:value-type="float">
            <text:p>1617.84</text:p>
          </table:table-cell>
          <table:table-cell table:formula="of:=[.J99]+[.F100]" office:value-type="float" office:value="1613.90491007316" calcext:value-type="float">
            <text:p>1613.90</text:p>
          </table:table-cell>
          <table:table-cell/>
          <table:table-cell table:formula="of:=ABS([.$H100]-[.I100])" office:value-type="float" office:value="91.1599999999987" calcext:value-type="float">
            <text:p>91.16</text:p>
          </table:table-cell>
          <table:table-cell table:formula="of:=ABS([.$H100]-[.J100])" office:value-type="float" office:value="95.0950899268387" calcext:value-type="float">
            <text:p>95.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.00</text:p>
          </table:table-cell>
          <table:table-cell office:value-type="float" office:value="3.46410161513775" calcext:value-type="float">
            <text:p>3.46</text:p>
          </table:table-cell>
          <table:table-cell office:value-type="float" office:value="203.72" calcext:value-type="float">
            <text:p>203.72</text:p>
          </table:table-cell>
          <table:table-cell office:value-type="float" office:value="200.018472791399" calcext:value-type="float">
            <text:p>200.02</text:p>
          </table:table-cell>
          <table:table-cell/>
          <table:table-cell table:formula="of:=[.C101]+[.H100]" office:value-type="float" office:value="1901" calcext:value-type="float">
            <text:p>1901.00</text:p>
          </table:table-cell>
          <table:table-cell table:formula="of:=[.I100]+[.E101]" office:value-type="float" office:value="1821.56" calcext:value-type="float">
            <text:p>1821.56</text:p>
          </table:table-cell>
          <table:table-cell table:formula="of:=[.J100]+[.F101]" office:value-type="float" office:value="1813.92338286456" calcext:value-type="float">
            <text:p>1813.92</text:p>
          </table:table-cell>
          <table:table-cell/>
          <table:table-cell table:formula="of:=ABS([.$H101]-[.I101])" office:value-type="float" office:value="79.4399999999987" calcext:value-type="float">
            <text:p>79.44</text:p>
          </table:table-cell>
          <table:table-cell table:formula="of:=ABS([.$H101]-[.J101])" office:value-type="float" office:value="87.0766171354396" calcext:value-type="float">
            <text:p>87.0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5.666666666667" calcext:value-type="float">
            <text:p>115.67</text:p>
          </table:table-cell>
          <table:table-cell office:value-type="float" office:value="21.221058723196" calcext:value-type="float">
            <text:p>21.22</text:p>
          </table:table-cell>
          <table:table-cell office:value-type="float" office:value="133.78" calcext:value-type="float">
            <text:p>133.78</text:p>
          </table:table-cell>
          <table:table-cell office:value-type="float" office:value="130.877611753806" calcext:value-type="float">
            <text:p>130.88</text:p>
          </table:table-cell>
          <table:table-cell/>
          <table:table-cell table:formula="of:=[.C102]+[.H101]" office:value-type="float" office:value="2016.66666666667" calcext:value-type="float">
            <text:p>2016.67</text:p>
          </table:table-cell>
          <table:table-cell table:formula="of:=[.I101]+[.E102]" office:value-type="float" office:value="1955.34" calcext:value-type="float">
            <text:p>1955.34</text:p>
          </table:table-cell>
          <table:table-cell table:formula="of:=[.J101]+[.F102]" office:value-type="float" office:value="1944.80099461836" calcext:value-type="float">
            <text:p>1944.80</text:p>
          </table:table-cell>
          <table:table-cell/>
          <table:table-cell table:formula="of:=ABS([.$H102]-[.I102])" office:value-type="float" office:value="61.3266666666657" calcext:value-type="float">
            <text:p>61.33</text:p>
          </table:table-cell>
          <table:table-cell table:formula="of:=ABS([.$H102]-[.J102])" office:value-type="float" office:value="71.8656720483007" calcext:value-type="float">
            <text:p>71.8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.6666666666667" calcext:value-type="float">
            <text:p>58.67</text:p>
          </table:table-cell>
          <table:table-cell office:value-type="float" office:value="2.88675134594813" calcext:value-type="float">
            <text:p>2.89</text:p>
          </table:table-cell>
          <table:table-cell office:value-type="float" office:value="78.1" calcext:value-type="float">
            <text:p>78.10</text:p>
          </table:table-cell>
          <table:table-cell office:value-type="float" office:value="75.7395306105137" calcext:value-type="float">
            <text:p>75.74</text:p>
          </table:table-cell>
          <table:table-cell/>
          <table:table-cell table:formula="of:=[.C103]+[.H102]" office:value-type="float" office:value="2075.33333333333" calcext:value-type="float">
            <text:p>2075.33</text:p>
          </table:table-cell>
          <table:table-cell table:formula="of:=[.I102]+[.E103]" office:value-type="float" office:value="2033.44" calcext:value-type="float">
            <text:p>2033.44</text:p>
          </table:table-cell>
          <table:table-cell table:formula="of:=[.J102]+[.F103]" office:value-type="float" office:value="2020.54052522888" calcext:value-type="float">
            <text:p>2020.54</text:p>
          </table:table-cell>
          <table:table-cell/>
          <table:table-cell table:formula="of:=ABS([.$H103]-[.I103])" office:value-type="float" office:value="41.8933333333323" calcext:value-type="float">
            <text:p>41.89</text:p>
          </table:table-cell>
          <table:table-cell table:formula="of:=ABS([.$H103]-[.J103])" office:value-type="float" office:value="54.7928081044536" calcext:value-type="float">
            <text:p>54.7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6666666666667" calcext:value-type="float">
            <text:p>36.67</text:p>
          </table:table-cell>
          <table:table-cell office:value-type="float" office:value="1.52752523165195" calcext:value-type="float">
            <text:p>1.53</text:p>
          </table:table-cell>
          <table:table-cell office:value-type="float" office:value="66.36" calcext:value-type="float">
            <text:p>66.36</text:p>
          </table:table-cell>
          <table:table-cell office:value-type="float" office:value="66.3111565503223" calcext:value-type="float">
            <text:p>66.31</text:p>
          </table:table-cell>
          <table:table-cell/>
          <table:table-cell table:formula="of:=[.C104]+[.H103]" office:value-type="float" office:value="2112" calcext:value-type="float">
            <text:p>2112.00</text:p>
          </table:table-cell>
          <table:table-cell table:formula="of:=[.I103]+[.E104]" office:value-type="float" office:value="2099.8" calcext:value-type="float">
            <text:p>2099.80</text:p>
          </table:table-cell>
          <table:table-cell table:formula="of:=[.J103]+[.F104]" office:value-type="float" office:value="2086.8516817792" calcext:value-type="float">
            <text:p>2086.85</text:p>
          </table:table-cell>
          <table:table-cell/>
          <table:table-cell table:formula="of:=ABS([.$H104]-[.I104])" office:value-type="float" office:value="12.1999999999989" calcext:value-type="float">
            <text:p>12.20</text:p>
          </table:table-cell>
          <table:table-cell table:formula="of:=ABS([.$H104]-[.J104])" office:value-type="float" office:value="25.1483182207976" calcext:value-type="float">
            <text:p>25.15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8" office:value-type="string" calcext:value-type="string">
            <text:p>real_avg_kWh</text:p>
          </table:table-cell>
          <table:table-cell table:style-name="ce8" office:value-type="string" calcext:value-type="string">
            <text:p>real_std_dev</text:p>
          </table:table-cell>
          <table:table-cell table:style-name="ce8" office:value-type="string" calcext:value-type="string">
            <text:p>pvgis API kWh</text:p>
          </table:table-cell>
          <table:table-cell table:style-name="ce8" office:value-type="string" calcext:value-type="string">
            <text:p>PVMAPS kWh</text:p>
          </table:table-cell>
          <table:table-cell table:number-columns-repeated="4"/>
          <table:table-cell table:style-name="ce8" office:value-type="string" calcext:value-type="string">
            <text:p>K-S test</text:p>
          </table:table-cell>
          <table:table-cell table:style-name="ce10" table:formula="of:=MAX([.L93:.L104])" office:value-type="float" office:value="91.1599999999987" calcext:value-type="float">
            <text:p>91.16</text:p>
          </table:table-cell>
          <table:table-cell table:style-name="ce10" table:formula="of:=MAX([.M93:.M104])" office:value-type="float" office:value="95.0950899268387" calcext:value-type="float">
            <text:p>95.10</text:p>
          </table:table-cell>
        </table:table-row>
        <table:table-row table:style-name="ro1">
          <table:table-cell office:value-type="string" calcext:value-type="string">
            <text:p>https://pvoutput.org/summary.jsp?id=7321&amp;sid=587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.00</text:p>
          </table:table-cell>
          <table:table-cell office:value-type="float" office:value="7.81024967590665" calcext:value-type="float">
            <text:p>7.81</text:p>
          </table:table-cell>
          <table:table-cell office:value-type="float" office:value="71.47" calcext:value-type="float">
            <text:p>71.47</text:p>
          </table:table-cell>
          <table:table-cell office:value-type="float" office:value="69.3360547693252" calcext:value-type="float">
            <text:p>69.34</text:p>
          </table:table-cell>
          <table:table-cell/>
          <table:table-cell table:formula="of:=[.C106]" office:value-type="float" office:value="66" calcext:value-type="float">
            <text:p>66.00</text:p>
          </table:table-cell>
          <table:table-cell table:formula="of:=[.E106]" office:value-type="float" office:value="71.47" calcext:value-type="float">
            <text:p>71.47</text:p>
          </table:table-cell>
          <table:table-cell table:formula="of:=[.F106]" office:value-type="float" office:value="69.3360547693252" calcext:value-type="float">
            <text:p>69.34</text:p>
          </table:table-cell>
          <table:table-cell/>
          <table:table-cell table:formula="of:=ABS([.$H106]-[.I106])" office:value-type="float" office:value="5.47" calcext:value-type="float">
            <text:p>5.47</text:p>
          </table:table-cell>
          <table:table-cell table:formula="of:=ABS([.$H106]-[.J106])" office:value-type="float" office:value="3.3360547693252" calcext:value-type="float">
            <text:p>3.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7.666666666667" calcext:value-type="float">
            <text:p>127.67</text:p>
          </table:table-cell>
          <table:table-cell office:value-type="float" office:value="19.731531449265" calcext:value-type="float">
            <text:p>19.73</text:p>
          </table:table-cell>
          <table:table-cell office:value-type="float" office:value="105.58" calcext:value-type="float">
            <text:p>105.58</text:p>
          </table:table-cell>
          <table:table-cell office:value-type="float" office:value="99.6930491199988" calcext:value-type="float">
            <text:p>99.69</text:p>
          </table:table-cell>
          <table:table-cell/>
          <table:table-cell table:formula="of:=[.C107]+[.H106]" office:value-type="float" office:value="193.666666666667" calcext:value-type="float">
            <text:p>193.67</text:p>
          </table:table-cell>
          <table:table-cell table:formula="of:=[.I106]+[.E107]" office:value-type="float" office:value="177.05" calcext:value-type="float">
            <text:p>177.05</text:p>
          </table:table-cell>
          <table:table-cell table:formula="of:=[.J106]+[.F107]" office:value-type="float" office:value="169.029103889324" calcext:value-type="float">
            <text:p>169.03</text:p>
          </table:table-cell>
          <table:table-cell/>
          <table:table-cell table:formula="of:=ABS([.$H107]-[.I107])" office:value-type="float" office:value="16.616666666667" calcext:value-type="float">
            <text:p>16.62</text:p>
          </table:table-cell>
          <table:table-cell table:formula="of:=ABS([.$H107]-[.J107])" office:value-type="float" office:value="24.637562777343" calcext:value-type="float">
            <text:p>24.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.333333333333" calcext:value-type="float">
            <text:p>201.33</text:p>
          </table:table-cell>
          <table:table-cell office:value-type="float" office:value="47.056703383613" calcext:value-type="float">
            <text:p>47.06</text:p>
          </table:table-cell>
          <table:table-cell office:value-type="float" office:value="200.32" calcext:value-type="float">
            <text:p>200.32</text:p>
          </table:table-cell>
          <table:table-cell office:value-type="float" office:value="187.221364719779" calcext:value-type="float">
            <text:p>187.22</text:p>
          </table:table-cell>
          <table:table-cell/>
          <table:table-cell table:formula="of:=[.C108]+[.H107]" office:value-type="float" office:value="395" calcext:value-type="float">
            <text:p>395.00</text:p>
          </table:table-cell>
          <table:table-cell table:formula="of:=[.I107]+[.E108]" office:value-type="float" office:value="377.37" calcext:value-type="float">
            <text:p>377.37</text:p>
          </table:table-cell>
          <table:table-cell table:formula="of:=[.J107]+[.F108]" office:value-type="float" office:value="356.250468609103" calcext:value-type="float">
            <text:p>356.25</text:p>
          </table:table-cell>
          <table:table-cell/>
          <table:table-cell table:formula="of:=ABS([.$H108]-[.I108])" office:value-type="float" office:value="17.63" calcext:value-type="float">
            <text:p>17.63</text:p>
          </table:table-cell>
          <table:table-cell table:formula="of:=ABS([.$H108]-[.J108])" office:value-type="float" office:value="38.749531390897" calcext:value-type="float">
            <text:p>38.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3.333333333333" calcext:value-type="float">
            <text:p>283.33</text:p>
          </table:table-cell>
          <table:table-cell office:value-type="float" office:value="42.193996413392" calcext:value-type="float">
            <text:p>42.19</text:p>
          </table:table-cell>
          <table:table-cell office:value-type="float" office:value="281.43" calcext:value-type="float">
            <text:p>281.43</text:p>
          </table:table-cell>
          <table:table-cell office:value-type="float" office:value="258.632414119982" calcext:value-type="float">
            <text:p>258.63</text:p>
          </table:table-cell>
          <table:table-cell/>
          <table:table-cell table:formula="of:=[.C109]+[.H108]" office:value-type="float" office:value="678.333333333333" calcext:value-type="float">
            <text:p>678.33</text:p>
          </table:table-cell>
          <table:table-cell table:formula="of:=[.I108]+[.E109]" office:value-type="float" office:value="658.8" calcext:value-type="float">
            <text:p>658.80</text:p>
          </table:table-cell>
          <table:table-cell table:formula="of:=[.J108]+[.F109]" office:value-type="float" office:value="614.882882729085" calcext:value-type="float">
            <text:p>614.88</text:p>
          </table:table-cell>
          <table:table-cell/>
          <table:table-cell table:formula="of:=ABS([.$H109]-[.I109])" office:value-type="float" office:value="19.5333333333331" calcext:value-type="float">
            <text:p>19.53</text:p>
          </table:table-cell>
          <table:table-cell table:formula="of:=ABS([.$H109]-[.J109])" office:value-type="float" office:value="63.4504506042481" calcext:value-type="float">
            <text:p>63.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.00</text:p>
          </table:table-cell>
          <table:table-cell office:value-type="float" office:value="27.0739727413618" calcext:value-type="float">
            <text:p>27.07</text:p>
          </table:table-cell>
          <table:table-cell office:value-type="float" office:value="302.81" calcext:value-type="float">
            <text:p>302.81</text:p>
          </table:table-cell>
          <table:table-cell office:value-type="float" office:value="267.982013565126" calcext:value-type="float">
            <text:p>267.98</text:p>
          </table:table-cell>
          <table:table-cell/>
          <table:table-cell table:formula="of:=[.C110]+[.H109]" office:value-type="float" office:value="1042.33333333333" calcext:value-type="float">
            <text:p>1042.33</text:p>
          </table:table-cell>
          <table:table-cell table:formula="of:=[.I109]+[.E110]" office:value-type="float" office:value="961.61" calcext:value-type="float">
            <text:p>961.61</text:p>
          </table:table-cell>
          <table:table-cell table:formula="of:=[.J109]+[.F110]" office:value-type="float" office:value="882.864896294211" calcext:value-type="float">
            <text:p>882.86</text:p>
          </table:table-cell>
          <table:table-cell/>
          <table:table-cell table:formula="of:=ABS([.$H110]-[.I110])" office:value-type="float" office:value="80.7233333333331" calcext:value-type="float">
            <text:p>80.72</text:p>
          </table:table-cell>
          <table:table-cell table:formula="of:=ABS([.$H110]-[.J110])" office:value-type="float" office:value="159.468437039122" calcext:value-type="float">
            <text:p>159.4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4.333333333333" calcext:value-type="float">
            <text:p>344.33</text:p>
          </table:table-cell>
          <table:table-cell office:value-type="float" office:value="11.0151410945722" calcext:value-type="float">
            <text:p>11.02</text:p>
          </table:table-cell>
          <table:table-cell office:value-type="float" office:value="319.13" calcext:value-type="float">
            <text:p>319.13</text:p>
          </table:table-cell>
          <table:table-cell office:value-type="float" office:value="290.361515369975" calcext:value-type="float">
            <text:p>290.36</text:p>
          </table:table-cell>
          <table:table-cell/>
          <table:table-cell table:formula="of:=[.C111]+[.H110]" office:value-type="float" office:value="1386.66666666667" calcext:value-type="float">
            <text:p>1386.67</text:p>
          </table:table-cell>
          <table:table-cell table:formula="of:=[.I110]+[.E111]" office:value-type="float" office:value="1280.74" calcext:value-type="float">
            <text:p>1280.74</text:p>
          </table:table-cell>
          <table:table-cell table:formula="of:=[.J110]+[.F111]" office:value-type="float" office:value="1173.22641166419" calcext:value-type="float">
            <text:p>1173.23</text:p>
          </table:table-cell>
          <table:table-cell/>
          <table:table-cell table:formula="of:=ABS([.$H111]-[.I111])" office:value-type="float" office:value="105.926666666666" calcext:value-type="float">
            <text:p>105.93</text:p>
          </table:table-cell>
          <table:table-cell table:formula="of:=ABS([.$H111]-[.J111])" office:value-type="float" office:value="213.44025500248" calcext:value-type="float">
            <text:p>213.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8.333333333333" calcext:value-type="float">
            <text:p>358.33</text:p>
          </table:table-cell>
          <table:table-cell office:value-type="float" office:value="22.5018517756502" calcext:value-type="float">
            <text:p>22.50</text:p>
          </table:table-cell>
          <table:table-cell office:value-type="float" office:value="322.22" calcext:value-type="float">
            <text:p>322.22</text:p>
          </table:table-cell>
          <table:table-cell office:value-type="float" office:value="289.632195522208" calcext:value-type="float">
            <text:p>289.63</text:p>
          </table:table-cell>
          <table:table-cell/>
          <table:table-cell table:formula="of:=[.C112]+[.H111]" office:value-type="float" office:value="1745" calcext:value-type="float">
            <text:p>1745.00</text:p>
          </table:table-cell>
          <table:table-cell table:formula="of:=[.I111]+[.E112]" office:value-type="float" office:value="1602.96" calcext:value-type="float">
            <text:p>1602.96</text:p>
          </table:table-cell>
          <table:table-cell table:formula="of:=[.J111]+[.F112]" office:value-type="float" office:value="1462.85860718639" calcext:value-type="float">
            <text:p>1462.86</text:p>
          </table:table-cell>
          <table:table-cell/>
          <table:table-cell table:formula="of:=ABS([.$H112]-[.I112])" office:value-type="float" office:value="142.039999999999" calcext:value-type="float">
            <text:p>142.04</text:p>
          </table:table-cell>
          <table:table-cell table:formula="of:=ABS([.$H112]-[.J112])" office:value-type="float" office:value="282.141392813605" calcext:value-type="float">
            <text:p>282.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1.333333333333" calcext:value-type="float">
            <text:p>301.33</text:p>
          </table:table-cell>
          <table:table-cell office:value-type="float" office:value="15.6950098226581" calcext:value-type="float">
            <text:p>15.70</text:p>
          </table:table-cell>
          <table:table-cell office:value-type="float" office:value="277.54" calcext:value-type="float">
            <text:p>277.54</text:p>
          </table:table-cell>
          <table:table-cell office:value-type="float" office:value="252.504245025386" calcext:value-type="float">
            <text:p>252.50</text:p>
          </table:table-cell>
          <table:table-cell/>
          <table:table-cell table:formula="of:=[.C113]+[.H112]" office:value-type="float" office:value="2046.33333333333" calcext:value-type="float">
            <text:p>2046.33</text:p>
          </table:table-cell>
          <table:table-cell table:formula="of:=[.I112]+[.E113]" office:value-type="float" office:value="1880.5" calcext:value-type="float">
            <text:p>1880.50</text:p>
          </table:table-cell>
          <table:table-cell table:formula="of:=[.J112]+[.F113]" office:value-type="float" office:value="1715.36285221178" calcext:value-type="float">
            <text:p>1715.36</text:p>
          </table:table-cell>
          <table:table-cell/>
          <table:table-cell table:formula="of:=ABS([.$H113]-[.I113])" office:value-type="float" office:value="165.833333333332" calcext:value-type="float">
            <text:p>165.83</text:p>
          </table:table-cell>
          <table:table-cell table:formula="of:=ABS([.$H113]-[.J113])" office:value-type="float" office:value="330.970481121552" calcext:value-type="float">
            <text:p>330.9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.00</text:p>
          </table:table-cell>
          <table:table-cell office:value-type="float" office:value="7.21110255092798" calcext:value-type="float">
            <text:p>7.21</text:p>
          </table:table-cell>
          <table:table-cell office:value-type="float" office:value="224.9" calcext:value-type="float">
            <text:p>224.90</text:p>
          </table:table-cell>
          <table:table-cell office:value-type="float" office:value="210.077170237674" calcext:value-type="float">
            <text:p>210.08</text:p>
          </table:table-cell>
          <table:table-cell/>
          <table:table-cell table:formula="of:=[.C114]+[.H113]" office:value-type="float" office:value="2289.33333333333" calcext:value-type="float">
            <text:p>2289.33</text:p>
          </table:table-cell>
          <table:table-cell table:formula="of:=[.I113]+[.E114]" office:value-type="float" office:value="2105.4" calcext:value-type="float">
            <text:p>2105.40</text:p>
          </table:table-cell>
          <table:table-cell table:formula="of:=[.J113]+[.F114]" office:value-type="float" office:value="1925.44002244945" calcext:value-type="float">
            <text:p>1925.44</text:p>
          </table:table-cell>
          <table:table-cell/>
          <table:table-cell table:formula="of:=ABS([.$H114]-[.I114])" office:value-type="float" office:value="183.933333333332" calcext:value-type="float">
            <text:p>183.93</text:p>
          </table:table-cell>
          <table:table-cell table:formula="of:=ABS([.$H114]-[.J114])" office:value-type="float" office:value="363.893310883878" calcext:value-type="float">
            <text:p>363.8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3.666666666667" calcext:value-type="float">
            <text:p>143.67</text:p>
          </table:table-cell>
          <table:table-cell office:value-type="float" office:value="35.9212100761282" calcext:value-type="float">
            <text:p>35.92</text:p>
          </table:table-cell>
          <table:table-cell office:value-type="float" office:value="142.77" calcext:value-type="float">
            <text:p>142.77</text:p>
          </table:table-cell>
          <table:table-cell office:value-type="float" office:value="137.160403228769" calcext:value-type="float">
            <text:p>137.16</text:p>
          </table:table-cell>
          <table:table-cell/>
          <table:table-cell table:formula="of:=[.C115]+[.H114]" office:value-type="float" office:value="2433" calcext:value-type="float">
            <text:p>2433.00</text:p>
          </table:table-cell>
          <table:table-cell table:formula="of:=[.I114]+[.E115]" office:value-type="float" office:value="2248.17" calcext:value-type="float">
            <text:p>2248.17</text:p>
          </table:table-cell>
          <table:table-cell table:formula="of:=[.J114]+[.F115]" office:value-type="float" office:value="2062.60042567822" calcext:value-type="float">
            <text:p>2062.60</text:p>
          </table:table-cell>
          <table:table-cell/>
          <table:table-cell table:formula="of:=ABS([.$H115]-[.I115])" office:value-type="float" office:value="184.829999999999" calcext:value-type="float">
            <text:p>184.83</text:p>
          </table:table-cell>
          <table:table-cell table:formula="of:=ABS([.$H115]-[.J115])" office:value-type="float" office:value="370.399574321777" calcext:value-type="float">
            <text:p>370.4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.00</text:p>
          </table:table-cell>
          <table:table-cell office:value-type="float" office:value="2.64575131106459" calcext:value-type="float">
            <text:p>2.65</text:p>
          </table:table-cell>
          <table:table-cell office:value-type="float" office:value="82.2" calcext:value-type="float">
            <text:p>82.20</text:p>
          </table:table-cell>
          <table:table-cell office:value-type="float" office:value="78.5931056278176" calcext:value-type="float">
            <text:p>78.59</text:p>
          </table:table-cell>
          <table:table-cell/>
          <table:table-cell table:formula="of:=[.C116]+[.H115]" office:value-type="float" office:value="2511" calcext:value-type="float">
            <text:p>2511.00</text:p>
          </table:table-cell>
          <table:table-cell table:formula="of:=[.I115]+[.E116]" office:value-type="float" office:value="2330.37" calcext:value-type="float">
            <text:p>2330.37</text:p>
          </table:table-cell>
          <table:table-cell table:formula="of:=[.J115]+[.F116]" office:value-type="float" office:value="2141.19353130604" calcext:value-type="float">
            <text:p>2141.19</text:p>
          </table:table-cell>
          <table:table-cell/>
          <table:table-cell table:formula="of:=ABS([.$H116]-[.I116])" office:value-type="float" office:value="180.63" calcext:value-type="float">
            <text:p>180.63</text:p>
          </table:table-cell>
          <table:table-cell table:formula="of:=ABS([.$H116]-[.J116])" office:value-type="float" office:value="369.806468693959" calcext:value-type="float">
            <text:p>369.8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.6666666666667" calcext:value-type="float">
            <text:p>60.67</text:p>
          </table:table-cell>
          <table:table-cell office:value-type="float" office:value="7.02376916856849" calcext:value-type="float">
            <text:p>7.02</text:p>
          </table:table-cell>
          <table:table-cell office:value-type="float" office:value="68.32" calcext:value-type="float">
            <text:p>68.32</text:p>
          </table:table-cell>
          <table:table-cell office:value-type="float" office:value="68.4542412899527" calcext:value-type="float">
            <text:p>68.45</text:p>
          </table:table-cell>
          <table:table-cell/>
          <table:table-cell table:formula="of:=[.C117]+[.H116]" office:value-type="float" office:value="2571.66666666667" calcext:value-type="float">
            <text:p>2571.67</text:p>
          </table:table-cell>
          <table:table-cell table:formula="of:=[.I116]+[.E117]" office:value-type="float" office:value="2398.69" calcext:value-type="float">
            <text:p>2398.69</text:p>
          </table:table-cell>
          <table:table-cell table:formula="of:=[.J116]+[.F117]" office:value-type="float" office:value="2209.64777259599" calcext:value-type="float">
            <text:p>2209.65</text:p>
          </table:table-cell>
          <table:table-cell/>
          <table:table-cell table:formula="of:=ABS([.$H117]-[.I117])" office:value-type="float" office:value="172.976666666666" calcext:value-type="float">
            <text:p>172.98</text:p>
          </table:table-cell>
          <table:table-cell table:formula="of:=ABS([.$H117]-[.J117])" office:value-type="float" office:value="362.018894070673" calcext:value-type="float">
            <text:p>362.02</text:p>
          </table:table-cell>
        </table:table-row>
        <table:table-row table:style-name="ro1">
          <table:table-cell table:number-columns-repeated="10"/>
          <table:table-cell table:style-name="ce8" office:value-type="string" calcext:value-type="string">
            <text:p>K-S test</text:p>
          </table:table-cell>
          <table:table-cell table:style-name="ce10" table:formula="of:=MAX([.L106:.L117])" office:value-type="float" office:value="184.829999999999" calcext:value-type="float">
            <text:p>184.83</text:p>
          </table:table-cell>
          <table:table-cell table:style-name="ce8" table:formula="of:=MAX([.M106:.M117])" office:value-type="float" office:value="370.399574321777" calcext:value-type="float">
            <text:p>370.40</text:p>
          </table:table-cell>
        </table:table-row>
        <table:table-row table:style-name="ro1" table:number-rows-repeated="10484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4:21:36.138651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4:46:49.468316497</meta:creation-date>
    <dc:date>2022-11-11T14:21:46.604742141</dc:date>
    <meta:editing-duration>P2DT2M41S</meta:editing-duration>
    <meta:editing-cycles>34</meta:editing-cycles>
    <meta:generator>LibreOffice/6.1.5.2$Linux_X86_64 LibreOffice_project/10$Build-2</meta:generator>
    <dc:creator>Neil Justice</dc:creator>
    <meta:document-statistic meta:table-count="1" meta:cell-count="1175" meta:object-count="9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1cm" svg:height="4.746cm" xlink:href=".." xlink:type="simple" chart:class="chart:line" chart:style-name="ch1">
        <chart:legend chart:legend-position="end" svg:x="6.185cm" svg:y="1.576cm" style:legend-expansion="high" chart:style-name="ch2"/>
        <chart:plot-area chart:style-name="ch3" table:cell-range-address="'pvoutput.org'.C79:'pvoutput.org'.C91 'pvoutput.org'.E79:'pvoutput.org'.F91" chart:data-source-has-labels="row" svg:x="0.196cm" svg:y="0.094cm" svg:width="5.793cm" svg:height="4.558cm">
          <chartooo:coordinate-region svg:x="1.479cm" svg:y="0.294cm" svg:width="4.323cm" svg:height="3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80:'pvoutput.org'.C91" chart:label-cell-address="'pvoutput.org'.C79:'pvoutput.org'.C79" chart:class="chart:line">
            <chart:data-point chart:repeated="12"/>
          </chart:series>
          <chart:series chart:style-name="ch8" chart:values-cell-range-address="'pvoutput.org'.E80:'pvoutput.org'.E91" chart:label-cell-address="'pvoutput.org'.E79:'pvoutput.org'.E79" chart:class="chart:line">
            <chart:data-point chart:repeated="12"/>
          </chart:series>
          <chart:series chart:style-name="ch9" chart:values-cell-range-address="'pvoutput.org'.F80:'pvoutput.org'.F91" chart:label-cell-address="'pvoutput.org'.F79:'pvoutput.org'.F7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79:'pvoutput.org'.C79</svg:desc>
                </draw:g>
              </table:table-cell>
              <table:table-cell office:value-type="string">
                <text:p>pvgis API kWh</text:p>
                <draw:g>
                  <svg:desc>'pvoutput.org'.E79:'pvoutput.org'.E79</svg:desc>
                </draw:g>
              </table:table-cell>
              <table:table-cell office:value-type="string">
                <text:p>PVMAPS kWh</text:p>
                <draw:g>
                  <svg:desc>'pvoutput.org'.F79:'pvoutput.org'.F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">
                <text:p>45.75</text:p>
                <draw:g>
                  <svg:desc>'pvoutput.org'.C80:'pvoutput.org'.C91</svg:desc>
                </draw:g>
              </table:table-cell>
              <table:table-cell office:value-type="float" office:value="31.67">
                <text:p>31.67</text:p>
                <draw:g>
                  <svg:desc>'pvoutput.org'.E80:'pvoutput.org'.E91</svg:desc>
                </draw:g>
              </table:table-cell>
              <table:table-cell office:value-type="float" office:value="115.863921599083">
                <text:p>115.863921599083</text:p>
                <draw:g>
                  <svg:desc>'pvoutput.org'.F80:'pvoutput.org'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25">
                <text:p>113.25</text:p>
              </table:table-cell>
              <table:table-cell office:value-type="float" office:value="58.33">
                <text:p>58.33</text:p>
              </table:table-cell>
              <table:table-cell office:value-type="float" office:value="153.78199977347">
                <text:p>153.78199977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25">
                <text:p>232.25</text:p>
              </table:table-cell>
              <table:table-cell office:value-type="float" office:value="164.59">
                <text:p>164.59</text:p>
              </table:table-cell>
              <table:table-cell office:value-type="float" office:value="308.161996305248">
                <text:p>308.161996305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.5">
                <text:p>343.5</text:p>
              </table:table-cell>
              <table:table-cell office:value-type="float" office:value="286.11">
                <text:p>286.11</text:p>
              </table:table-cell>
              <table:table-cell office:value-type="float" office:value="419.182964728706">
                <text:p>419.182964728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.75">
                <text:p>392.75</text:p>
              </table:table-cell>
              <table:table-cell office:value-type="float" office:value="355.88">
                <text:p>355.88</text:p>
              </table:table-cell>
              <table:table-cell office:value-type="float" office:value="455.080113732528">
                <text:p>455.080113732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.666666666667">
                <text:p>420.666666666667</text:p>
              </table:table-cell>
              <table:table-cell office:value-type="float" office:value="390.52">
                <text:p>390.52</text:p>
              </table:table-cell>
              <table:table-cell office:value-type="float" office:value="496.450125131902">
                <text:p>496.450125131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387.33">
                <text:p>387.33</text:p>
              </table:table-cell>
              <table:table-cell office:value-type="float" office:value="481.494680326682">
                <text:p>481.494680326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">
                <text:p>369</text:p>
              </table:table-cell>
              <table:table-cell office:value-type="float" office:value="304.17">
                <text:p>304.17</text:p>
              </table:table-cell>
              <table:table-cell office:value-type="float" office:value="410.061649806257">
                <text:p>410.061649806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">
                <text:p>223</text:p>
              </table:table-cell>
              <table:table-cell office:value-type="float" office:value="198.64">
                <text:p>198.64</text:p>
              </table:table-cell>
              <table:table-cell office:value-type="float" office:value="332.93699828362">
                <text:p>332.93699828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.5">
                <text:p>139.5</text:p>
              </table:table-cell>
              <table:table-cell office:value-type="float" office:value="95.5">
                <text:p>95.5</text:p>
              </table:table-cell>
              <table:table-cell office:value-type="float" office:value="214.186948213209">
                <text:p>214.186948213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5">
                <text:p>58.5</text:p>
              </table:table-cell>
              <table:table-cell office:value-type="float" office:value="37.72">
                <text:p>37.72</text:p>
              </table:table-cell>
              <table:table-cell office:value-type="float" office:value="130.691538778464">
                <text:p>130.691538778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6.04">
                <text:p>26.04</text:p>
              </table:table-cell>
              <table:table-cell office:value-type="float" office:value="99.0442880182009">
                <text:p>99.04428801820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9cm" svg:height="4.772cm" xlink:href=".." xlink:type="simple" chart:class="chart:line" chart:style-name="ch1">
        <chart:legend chart:legend-position="end" svg:x="6.193cm" svg:y="1.589cm" style:legend-expansion="high" chart:style-name="ch2"/>
        <chart:plot-area chart:style-name="ch3" table:cell-range-address="'pvoutput.org'.C92:'pvoutput.org'.C104 'pvoutput.org'.E92:'pvoutput.org'.F104" chart:data-source-has-labels="row" svg:x="0.196cm" svg:y="0.095cm" svg:width="5.801cm" svg:height="4.582cm">
          <chartooo:coordinate-region svg:x="1.479cm" svg:y="0.295cm" svg:width="4.331cm" svg:height="3.7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93:'pvoutput.org'.C104" chart:label-cell-address="'pvoutput.org'.C92:'pvoutput.org'.C92" chart:class="chart:line">
            <chart:data-point chart:repeated="12"/>
          </chart:series>
          <chart:series chart:style-name="ch8" chart:values-cell-range-address="'pvoutput.org'.E93:'pvoutput.org'.E104" chart:label-cell-address="'pvoutput.org'.E92:'pvoutput.org'.E92" chart:class="chart:line">
            <chart:data-point chart:repeated="12"/>
          </chart:series>
          <chart:series chart:style-name="ch9" chart:values-cell-range-address="'pvoutput.org'.F93:'pvoutput.org'.F104" chart:label-cell-address="'pvoutput.org'.F92:'pvoutput.org'.F9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92:'pvoutput.org'.C92</svg:desc>
                </draw:g>
              </table:table-cell>
              <table:table-cell office:value-type="string">
                <text:p>pvgis API kWh</text:p>
                <draw:g>
                  <svg:desc>'pvoutput.org'.E92:'pvoutput.org'.E92</svg:desc>
                </draw:g>
              </table:table-cell>
              <table:table-cell office:value-type="string">
                <text:p>PVMAPS kWh</text:p>
                <draw:g>
                  <svg:desc>'pvoutput.org'.F92:'pvoutput.org'.F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'pvoutput.org'.C93:'pvoutput.org'.C104</svg:desc>
                </draw:g>
              </table:table-cell>
              <table:table-cell office:value-type="float" office:value="67.38">
                <text:p>67.38</text:p>
                <draw:g>
                  <svg:desc>'pvoutput.org'.E93:'pvoutput.org'.E104</svg:desc>
                </draw:g>
              </table:table-cell>
              <table:table-cell office:value-type="float" office:value="66.9748013935262">
                <text:p>66.9748013935262</text:p>
                <draw:g>
                  <svg:desc>'pvoutput.org'.F93:'pvoutput.org'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01.35">
                <text:p>101.35</text:p>
              </table:table-cell>
              <table:table-cell office:value-type="float" office:value="95.1418647434278">
                <text:p>95.1418647434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182.84">
                <text:p>182.84</text:p>
              </table:table-cell>
              <table:table-cell office:value-type="float" office:value="178.189306080421">
                <text:p>178.189306080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246.2">
                <text:p>246.2</text:p>
              </table:table-cell>
              <table:table-cell office:value-type="float" office:value="244.852559098046">
                <text:p>244.852559098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254.38">
                <text:p>254.38</text:p>
              </table:table-cell>
              <table:table-cell office:value-type="float" office:value="251.111955750083">
                <text:p>251.111955750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  <table:table-cell office:value-type="float" office:value="262.45">
                <text:p>262.45</text:p>
              </table:table-cell>
              <table:table-cell office:value-type="float" office:value="269.938935001646">
                <text:p>269.93893500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266.18">
                <text:p>266.18</text:p>
              </table:table-cell>
              <table:table-cell office:value-type="float" office:value="270.155779775657">
                <text:p>270.155779775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.333333333333">
                <text:p>262.333333333333</text:p>
              </table:table-cell>
              <table:table-cell office:value-type="float" office:value="237.06">
                <text:p>237.06</text:p>
              </table:table-cell>
              <table:table-cell office:value-type="float" office:value="237.539708230353">
                <text:p>237.539708230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203.72">
                <text:p>203.72</text:p>
              </table:table-cell>
              <table:table-cell office:value-type="float" office:value="200.018472791399">
                <text:p>200.01847279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133.78">
                <text:p>133.78</text:p>
              </table:table-cell>
              <table:table-cell office:value-type="float" office:value="130.877611753806">
                <text:p>130.877611753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78.1">
                <text:p>78.1</text:p>
              </table:table-cell>
              <table:table-cell office:value-type="float" office:value="75.7395306105137">
                <text:p>75.7395306105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66.36">
                <text:p>66.36</text:p>
              </table:table-cell>
              <table:table-cell office:value-type="float" office:value="66.3111565503223">
                <text:p>66.31115655032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1cm" svg:height="4.825cm" xlink:href=".." xlink:type="simple" chart:class="chart:line" chart:style-name="ch1">
        <chart:legend chart:legend-position="end" svg:x="6.185cm" svg:y="1.615cm" style:legend-expansion="high" chart:style-name="ch2"/>
        <chart:plot-area chart:style-name="ch3" table:cell-range-address="'pvoutput.org'.C105:'pvoutput.org'.C117 'pvoutput.org'.E105:'pvoutput.org'.F117" chart:data-source-has-labels="row" svg:x="0.196cm" svg:y="0.096cm" svg:width="5.793cm" svg:height="4.633cm">
          <chartooo:coordinate-region svg:x="1.479cm" svg:y="0.296cm" svg:width="4.323cm" svg:height="3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106:'pvoutput.org'.C117" chart:label-cell-address="'pvoutput.org'.C105:'pvoutput.org'.C105" chart:class="chart:line">
            <chart:data-point chart:repeated="12"/>
          </chart:series>
          <chart:series chart:style-name="ch8" chart:values-cell-range-address="'pvoutput.org'.E106:'pvoutput.org'.E117" chart:label-cell-address="'pvoutput.org'.E105:'pvoutput.org'.E105" chart:class="chart:line">
            <chart:data-point chart:repeated="12"/>
          </chart:series>
          <chart:series chart:style-name="ch9" chart:values-cell-range-address="'pvoutput.org'.F106:'pvoutput.org'.F117" chart:label-cell-address="'pvoutput.org'.F105:'pvoutput.org'.F10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05:'pvoutput.org'.C105</svg:desc>
                </draw:g>
              </table:table-cell>
              <table:table-cell office:value-type="string">
                <text:p>pvgis API kWh</text:p>
                <draw:g>
                  <svg:desc>'pvoutput.org'.E105:'pvoutput.org'.E105</svg:desc>
                </draw:g>
              </table:table-cell>
              <table:table-cell office:value-type="string">
                <text:p>PVMAPS kWh</text:p>
                <draw:g>
                  <svg:desc>'pvoutput.org'.F105:'pvoutput.org'.F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  <draw:g>
                  <svg:desc>'pvoutput.org'.C106:'pvoutput.org'.C117</svg:desc>
                </draw:g>
              </table:table-cell>
              <table:table-cell office:value-type="float" office:value="71.47">
                <text:p>71.47</text:p>
                <draw:g>
                  <svg:desc>'pvoutput.org'.E106:'pvoutput.org'.E117</svg:desc>
                </draw:g>
              </table:table-cell>
              <table:table-cell office:value-type="float" office:value="69.3360547693252">
                <text:p>69.3360547693252</text:p>
                <draw:g>
                  <svg:desc>'pvoutput.org'.F106:'pvoutput.org'.F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105.58">
                <text:p>105.58</text:p>
              </table:table-cell>
              <table:table-cell office:value-type="float" office:value="99.6930491199988">
                <text:p>99.693049119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200.32">
                <text:p>200.32</text:p>
              </table:table-cell>
              <table:table-cell office:value-type="float" office:value="187.221364719779">
                <text:p>187.221364719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281.43">
                <text:p>281.43</text:p>
              </table:table-cell>
              <table:table-cell office:value-type="float" office:value="258.632414119982">
                <text:p>258.632414119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302.81">
                <text:p>302.81</text:p>
              </table:table-cell>
              <table:table-cell office:value-type="float" office:value="267.982013565126">
                <text:p>267.982013565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.333333333333">
                <text:p>344.333333333333</text:p>
              </table:table-cell>
              <table:table-cell office:value-type="float" office:value="319.13">
                <text:p>319.13</text:p>
              </table:table-cell>
              <table:table-cell office:value-type="float" office:value="290.361515369975">
                <text:p>290.361515369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322.22">
                <text:p>322.22</text:p>
              </table:table-cell>
              <table:table-cell office:value-type="float" office:value="289.632195522208">
                <text:p>289.632195522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277.54">
                <text:p>277.54</text:p>
              </table:table-cell>
              <table:table-cell office:value-type="float" office:value="252.504245025386">
                <text:p>252.504245025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224.9">
                <text:p>224.9</text:p>
              </table:table-cell>
              <table:table-cell office:value-type="float" office:value="210.077170237674">
                <text:p>210.077170237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42.77">
                <text:p>142.77</text:p>
              </table:table-cell>
              <table:table-cell office:value-type="float" office:value="137.160403228769">
                <text:p>137.16040322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82.2">
                <text:p>82.2</text:p>
              </table:table-cell>
              <table:table-cell office:value-type="float" office:value="78.5931056278176">
                <text:p>78.5931056278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68.32">
                <text:p>68.32</text:p>
              </table:table-cell>
              <table:table-cell office:value-type="float" office:value="68.4542412899527">
                <text:p>68.45424128995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57cm" svg:height="4.734cm" xlink:href=".." xlink:type="simple" chart:class="chart:line" chart:style-name="ch1">
        <chart:legend chart:legend-position="end" svg:x="5.811cm" svg:y="1.57cm" style:legend-expansion="high" chart:style-name="ch2"/>
        <chart:plot-area chart:style-name="ch3" table:cell-range-address="'pvoutput.org'.C1:'pvoutput.org'.C13 'pvoutput.org'.E1:'pvoutput.org'.F13" chart:data-source-has-labels="row" svg:x="0.189cm" svg:y="0.094cm" svg:width="5.433cm" svg:height="4.546cm">
          <chartooo:coordinate-region svg:x="1.472cm" svg:y="0.294cm" svg:width="3.963cm" svg:height="3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2:'pvoutput.org'.C13" chart:label-cell-address="'pvoutput.org'.C1:'pvoutput.org'.C1" chart:class="chart:line">
            <chart:data-point chart:repeated="12"/>
          </chart:series>
          <chart:series chart:style-name="ch8" chart:values-cell-range-address="'pvoutput.org'.F2:'pvoutput.org'.F13" chart:label-cell-address="'pvoutput.org'.F1:'pvoutput.org'.F1" chart:class="chart:line">
            <chart:data-point chart:repeated="12"/>
          </chart:series>
          <chart:series chart:style-name="ch9" chart:values-cell-range-address="'pvoutput.org'.E2:'pvoutput.org'.E13" chart:label-cell-address="'pvoutput.org'.E1:'pvoutput.org'.E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:'pvoutput.org'.C1</svg:desc>
                </draw:g>
              </table:table-cell>
              <table:table-cell office:value-type="string">
                <text:p>PVMAPS kWh</text:p>
                <draw:g>
                  <svg:desc>'pvoutput.org'.F1:'pvoutput.org'.F1</svg:desc>
                </draw:g>
              </table:table-cell>
              <table:table-cell office:value-type="string">
                <text:p>pvgis API kWh</text:p>
                <draw:g>
                  <svg:desc>'pvoutput.org'.E1:'pvoutput.org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'pvoutput.org'.C2:'pvoutput.org'.C13</svg:desc>
                </draw:g>
              </table:table-cell>
              <table:table-cell office:value-type="float" office:value="45.6804899431517">
                <text:p>45.6804899431517</text:p>
                <draw:g>
                  <svg:desc>'pvoutput.org'.F2:'pvoutput.org'.F13</svg:desc>
                </draw:g>
              </table:table-cell>
              <table:table-cell office:value-type="float" office:value="15.33">
                <text:p>15.33</text:p>
                <draw:g>
                  <svg:desc>'pvoutput.org'.E2:'pvoutput.org'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67.1674227084479">
                <text:p>67.1674227084479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">
                <text:p>124</text:p>
              </table:table-cell>
              <table:table-cell office:value-type="float" office:value="124.057449253692">
                <text:p>124.057449253692</text:p>
              </table:table-cell>
              <table:table-cell office:value-type="float" office:value="94.77">
                <text:p>94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">
                <text:p>177</text:p>
              </table:table-cell>
              <table:table-cell office:value-type="float" office:value="182.192319848398">
                <text:p>182.192319848398</text:p>
              </table:table-cell>
              <table:table-cell office:value-type="float" office:value="152.19">
                <text:p>15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197.345656617218">
                <text:p>197.345656617218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215.588190690265">
                <text:p>215.588190690265</text:p>
              </table:table-cell>
              <table:table-cell office:value-type="float" office:value="188.53">
                <text:p>188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196.952589642654">
                <text:p>196.952589642654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183.498127806548">
                <text:p>183.498127806548</text:p>
              </table:table-cell>
              <table:table-cell office:value-type="float" office:value="155.66">
                <text:p>155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141.195607011739">
                <text:p>141.195607011739</text:p>
              </table:table-cell>
              <table:table-cell office:value-type="float" office:value="109.84">
                <text:p>109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86.5946981026423">
                <text:p>86.5946981026423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51.0067691790606">
                <text:p>51.0067691790606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6.3724833900912">
                <text:p>36.3724833900912</text:p>
              </table:table-cell>
              <table:table-cell office:value-type="float" office:value="12.19">
                <text:p>12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4cm" svg:height="4.867cm" xlink:href=".." xlink:type="simple" chart:class="chart:line" chart:style-name="ch1">
        <chart:legend chart:legend-position="end" svg:x="6.248cm" svg:y="1.636cm" style:legend-expansion="high" chart:style-name="ch2"/>
        <chart:plot-area chart:style-name="ch3" table:cell-range-address="'pvoutput.org'.C14:'pvoutput.org'.C26 'pvoutput.org'.E14:'pvoutput.org'.F26" chart:data-source-has-labels="row" svg:x="0.197cm" svg:y="0.097cm" svg:width="5.854cm" svg:height="4.673cm">
          <chartooo:coordinate-region svg:x="1.48cm" svg:y="0.296cm" svg:width="4.384cm" svg:height="3.8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15:'pvoutput.org'.C26" chart:label-cell-address="'pvoutput.org'.C14:'pvoutput.org'.C14" chart:class="chart:line">
            <chart:data-point chart:repeated="12"/>
          </chart:series>
          <chart:series chart:style-name="ch8" chart:values-cell-range-address="'pvoutput.org'.E15:'pvoutput.org'.E26" chart:label-cell-address="'pvoutput.org'.E14:'pvoutput.org'.E14" chart:class="chart:line">
            <chart:data-point chart:repeated="12"/>
          </chart:series>
          <chart:series chart:style-name="ch9" chart:values-cell-range-address="'pvoutput.org'.F15:'pvoutput.org'.F26" chart:label-cell-address="'pvoutput.org'.F14:'pvoutput.org'.F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4:'pvoutput.org'.C14</svg:desc>
                </draw:g>
              </table:table-cell>
              <table:table-cell office:value-type="string">
                <text:p>pvgis API kWh</text:p>
                <draw:g>
                  <svg:desc>'pvoutput.org'.E14:'pvoutput.org'.E14</svg:desc>
                </draw:g>
              </table:table-cell>
              <table:table-cell office:value-type="string">
                <text:p>PVMAPS kWh</text:p>
                <draw:g>
                  <svg:desc>'pvoutput.org'.F14:'pvoutput.org'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'pvoutput.org'.C15:'pvoutput.org'.C26</svg:desc>
                </draw:g>
              </table:table-cell>
              <table:table-cell office:value-type="float" office:value="65.37">
                <text:p>65.37</text:p>
                <draw:g>
                  <svg:desc>'pvoutput.org'.E15:'pvoutput.org'.E26</svg:desc>
                </draw:g>
              </table:table-cell>
              <table:table-cell office:value-type="float" office:value="81.6322436492223">
                <text:p>81.6322436492223</text:p>
                <draw:g>
                  <svg:desc>'pvoutput.org'.F15:'pvoutput.org'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116.23">
                <text:p>116.23</text:p>
              </table:table-cell>
              <table:table-cell office:value-type="float" office:value="137.34856218554">
                <text:p>137.3485621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244.54">
                <text:p>244.54</text:p>
              </table:table-cell>
              <table:table-cell office:value-type="float" office:value="279.244907942592">
                <text:p>279.244907942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">
                <text:p>392</text:p>
              </table:table-cell>
              <table:table-cell office:value-type="float" office:value="357.44">
                <text:p>357.44</text:p>
              </table:table-cell>
              <table:table-cell office:value-type="float" office:value="405.13484717179">
                <text:p>405.13484717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">
                <text:p>556</text:p>
              </table:table-cell>
              <table:table-cell office:value-type="float" office:value="412.58">
                <text:p>412.58</text:p>
              </table:table-cell>
              <table:table-cell office:value-type="float" office:value="465.674752866247">
                <text:p>465.674752866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">
                <text:p>498</text:p>
              </table:table-cell>
              <table:table-cell office:value-type="float" office:value="428.06">
                <text:p>428.06</text:p>
              </table:table-cell>
              <table:table-cell office:value-type="float" office:value="493.256449323855">
                <text:p>493.25644932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">
                <text:p>526</text:p>
              </table:table-cell>
              <table:table-cell office:value-type="float" office:value="418.57">
                <text:p>418.57</text:p>
              </table:table-cell>
              <table:table-cell office:value-type="float" office:value="475.680627595257">
                <text:p>475.680627595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1">
                <text:p>411</text:p>
              </table:table-cell>
              <table:table-cell office:value-type="float" office:value="355.84">
                <text:p>355.84</text:p>
              </table:table-cell>
              <table:table-cell office:value-type="float" office:value="392.409120626797">
                <text:p>392.409120626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">
                <text:p>307</text:p>
              </table:table-cell>
              <table:table-cell office:value-type="float" office:value="268.54">
                <text:p>268.54</text:p>
              </table:table-cell>
              <table:table-cell office:value-type="float" office:value="308.307767347303">
                <text:p>308.307767347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57.42">
                <text:p>157.42</text:p>
              </table:table-cell>
              <table:table-cell office:value-type="float" office:value="180.250092883897">
                <text:p>180.250092883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82.43">
                <text:p>82.43</text:p>
              </table:table-cell>
              <table:table-cell office:value-type="float" office:value="97.04901325136">
                <text:p>97.04901325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54.28">
                <text:p>54.28</text:p>
              </table:table-cell>
              <table:table-cell office:value-type="float" office:value="65.1611703562701">
                <text:p>65.16117035627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6cm" svg:height="4.825cm" xlink:href=".." xlink:type="simple" chart:class="chart:line" chart:style-name="ch1">
        <chart:legend chart:legend-position="end" svg:x="6.22cm" svg:y="1.615cm" style:legend-expansion="high" chart:style-name="ch2"/>
        <chart:plot-area chart:style-name="ch3" table:cell-range-address="'pvoutput.org'.C27:'pvoutput.org'.C39 'pvoutput.org'.E27:'pvoutput.org'.F39" chart:data-source-has-labels="row" svg:x="0.197cm" svg:y="0.096cm" svg:width="5.826cm" svg:height="4.633cm">
          <chartooo:coordinate-region svg:x="1.48cm" svg:y="0.296cm" svg:width="4.356cm" svg:height="3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28:'pvoutput.org'.C39" chart:label-cell-address="'pvoutput.org'.C27:'pvoutput.org'.C27" chart:class="chart:line">
            <chart:data-point chart:repeated="12"/>
          </chart:series>
          <chart:series chart:style-name="ch8" chart:values-cell-range-address="'pvoutput.org'.E28:'pvoutput.org'.E39" chart:label-cell-address="'pvoutput.org'.E27:'pvoutput.org'.E27" chart:class="chart:line">
            <chart:data-point chart:repeated="12"/>
          </chart:series>
          <chart:series chart:style-name="ch9" chart:values-cell-range-address="'pvoutput.org'.F28:'pvoutput.org'.F39" chart:label-cell-address="'pvoutput.org'.F27:'pvoutput.org'.F2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27:'pvoutput.org'.C27</svg:desc>
                </draw:g>
              </table:table-cell>
              <table:table-cell office:value-type="string">
                <text:p>pvgis API kWh</text:p>
                <draw:g>
                  <svg:desc>'pvoutput.org'.E27:'pvoutput.org'.E27</svg:desc>
                </draw:g>
              </table:table-cell>
              <table:table-cell office:value-type="string">
                <text:p>PVMAPS kWh</text:p>
                <draw:g>
                  <svg:desc>'pvoutput.org'.F27:'pvoutput.org'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333333333333">
                <text:p>53.3333333333333</text:p>
                <draw:g>
                  <svg:desc>'pvoutput.org'.C28:'pvoutput.org'.C39</svg:desc>
                </draw:g>
              </table:table-cell>
              <table:table-cell office:value-type="float" office:value="48.11">
                <text:p>48.11</text:p>
                <draw:g>
                  <svg:desc>'pvoutput.org'.E28:'pvoutput.org'.E39</svg:desc>
                </draw:g>
              </table:table-cell>
              <table:table-cell office:value-type="float" office:value="62.5374630873748">
                <text:p>62.5374630873748</text:p>
                <draw:g>
                  <svg:desc>'pvoutput.org'.F28:'pvoutput.org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111.16">
                <text:p>111.16</text:p>
              </table:table-cell>
              <table:table-cell office:value-type="float" office:value="117.644915332763">
                <text:p>117.644915332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">
                <text:p>224</text:p>
              </table:table-cell>
              <table:table-cell office:value-type="float" office:value="239.87">
                <text:p>239.87</text:p>
              </table:table-cell>
              <table:table-cell office:value-type="float" office:value="253.889693929083">
                <text:p>253.889693929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  <table:table-cell office:value-type="float" office:value="359.19">
                <text:p>359.19</text:p>
              </table:table-cell>
              <table:table-cell office:value-type="float" office:value="359.487977981864">
                <text:p>359.487977981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3.666666666667">
                <text:p>523.666666666667</text:p>
              </table:table-cell>
              <table:table-cell office:value-type="float" office:value="407.16">
                <text:p>407.16</text:p>
              </table:table-cell>
              <table:table-cell office:value-type="float" office:value="403.762216977302">
                <text:p>403.762216977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21.46">
                <text:p>421.46</text:p>
              </table:table-cell>
              <table:table-cell office:value-type="float" office:value="420.20906683456">
                <text:p>420.20906683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">
                <text:p>421</text:p>
              </table:table-cell>
              <table:table-cell office:value-type="float" office:value="416.84">
                <text:p>416.84</text:p>
              </table:table-cell>
              <table:table-cell office:value-type="float" office:value="415.860441212175">
                <text:p>415.860441212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.333333333333">
                <text:p>351.333333333333</text:p>
              </table:table-cell>
              <table:table-cell office:value-type="float" office:value="352.65">
                <text:p>352.65</text:p>
              </table:table-cell>
              <table:table-cell office:value-type="float" office:value="344.502223034339">
                <text:p>344.502223034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.333333333333">
                <text:p>285.333333333333</text:p>
              </table:table-cell>
              <table:table-cell office:value-type="float" office:value="260.81">
                <text:p>260.81</text:p>
              </table:table-cell>
              <table:table-cell office:value-type="float" office:value="262.627326749533">
                <text:p>262.627326749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151.74">
                <text:p>151.74</text:p>
              </table:table-cell>
              <table:table-cell office:value-type="float" office:value="159.324913820476">
                <text:p>159.324913820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">
                <text:p>65.5</text:p>
              </table:table-cell>
              <table:table-cell office:value-type="float" office:value="74.68">
                <text:p>74.68</text:p>
              </table:table-cell>
              <table:table-cell office:value-type="float" office:value="91.3645146885618">
                <text:p>91.3645146885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38.95">
                <text:p>38.95</text:p>
              </table:table-cell>
              <table:table-cell office:value-type="float" office:value="55.3808710467397">
                <text:p>55.3808710467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8cm" svg:height="4.772cm" xlink:href=".." xlink:type="simple" chart:class="chart:line" chart:style-name="ch1">
        <chart:legend chart:legend-position="end" svg:x="6.302cm" svg:y="1.589cm" style:legend-expansion="high" chart:style-name="ch2"/>
        <chart:plot-area chart:style-name="ch3" table:cell-range-address="'pvoutput.org'.C40:'pvoutput.org'.C52 'pvoutput.org'.E40:'pvoutput.org'.F52" chart:data-source-has-labels="row" svg:x="0.198cm" svg:y="0.095cm" svg:width="5.906cm" svg:height="4.582cm">
          <chartooo:coordinate-region svg:x="1.481cm" svg:y="0.294cm" svg:width="4.436cm" svg:height="3.7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41:'pvoutput.org'.C52" chart:label-cell-address="'pvoutput.org'.C40:'pvoutput.org'.C40" chart:class="chart:line">
            <chart:data-point chart:repeated="12"/>
          </chart:series>
          <chart:series chart:style-name="ch8" chart:values-cell-range-address="'pvoutput.org'.E41:'pvoutput.org'.E52" chart:label-cell-address="'pvoutput.org'.E40:'pvoutput.org'.E40" chart:class="chart:line">
            <chart:data-point chart:repeated="12"/>
          </chart:series>
          <chart:series chart:style-name="ch9" chart:values-cell-range-address="'pvoutput.org'.F41:'pvoutput.org'.F52" chart:label-cell-address="'pvoutput.org'.F40:'pvoutput.org'.F4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40:'pvoutput.org'.C40</svg:desc>
                </draw:g>
              </table:table-cell>
              <table:table-cell office:value-type="string">
                <text:p>pvgis API kWh</text:p>
                <draw:g>
                  <svg:desc>'pvoutput.org'.E40:'pvoutput.org'.E40</svg:desc>
                </draw:g>
              </table:table-cell>
              <table:table-cell office:value-type="string">
                <text:p>PVMAPS kWh</text:p>
                <draw:g>
                  <svg:desc>'pvoutput.org'.F40:'pvoutput.org'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5">
                <text:p>53.75</text:p>
                <draw:g>
                  <svg:desc>'pvoutput.org'.C41:'pvoutput.org'.C52</svg:desc>
                </draw:g>
              </table:table-cell>
              <table:table-cell office:value-type="float" office:value="68.31">
                <text:p>68.31</text:p>
                <draw:g>
                  <svg:desc>'pvoutput.org'.E41:'pvoutput.org'.E52</svg:desc>
                </draw:g>
              </table:table-cell>
              <table:table-cell office:value-type="float" office:value="61.5399426126753">
                <text:p>61.5399426126753</text:p>
                <draw:g>
                  <svg:desc>'pvoutput.org'.F41:'pvoutput.org'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14.65">
                <text:p>114.65</text:p>
              </table:table-cell>
              <table:table-cell office:value-type="float" office:value="100.007918301295">
                <text:p>100.00791830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.25">
                <text:p>194.25</text:p>
              </table:table-cell>
              <table:table-cell office:value-type="float" office:value="238.62">
                <text:p>238.62</text:p>
              </table:table-cell>
              <table:table-cell office:value-type="float" office:value="227.182780563117">
                <text:p>227.182780563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59.54">
                <text:p>359.54</text:p>
              </table:table-cell>
              <table:table-cell office:value-type="float" office:value="350.393108163356">
                <text:p>350.393108163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">
                <text:p>391</text:p>
              </table:table-cell>
              <table:table-cell office:value-type="float" office:value="408.94">
                <text:p>408.94</text:p>
              </table:table-cell>
              <table:table-cell office:value-type="float" office:value="412.441573019361">
                <text:p>412.441573019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.5">
                <text:p>391.5</text:p>
              </table:table-cell>
              <table:table-cell office:value-type="float" office:value="437.45">
                <text:p>437.45</text:p>
              </table:table-cell>
              <table:table-cell office:value-type="float" office:value="459.11218822874">
                <text:p>459.1121882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.75">
                <text:p>342.75</text:p>
              </table:table-cell>
              <table:table-cell office:value-type="float" office:value="446.18">
                <text:p>446.18</text:p>
              </table:table-cell>
              <table:table-cell office:value-type="float" office:value="450.806293905511">
                <text:p>450.806293905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364.84">
                <text:p>364.84</text:p>
              </table:table-cell>
              <table:table-cell office:value-type="float" office:value="359.194501154274">
                <text:p>359.194501154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277.59">
                <text:p>277.59</text:p>
              </table:table-cell>
              <table:table-cell office:value-type="float" office:value="265.629146102443">
                <text:p>265.629146102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5">
                <text:p>154.5</text:p>
              </table:table-cell>
              <table:table-cell office:value-type="float" office:value="165.51001">
                <text:p>165.51001</text:p>
              </table:table-cell>
              <table:table-cell office:value-type="float" office:value="148.967367420268">
                <text:p>148.967367420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88.84">
                <text:p>88.84</text:p>
              </table:table-cell>
              <table:table-cell office:value-type="float" office:value="76.2352187071814">
                <text:p>76.2352187071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60.92">
                <text:p>60.92</text:p>
              </table:table-cell>
              <table:table-cell office:value-type="float" office:value="52.2186423924138">
                <text:p>52.21864239241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8cm" svg:height="4.824cm" xlink:href=".." xlink:type="simple" chart:class="chart:line" chart:style-name="ch1">
        <chart:legend chart:legend-position="end" svg:x="6.212cm" svg:y="1.615cm" style:legend-expansion="high" chart:style-name="ch2"/>
        <chart:plot-area chart:style-name="ch3" table:cell-range-address="'pvoutput.org'.C53:'pvoutput.org'.C65 'pvoutput.org'.E53:'pvoutput.org'.F65" chart:data-source-has-labels="row" svg:x="0.197cm" svg:y="0.096cm" svg:width="5.818cm" svg:height="4.632cm">
          <chartooo:coordinate-region svg:x="1.48cm" svg:y="0.296cm" svg:width="4.348cm" svg:height="3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54:'pvoutput.org'.C65" chart:label-cell-address="'pvoutput.org'.C53:'pvoutput.org'.C53" chart:class="chart:line">
            <chart:data-point chart:repeated="12"/>
          </chart:series>
          <chart:series chart:style-name="ch8" chart:values-cell-range-address="'pvoutput.org'.E54:'pvoutput.org'.E65" chart:label-cell-address="'pvoutput.org'.E53:'pvoutput.org'.E53" chart:class="chart:line">
            <chart:data-point chart:repeated="12"/>
          </chart:series>
          <chart:series chart:style-name="ch9" chart:values-cell-range-address="'pvoutput.org'.F54:'pvoutput.org'.F65" chart:label-cell-address="'pvoutput.org'.F53:'pvoutput.org'.F5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53:'pvoutput.org'.C53</svg:desc>
                </draw:g>
              </table:table-cell>
              <table:table-cell office:value-type="string">
                <text:p>pvgis API kWh</text:p>
                <draw:g>
                  <svg:desc>'pvoutput.org'.E53:'pvoutput.org'.E53</svg:desc>
                </draw:g>
              </table:table-cell>
              <table:table-cell office:value-type="string">
                <text:p>PVMAPS kWh</text:p>
                <draw:g>
                  <svg:desc>'pvoutput.org'.F53:'pvoutput.org'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18275">
                <text:p>59.18275</text:p>
                <draw:g>
                  <svg:desc>'pvoutput.org'.C54:'pvoutput.org'.C65</svg:desc>
                </draw:g>
              </table:table-cell>
              <table:table-cell office:value-type="float" office:value="129.07">
                <text:p>129.07</text:p>
                <draw:g>
                  <svg:desc>'pvoutput.org'.E54:'pvoutput.org'.E65</svg:desc>
                </draw:g>
              </table:table-cell>
              <table:table-cell office:value-type="float" office:value="93.2843134683265">
                <text:p>93.2843134683265</text:p>
                <draw:g>
                  <svg:desc>'pvoutput.org'.F54:'pvoutput.org'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90275">
                <text:p>110.90275</text:p>
              </table:table-cell>
              <table:table-cell office:value-type="float" office:value="176.18">
                <text:p>176.18</text:p>
              </table:table-cell>
              <table:table-cell office:value-type="float" office:value="135.82824579434">
                <text:p>135.82824579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.721">
                <text:p>225.721</text:p>
              </table:table-cell>
              <table:table-cell office:value-type="float" office:value="330.74">
                <text:p>330.74</text:p>
              </table:table-cell>
              <table:table-cell office:value-type="float" office:value="286.936040850368">
                <text:p>286.936040850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3.011333333333">
                <text:p>373.011333333333</text:p>
              </table:table-cell>
              <table:table-cell office:value-type="float" office:value="447.39">
                <text:p>447.39</text:p>
              </table:table-cell>
              <table:table-cell office:value-type="float" office:value="410.393139985434">
                <text:p>410.393139985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.8485">
                <text:p>427.8485</text:p>
              </table:table-cell>
              <table:table-cell office:value-type="float" office:value="472.3">
                <text:p>472.3</text:p>
              </table:table-cell>
              <table:table-cell office:value-type="float" office:value="464.72321145299">
                <text:p>464.72321145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.843666666667">
                <text:p>492.843666666667</text:p>
              </table:table-cell>
              <table:table-cell office:value-type="float" office:value="504.32">
                <text:p>504.32</text:p>
              </table:table-cell>
              <table:table-cell office:value-type="float" office:value="523.412230145425">
                <text:p>523.412230145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.175">
                <text:p>498.175</text:p>
              </table:table-cell>
              <table:table-cell office:value-type="float" office:value="501.31">
                <text:p>501.31</text:p>
              </table:table-cell>
              <table:table-cell office:value-type="float" office:value="501.608342456809">
                <text:p>501.608342456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.034666666667">
                <text:p>382.034666666667</text:p>
              </table:table-cell>
              <table:table-cell office:value-type="float" office:value="430.63">
                <text:p>430.63</text:p>
              </table:table-cell>
              <table:table-cell office:value-type="float" office:value="415.37824659104">
                <text:p>415.37824659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.62775">
                <text:p>243.62775</text:p>
              </table:table-cell>
              <table:table-cell office:value-type="float" office:value="357.16998">
                <text:p>357.16998</text:p>
              </table:table-cell>
              <table:table-cell office:value-type="float" office:value="321.779090318343">
                <text:p>321.779090318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921333333333">
                <text:p>142.921333333333</text:p>
              </table:table-cell>
              <table:table-cell office:value-type="float" office:value="231.64001">
                <text:p>231.64001</text:p>
              </table:table-cell>
              <table:table-cell office:value-type="float" office:value="188.305526265886">
                <text:p>188.305526265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.7905">
                <text:p>69.7905</text:p>
              </table:table-cell>
              <table:table-cell office:value-type="float" office:value="148.70999">
                <text:p>148.70999</text:p>
              </table:table-cell>
              <table:table-cell office:value-type="float" office:value="108.474495261023">
                <text:p>108.474495261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615">
                <text:p>50.1615</text:p>
              </table:table-cell>
              <table:table-cell office:value-type="float" office:value="113.71001">
                <text:p>113.71001</text:p>
              </table:table-cell>
              <table:table-cell office:value-type="float" office:value="80.336203258404">
                <text:p>80.3362032584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04cm" svg:height="4.851cm" xlink:href=".." xlink:type="simple" chart:class="chart:line" chart:style-name="ch1">
        <chart:legend chart:legend-position="end" svg:x="6.158cm" svg:y="1.628cm" style:legend-expansion="high" chart:style-name="ch2"/>
        <chart:plot-area chart:style-name="ch3" table:cell-range-address="'pvoutput.org'.C66:'pvoutput.org'.C78 'pvoutput.org'.E66:'pvoutput.org'.F78" chart:data-source-has-labels="row" svg:x="0.196cm" svg:y="0.097cm" svg:width="5.766cm" svg:height="4.657cm">
          <chartooo:coordinate-region svg:x="1.294cm" svg:y="0.297cm" svg:width="4.296cm" svg:height="3.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voutput.org'.C67:'pvoutput.org'.C78" chart:label-cell-address="'pvoutput.org'.C66:'pvoutput.org'.C66" chart:class="chart:line">
            <chart:data-point chart:repeated="12"/>
          </chart:series>
          <chart:series chart:style-name="ch8" chart:values-cell-range-address="'pvoutput.org'.E67:'pvoutput.org'.E78" chart:label-cell-address="'pvoutput.org'.E66:'pvoutput.org'.E66" chart:class="chart:line">
            <chart:data-point chart:repeated="12"/>
          </chart:series>
          <chart:series chart:style-name="ch9" chart:values-cell-range-address="'pvoutput.org'.F67:'pvoutput.org'.F78" chart:label-cell-address="'pvoutput.org'.F66:'pvoutput.org'.F6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66:'pvoutput.org'.C66</svg:desc>
                </draw:g>
              </table:table-cell>
              <table:table-cell office:value-type="string">
                <text:p>pvgis API kWh</text:p>
                <draw:g>
                  <svg:desc>'pvoutput.org'.E66:'pvoutput.org'.E66</svg:desc>
                </draw:g>
              </table:table-cell>
              <table:table-cell office:value-type="string">
                <text:p>PVMAPS kWh</text:p>
                <draw:g>
                  <svg:desc>'pvoutput.org'.F66:'pvoutput.org'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93">
                <text:p>27.993</text:p>
                <draw:g>
                  <svg:desc>'pvoutput.org'.C67:'pvoutput.org'.C78</svg:desc>
                </draw:g>
              </table:table-cell>
              <table:table-cell office:value-type="float" office:value="46.92">
                <text:p>46.92</text:p>
                <draw:g>
                  <svg:desc>'pvoutput.org'.E67:'pvoutput.org'.E78</svg:desc>
                </draw:g>
              </table:table-cell>
              <table:table-cell office:value-type="float" office:value="33.3564724720073">
                <text:p>33.3564724720073</text:p>
                <draw:g>
                  <svg:desc>'pvoutput.org'.F67:'pvoutput.org'.F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483">
                <text:p>38.483</text:p>
              </table:table-cell>
              <table:table-cell office:value-type="float" office:value="64.05">
                <text:p>64.05</text:p>
              </table:table-cell>
              <table:table-cell office:value-type="float" office:value="47.5198583315745">
                <text:p>47.5198583315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977">
                <text:p>91.977</text:p>
              </table:table-cell>
              <table:table-cell office:value-type="float" office:value="116.88">
                <text:p>116.88</text:p>
              </table:table-cell>
              <table:table-cell office:value-type="float" office:value="97.1453809221888">
                <text:p>97.1453809221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.99">
                <text:p>153.99</text:p>
              </table:table-cell>
              <table:table-cell office:value-type="float" office:value="159.38">
                <text:p>159.38</text:p>
              </table:table-cell>
              <table:table-cell office:value-type="float" office:value="138.56334887295">
                <text:p>138.5633488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.999">
                <text:p>189.999</text:p>
              </table:table-cell>
              <table:table-cell office:value-type="float" office:value="167.09">
                <text:p>167.09</text:p>
              </table:table-cell>
              <table:table-cell office:value-type="float" office:value="151.546930203019">
                <text:p>151.546930203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177.03">
                <text:p>177.03</text:p>
              </table:table-cell>
              <table:table-cell office:value-type="float" office:value="168.052456243005">
                <text:p>168.05245624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3365">
                <text:p>151.3365</text:p>
              </table:table-cell>
              <table:table-cell office:value-type="float" office:value="180.06">
                <text:p>180.06</text:p>
              </table:table-cell>
              <table:table-cell office:value-type="float" office:value="165.607654412735">
                <text:p>165.607654412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985">
                <text:p>121.985</text:p>
              </table:table-cell>
              <table:table-cell office:value-type="float" office:value="152.9">
                <text:p>152.9</text:p>
              </table:table-cell>
              <table:table-cell office:value-type="float" office:value="136.192157952781">
                <text:p>136.192157952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88">
                <text:p>110.88</text:p>
              </table:table-cell>
              <table:table-cell office:value-type="float" office:value="128.07">
                <text:p>128.07</text:p>
              </table:table-cell>
              <table:table-cell office:value-type="float" office:value="109.830080610789">
                <text:p>109.830080610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6405">
                <text:p>60.6405</text:p>
              </table:table-cell>
              <table:table-cell office:value-type="float" office:value="85.9">
                <text:p>85.9</text:p>
              </table:table-cell>
              <table:table-cell office:value-type="float" office:value="67.3342654146748">
                <text:p>67.3342654146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915">
                <text:p>33.915</text:p>
              </table:table-cell>
              <table:table-cell office:value-type="float" office:value="56.39">
                <text:p>56.39</text:p>
              </table:table-cell>
              <table:table-cell office:value-type="float" office:value="40.1737142450904">
                <text:p>40.1737142450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277">
                <text:p>39.277</text:p>
              </table:table-cell>
              <table:table-cell office:value-type="float" office:value="44.66">
                <text:p>44.66</text:p>
              </table:table-cell>
              <table:table-cell office:value-type="float" office:value="30.6622232902011">
                <text:p>30.66222329020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